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1.021cm"/>
    </style:style>
    <style:style style:name="co5" style:family="table-column">
      <style:table-column-properties fo:break-before="auto" style:column-width="3.97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"/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ake_2004" table:style-name="ta1">
        <table:shapes>
          <draw:frame draw:z-index="0" draw:style-name="gr1" draw:text-style-name="P1" svg:width="15.999cm" svg:height="8.999cm" svg:x="13.457cm" svg:y="40.653cm">
            <draw:object draw:notify-on-update-of-ranges="quake_2004.K72:quake_2004.K76 quake_2004.L71:quake_2004.L71 quake_2004.L72:quake_2004.L76 quake_2004.M71:quake_2004.M71 quake_2004.M72:quake_2004.M76 quake_2004.N71:quake_2004.N71 quake_2004.N72:quake_2004.N76 quake_2004.O71:quake_2004.O71 quake_2004.O72:quake_2004.O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6375" table:default-cell-style-name="ce2"/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ce4" office:value-type="float" office:value="189.307" calcext:value-type="float">
            <text:p>189,307</text:p>
          </table:table-cell>
          <table:table-cell table:style-name="ce4" office:value-type="float" office:value="447.408" calcext:value-type="float">
            <text:p>447,408</text:p>
          </table:table-cell>
          <table:table-cell table:style-name="ce4" office:value-type="float" office:value="180.833" calcext:value-type="float">
            <text:p>180,833</text:p>
          </table:table-cell>
          <table:table-cell table:style-name="ce4" office:value-type="float" office:value="192.61" calcext:value-type="float">
            <text:p>192,61</text:p>
          </table:table-cell>
          <table:table-cell table:style-name="ce4" office:value-type="float" office:value="184.044" calcext:value-type="float">
            <text:p>184,04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67.364" calcext:value-type="float">
            <text:p>167,364</text:p>
          </table:table-cell>
          <table:table-cell table:style-name="ce4" office:value-type="float" office:value="190.082" calcext:value-type="float">
            <text:p>190,082</text:p>
          </table:table-cell>
          <table:table-cell table:style-name="ce4" office:value-type="float" office:value="159.483" calcext:value-type="float">
            <text:p>159,483</text:p>
          </table:table-cell>
          <table:table-cell table:style-name="ce4" office:value-type="float" office:value="160.114" calcext:value-type="float">
            <text:p>160,114</text:p>
          </table:table-cell>
          <table:table-cell table:style-name="ce4" table:formula="of:=162.60309" office:value-type="float" office:value="162.60309" calcext:value-type="float">
            <text:p>162,6030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208.187" calcext:value-type="float">
            <text:p>208,187</text:p>
          </table:table-cell>
          <table:table-cell table:style-name="ce4" office:value-type="float" office:value="327.643" calcext:value-type="float">
            <text:p>327,643</text:p>
          </table:table-cell>
          <table:table-cell table:style-name="ce4" office:value-type="float" office:value="187.649" calcext:value-type="float">
            <text:p>187,649</text:p>
          </table:table-cell>
          <table:table-cell table:style-name="ce4" office:value-type="float" office:value="191.269" calcext:value-type="float">
            <text:p>191,269</text:p>
          </table:table-cell>
          <table:table-cell table:style-name="ce4" table:formula="of:=191.0574" office:value-type="float" office:value="191.0574" calcext:value-type="float">
            <text:p>191,05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93.863" calcext:value-type="float">
            <text:p>193,863</text:p>
          </table:table-cell>
          <table:table-cell table:style-name="ce4" office:value-type="float" office:value="366.055" calcext:value-type="float">
            <text:p>366,055</text:p>
          </table:table-cell>
          <table:table-cell table:style-name="ce4" office:value-type="float" office:value="168.587" calcext:value-type="float">
            <text:p>168,587</text:p>
          </table:table-cell>
          <table:table-cell table:style-name="ce4" office:value-type="float" office:value="172.468" calcext:value-type="float">
            <text:p>172,468</text:p>
          </table:table-cell>
          <table:table-cell table:style-name="ce4" office:value-type="float" office:value="166.734" calcext:value-type="float">
            <text:p>166,73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54.537" calcext:value-type="float">
            <text:p>154,537</text:p>
          </table:table-cell>
          <table:table-cell table:style-name="ce4" office:value-type="float" office:value="160.329" calcext:value-type="float">
            <text:p>160,329</text:p>
          </table:table-cell>
          <table:table-cell table:style-name="ce4" office:value-type="float" office:value="141.797" calcext:value-type="float">
            <text:p>141,797</text:p>
          </table:table-cell>
          <table:table-cell table:style-name="ce4" office:value-type="float" office:value="142.88" calcext:value-type="float">
            <text:p>142,88</text:p>
          </table:table-cell>
          <table:table-cell table:style-name="ce4" table:formula="of:=147.8831" office:value-type="float" office:value="147.8831" calcext:value-type="float">
            <text:p>147,883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76.537" calcext:value-type="float">
            <text:p>176,537</text:p>
          </table:table-cell>
          <table:table-cell table:style-name="ce4" office:value-type="float" office:value="271.864" calcext:value-type="float">
            <text:p>271,864</text:p>
          </table:table-cell>
          <table:table-cell table:style-name="ce4" office:value-type="float" office:value="155.506" calcext:value-type="float">
            <text:p>155,506</text:p>
          </table:table-cell>
          <table:table-cell table:style-name="ce4" office:value-type="float" office:value="157.714" calcext:value-type="float">
            <text:p>157,714</text:p>
          </table:table-cell>
          <table:table-cell table:style-name="ce4" table:formula="of:=154.9159" office:value-type="float" office:value="154.9159" calcext:value-type="float">
            <text:p>154,915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71.733" calcext:value-type="float">
            <text:p>171,733</text:p>
          </table:table-cell>
          <table:table-cell table:style-name="ce4" office:value-type="float" office:value="248.997" calcext:value-type="float">
            <text:p>248,997</text:p>
          </table:table-cell>
          <table:table-cell table:style-name="ce4" office:value-type="float" office:value="163.156" calcext:value-type="float">
            <text:p>163,156</text:p>
          </table:table-cell>
          <table:table-cell table:style-name="ce4" office:value-type="float" office:value="163.151" calcext:value-type="float">
            <text:p>163,151</text:p>
          </table:table-cell>
          <table:table-cell table:style-name="ce4" table:formula="of:=164.8554" office:value-type="float" office:value="164.8554" calcext:value-type="float">
            <text:p>164,855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245.278" calcext:value-type="float">
            <text:p>245,278</text:p>
          </table:table-cell>
          <table:table-cell table:style-name="ce4" office:value-type="float" office:value="385.482" calcext:value-type="float">
            <text:p>385,482</text:p>
          </table:table-cell>
          <table:table-cell table:style-name="ce4" office:value-type="float" office:value="155.791" calcext:value-type="float">
            <text:p>155,791</text:p>
          </table:table-cell>
          <table:table-cell table:style-name="ce4" office:value-type="float" office:value="155.21" calcext:value-type="float">
            <text:p>155,21</text:p>
          </table:table-cell>
          <table:table-cell table:style-name="ce4" table:formula="of:=157.1053" office:value-type="float" office:value="157.1053" calcext:value-type="float">
            <text:p>157,10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76.932" calcext:value-type="float">
            <text:p>176,932</text:p>
          </table:table-cell>
          <table:table-cell table:style-name="ce4" office:value-type="float" office:value="235.759" calcext:value-type="float">
            <text:p>235,759</text:p>
          </table:table-cell>
          <table:table-cell table:style-name="ce4" office:value-type="float" office:value="165.752" calcext:value-type="float">
            <text:p>165,752</text:p>
          </table:table-cell>
          <table:table-cell table:style-name="ce4" office:value-type="float" office:value="168.676" calcext:value-type="float">
            <text:p>168,676</text:p>
          </table:table-cell>
          <table:table-cell table:style-name="ce4" table:formula="of:=169.3848" office:value-type="float" office:value="169.3848" calcext:value-type="float">
            <text:p>169,384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51.713" calcext:value-type="float">
            <text:p>151,713</text:p>
          </table:table-cell>
          <table:table-cell table:style-name="ce4" office:value-type="float" office:value="218.726" calcext:value-type="float">
            <text:p>218,726</text:p>
          </table:table-cell>
          <table:table-cell table:style-name="ce4" office:value-type="float" office:value="144.586" calcext:value-type="float">
            <text:p>144,586</text:p>
          </table:table-cell>
          <table:table-cell table:style-name="ce4" office:value-type="float" office:value="144.581" calcext:value-type="float">
            <text:p>144,581</text:p>
          </table:table-cell>
          <table:table-cell table:style-name="ce4" table:formula="of:=146.6757" office:value-type="float" office:value="146.6757" calcext:value-type="float">
            <text:p>146,675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:.B12])" office:value-type="float" office:value="183.5451" calcext:value-type="float">
            <text:p>183,5451</text:p>
          </table:table-cell>
          <table:table-cell table:style-name="ce5" table:formula="of:=AVERAGE([.C3:.C12])" office:value-type="float" office:value="285.2345" calcext:value-type="float">
            <text:p>285,2345</text:p>
          </table:table-cell>
          <table:table-cell table:style-name="ce5" table:formula="of:=AVERAGE([.D3:.D12])" office:value-type="float" office:value="162.314" calcext:value-type="float">
            <text:p>162,314</text:p>
          </table:table-cell>
          <table:table-cell table:style-name="ce5" table:formula="of:=AVERAGE([.E3:.E12])" office:value-type="float" office:value="164.8673" calcext:value-type="float">
            <text:p>164,8673</text:p>
          </table:table-cell>
          <table:table-cell table:style-name="ce5" table:formula="of:=AVERAGE([.F3:.F12])" office:value-type="float" office:value="164.525869" calcext:value-type="float">
            <text:p>164,525869</text:p>
          </table:table-cell>
          <table:table-cell table:style-name="ce3" table:number-columns-repeated="16376"/>
        </table:table-row>
        <table:table-row table:style-name="ro2">
          <table:table-cell table:style-name="ce4" table:number-columns-repeated="6"/>
          <table:table-cell table:number-columns-repeated="16376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314.944" calcext:value-type="float">
            <text:p>314,944</text:p>
          </table:table-cell>
          <table:table-cell table:style-name="Default" office:value-type="float" office:value="1480.964" calcext:value-type="float">
            <text:p>1480,964</text:p>
          </table:table-cell>
          <table:table-cell table:style-name="ce4" office:value-type="float" office:value="158.945" calcext:value-type="float">
            <text:p>158,945</text:p>
          </table:table-cell>
          <table:table-cell table:style-name="ce4" office:value-type="float" office:value="160.244" calcext:value-type="float">
            <text:p>160,244</text:p>
          </table:table-cell>
          <table:table-cell table:style-name="ce4" table:formula="of:=162.1382" office:value-type="float" office:value="162.1382" calcext:value-type="float">
            <text:p>162,138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995.529" calcext:value-type="float">
            <text:p>995,529</text:p>
          </table:table-cell>
          <table:table-cell table:style-name="ce4" office:value-type="float" office:value="1884.047" calcext:value-type="float">
            <text:p>1884,047</text:p>
          </table:table-cell>
          <table:table-cell table:style-name="ce4" office:value-type="float" office:value="151.536" calcext:value-type="float">
            <text:p>151,536</text:p>
          </table:table-cell>
          <table:table-cell table:style-name="ce4" office:value-type="float" office:value="265.508" calcext:value-type="float">
            <text:p>265,508</text:p>
          </table:table-cell>
          <table:table-cell table:style-name="ce4" table:formula="of:=150.364" office:value-type="float" office:value="150.364" calcext:value-type="float">
            <text:p>150,3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83.452" calcext:value-type="float">
            <text:p>183,452</text:p>
          </table:table-cell>
          <table:table-cell table:style-name="ce4" office:value-type="float" office:value="997.474" calcext:value-type="float">
            <text:p>997,474</text:p>
          </table:table-cell>
          <table:table-cell table:style-name="ce4" office:value-type="float" office:value="135.247" calcext:value-type="float">
            <text:p>135,247</text:p>
          </table:table-cell>
          <table:table-cell table:style-name="ce4" office:value-type="float" office:value="132.082" calcext:value-type="float">
            <text:p>132,082</text:p>
          </table:table-cell>
          <table:table-cell table:style-name="ce4" table:formula="of:=134.222" office:value-type="float" office:value="134.222" calcext:value-type="float">
            <text:p>134,22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05.25" calcext:value-type="float">
            <text:p>205,25</text:p>
          </table:table-cell>
          <table:table-cell table:style-name="ce4" office:value-type="float" office:value="2056.618" calcext:value-type="float">
            <text:p>2056,618</text:p>
          </table:table-cell>
          <table:table-cell table:style-name="ce4" office:value-type="float" office:value="125.531" calcext:value-type="float">
            <text:p>125,531</text:p>
          </table:table-cell>
          <table:table-cell table:style-name="ce4" office:value-type="float" office:value="128.349" calcext:value-type="float">
            <text:p>128,349</text:p>
          </table:table-cell>
          <table:table-cell table:style-name="ce4" table:formula="of:=133.4773" office:value-type="float" office:value="133.4773" calcext:value-type="float">
            <text:p>133,477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881.355" calcext:value-type="float">
            <text:p>881,355</text:p>
          </table:table-cell>
          <table:table-cell table:style-name="ce4" office:value-type="float" office:value="546.012" calcext:value-type="float">
            <text:p>546,012</text:p>
          </table:table-cell>
          <table:table-cell table:style-name="ce4" office:value-type="float" office:value="132.476" calcext:value-type="float">
            <text:p>132,476</text:p>
          </table:table-cell>
          <table:table-cell table:style-name="ce4" office:value-type="float" office:value="128.853" calcext:value-type="float">
            <text:p>128,853</text:p>
          </table:table-cell>
          <table:table-cell table:style-name="ce4" table:formula="of:=125.4676" office:value-type="float" office:value="125.4676" calcext:value-type="float">
            <text:p>125,467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302.124" calcext:value-type="float">
            <text:p>302,124</text:p>
          </table:table-cell>
          <table:table-cell table:style-name="ce4" office:value-type="float" office:value="287.792" calcext:value-type="float">
            <text:p>287,792</text:p>
          </table:table-cell>
          <table:table-cell table:style-name="ce4" office:value-type="float" office:value="162.199" calcext:value-type="float">
            <text:p>162,199</text:p>
          </table:table-cell>
          <table:table-cell table:style-name="ce4" office:value-type="float" office:value="149.912" calcext:value-type="float">
            <text:p>149,912</text:p>
          </table:table-cell>
          <table:table-cell table:style-name="ce4" table:formula="of:=149.3242" office:value-type="float" office:value="149.3242" calcext:value-type="float">
            <text:p>149,324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00.555" calcext:value-type="float">
            <text:p>200,555</text:p>
          </table:table-cell>
          <table:table-cell table:style-name="ce4" office:value-type="float" office:value="681.25" calcext:value-type="float">
            <text:p>681,25</text:p>
          </table:table-cell>
          <table:table-cell table:style-name="ce4" office:value-type="float" office:value="143.79" calcext:value-type="float">
            <text:p>143,79</text:p>
          </table:table-cell>
          <table:table-cell table:style-name="ce4" office:value-type="float" office:value="147.1" calcext:value-type="float">
            <text:p>147,1</text:p>
          </table:table-cell>
          <table:table-cell table:style-name="ce4" table:formula="of:=151.8052" office:value-type="float" office:value="151.8052" calcext:value-type="float">
            <text:p>151,805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648.405" calcext:value-type="float">
            <text:p>648,405</text:p>
          </table:table-cell>
          <table:table-cell table:style-name="ce4" office:value-type="float" office:value="1168.019" calcext:value-type="float">
            <text:p>1168,019</text:p>
          </table:table-cell>
          <table:table-cell table:style-name="ce4" office:value-type="float" office:value="139.825" calcext:value-type="float">
            <text:p>139,825</text:p>
          </table:table-cell>
          <table:table-cell table:style-name="ce4" office:value-type="float" office:value="150.04" calcext:value-type="float">
            <text:p>150,04</text:p>
          </table:table-cell>
          <table:table-cell table:style-name="ce4" table:formula="of:=142.3049" office:value-type="float" office:value="142.3049" calcext:value-type="float">
            <text:p>142,304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348.243" calcext:value-type="float">
            <text:p>348,243</text:p>
          </table:table-cell>
          <table:table-cell table:style-name="ce4" office:value-type="float" office:value="1195.029" calcext:value-type="float">
            <text:p>1195,029</text:p>
          </table:table-cell>
          <table:table-cell table:style-name="ce4" office:value-type="float" office:value="155.849" calcext:value-type="float">
            <text:p>155,849</text:p>
          </table:table-cell>
          <table:table-cell table:style-name="ce4" office:value-type="float" office:value="142.734" calcext:value-type="float">
            <text:p>142,734</text:p>
          </table:table-cell>
          <table:table-cell table:style-name="ce4" table:formula="of:=143.602111111111" office:value-type="float" office:value="143.602111111111" calcext:value-type="float">
            <text:p>143,60211111111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300.091" calcext:value-type="float">
            <text:p>300,091</text:p>
          </table:table-cell>
          <table:table-cell table:style-name="ce4" office:value-type="float" office:value="818.806" calcext:value-type="float">
            <text:p>818,806</text:p>
          </table:table-cell>
          <table:table-cell table:style-name="ce4" office:value-type="float" office:value="177.864" calcext:value-type="float">
            <text:p>177,864</text:p>
          </table:table-cell>
          <table:table-cell table:style-name="ce4" office:value-type="float" office:value="177.938" calcext:value-type="float">
            <text:p>177,938</text:p>
          </table:table-cell>
          <table:table-cell table:style-name="ce4" table:formula="of:=180.639666666667" office:value-type="float" office:value="180.639666666667" calcext:value-type="float">
            <text:p>180,63966666666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17:.B26])" office:value-type="float" office:value="437.9948" calcext:value-type="float">
            <text:p>437,9948</text:p>
          </table:table-cell>
          <table:table-cell table:style-name="ce5" table:formula="of:=AVERAGE([.C17:.C26])" office:value-type="float" office:value="1111.6011" calcext:value-type="float">
            <text:p>1111,6011</text:p>
          </table:table-cell>
          <table:table-cell table:style-name="ce5" table:formula="of:=AVERAGE([.D17:.D26])" office:value-type="float" office:value="148.3262" calcext:value-type="float">
            <text:p>148,3262</text:p>
          </table:table-cell>
          <table:table-cell table:style-name="ce5" table:formula="of:=AVERAGE([.E17:.E26])" office:value-type="float" office:value="158.276" calcext:value-type="float">
            <text:p>158,276</text:p>
          </table:table-cell>
          <table:table-cell table:style-name="ce5" table:formula="of:=AVERAGE([.F17:.F26])" office:value-type="float" office:value="147.334517777778" calcext:value-type="float">
            <text:p>147,334517777778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261.481" calcext:value-type="float">
            <text:p>261,481</text:p>
          </table:table-cell>
          <table:table-cell table:style-name="Default" office:value-type="float" office:value="131.072" calcext:value-type="float">
            <text:p>131,072</text:p>
          </table:table-cell>
          <table:table-cell table:style-name="ce4" office:value-type="float" office:value="107.644" calcext:value-type="float">
            <text:p>107,644</text:p>
          </table:table-cell>
          <table:table-cell table:style-name="ce4" office:value-type="float" office:value="122.12" calcext:value-type="float">
            <text:p>122,12</text:p>
          </table:table-cell>
          <table:table-cell table:style-name="ce4" table:formula="of:=111.6875" office:value-type="float" office:value="111.6875" calcext:value-type="float">
            <text:p>111,68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9.78" calcext:value-type="float">
            <text:p>109,78</text:p>
          </table:table-cell>
          <table:table-cell table:style-name="ce4" office:value-type="float" office:value="196.921" calcext:value-type="float">
            <text:p>196,921</text:p>
          </table:table-cell>
          <table:table-cell table:style-name="ce4" office:value-type="float" office:value="89.413" calcext:value-type="float">
            <text:p>89,413</text:p>
          </table:table-cell>
          <table:table-cell table:style-name="ce4" office:value-type="float" office:value="102.686" calcext:value-type="float">
            <text:p>102,686</text:p>
          </table:table-cell>
          <table:table-cell table:style-name="ce4" table:formula="of:=88.9375" office:value-type="float" office:value="88.9375" calcext:value-type="float">
            <text:p>88,93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14.509" calcext:value-type="float">
            <text:p>114,509</text:p>
          </table:table-cell>
          <table:table-cell table:style-name="ce4" office:value-type="float" office:value="149.037" calcext:value-type="float">
            <text:p>149,037</text:p>
          </table:table-cell>
          <table:table-cell table:style-name="ce4" office:value-type="float" office:value="81.828" calcext:value-type="float">
            <text:p>81,828</text:p>
          </table:table-cell>
          <table:table-cell table:style-name="ce4" office:value-type="float" office:value="89.596" calcext:value-type="float">
            <text:p>89,596</text:p>
          </table:table-cell>
          <table:table-cell table:style-name="ce4" table:formula="of:=89.7886" office:value-type="float" office:value="89.7886" calcext:value-type="float">
            <text:p>89,788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32.872" calcext:value-type="float">
            <text:p>132,872</text:p>
          </table:table-cell>
          <table:table-cell table:style-name="ce4" office:value-type="float" office:value="138.491" calcext:value-type="float">
            <text:p>138,491</text:p>
          </table:table-cell>
          <table:table-cell table:style-name="ce4" office:value-type="float" office:value="99.678" calcext:value-type="float">
            <text:p>99,678</text:p>
          </table:table-cell>
          <table:table-cell table:style-name="ce4" office:value-type="float" office:value="106.114" calcext:value-type="float">
            <text:p>106,114</text:p>
          </table:table-cell>
          <table:table-cell table:style-name="ce4" table:formula="of:=99.7007" office:value-type="float" office:value="99.7007" calcext:value-type="float">
            <text:p>99,700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29.129" calcext:value-type="float">
            <text:p>129,129</text:p>
          </table:table-cell>
          <table:table-cell table:style-name="ce4" office:value-type="float" office:value="254.935" calcext:value-type="float">
            <text:p>254,935</text:p>
          </table:table-cell>
          <table:table-cell table:style-name="ce4" office:value-type="float" office:value="99.256" calcext:value-type="float">
            <text:p>99,256</text:p>
          </table:table-cell>
          <table:table-cell table:style-name="ce4" office:value-type="float" office:value="140.741" calcext:value-type="float">
            <text:p>140,741</text:p>
          </table:table-cell>
          <table:table-cell table:style-name="ce4" table:formula="of:=95.8823" office:value-type="float" office:value="95.8823" calcext:value-type="float">
            <text:p>95,882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48.468" calcext:value-type="float">
            <text:p>148,468</text:p>
          </table:table-cell>
          <table:table-cell table:style-name="ce4" office:value-type="float" office:value="159.613" calcext:value-type="float">
            <text:p>159,613</text:p>
          </table:table-cell>
          <table:table-cell table:style-name="ce4" office:value-type="float" office:value="124.876" calcext:value-type="float">
            <text:p>124,876</text:p>
          </table:table-cell>
          <table:table-cell table:style-name="ce4" office:value-type="float" office:value="138.955" calcext:value-type="float">
            <text:p>138,955</text:p>
          </table:table-cell>
          <table:table-cell table:style-name="ce4" table:formula="of:=131.28075" office:value-type="float" office:value="131.28075" calcext:value-type="float">
            <text:p>131,280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10.595" calcext:value-type="float">
            <text:p>110,595</text:p>
          </table:table-cell>
          <table:table-cell table:style-name="ce4" office:value-type="float" office:value="205.09" calcext:value-type="float">
            <text:p>205,09</text:p>
          </table:table-cell>
          <table:table-cell table:style-name="ce4" office:value-type="float" office:value="98.727" calcext:value-type="float">
            <text:p>98,727</text:p>
          </table:table-cell>
          <table:table-cell table:style-name="ce4" office:value-type="float" office:value="98.754" calcext:value-type="float">
            <text:p>98,754</text:p>
          </table:table-cell>
          <table:table-cell table:style-name="ce4" table:formula="of:=97.2564" office:value-type="float" office:value="97.2564" calcext:value-type="float">
            <text:p>97,25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123.727" calcext:value-type="float">
            <text:p>123,727</text:p>
          </table:table-cell>
          <table:table-cell table:style-name="ce4" office:value-type="float" office:value="152.702" calcext:value-type="float">
            <text:p>152,702</text:p>
          </table:table-cell>
          <table:table-cell table:style-name="ce4" office:value-type="float" office:value="103.258" calcext:value-type="float">
            <text:p>103,258</text:p>
          </table:table-cell>
          <table:table-cell table:style-name="ce4" office:value-type="float" office:value="107.691" calcext:value-type="float">
            <text:p>107,691</text:p>
          </table:table-cell>
          <table:table-cell table:style-name="ce4" table:formula="of:=105.9767" office:value-type="float" office:value="105.9767" calcext:value-type="float">
            <text:p>105,976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18.821" calcext:value-type="float">
            <text:p>118,821</text:p>
          </table:table-cell>
          <table:table-cell table:style-name="ce4" office:value-type="float" office:value="129.631" calcext:value-type="float">
            <text:p>129,631</text:p>
          </table:table-cell>
          <table:table-cell table:style-name="ce4" office:value-type="float" office:value="103.831" calcext:value-type="float">
            <text:p>103,831</text:p>
          </table:table-cell>
          <table:table-cell table:style-name="ce4" office:value-type="float" office:value="187.309" calcext:value-type="float">
            <text:p>187,309</text:p>
          </table:table-cell>
          <table:table-cell table:style-name="ce4" table:formula="of:=105.05417" office:value-type="float" office:value="105.05417" calcext:value-type="float">
            <text:p>105,0541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5.474" calcext:value-type="float">
            <text:p>105,474</text:p>
          </table:table-cell>
          <table:table-cell table:style-name="ce4" office:value-type="float" office:value="260.931" calcext:value-type="float">
            <text:p>260,931</text:p>
          </table:table-cell>
          <table:table-cell table:style-name="ce4" office:value-type="float" office:value="105.047" calcext:value-type="float">
            <text:p>105,047</text:p>
          </table:table-cell>
          <table:table-cell table:style-name="ce4" office:value-type="float" office:value="98.76" calcext:value-type="float">
            <text:p>98,76</text:p>
          </table:table-cell>
          <table:table-cell table:style-name="ce4" table:formula="of:=98.26217" office:value-type="float" office:value="98.26217" calcext:value-type="float">
            <text:p>98,2621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1:.B40])" office:value-type="float" office:value="135.4856" calcext:value-type="float">
            <text:p>135,4856</text:p>
          </table:table-cell>
          <table:table-cell table:style-name="ce5" table:formula="of:=AVERAGE([.C31:.C40])" office:value-type="float" office:value="177.8423" calcext:value-type="float">
            <text:p>177,8423</text:p>
          </table:table-cell>
          <table:table-cell table:style-name="ce5" table:formula="of:=AVERAGE([.D31:.D40])" office:value-type="float" office:value="101.3558" calcext:value-type="float">
            <text:p>101,3558</text:p>
          </table:table-cell>
          <table:table-cell table:style-name="ce5" table:formula="of:=AVERAGE([.E31:.E40])" office:value-type="float" office:value="119.2726" calcext:value-type="float">
            <text:p>119,2726</text:p>
          </table:table-cell>
          <table:table-cell table:style-name="ce5" table:formula="of:=AVERAGE([.F31:.F40])" office:value-type="float" office:value="102.382679" calcext:value-type="float">
            <text:p>102,382679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25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80.645" calcext:value-type="float">
            <text:p>80,645</text:p>
          </table:table-cell>
          <table:table-cell table:style-name="Default" office:value-type="float" office:value="117.763" calcext:value-type="float">
            <text:p>117,763</text:p>
          </table:table-cell>
          <table:table-cell table:style-name="ce4" office:value-type="float" office:value="84.874" calcext:value-type="float">
            <text:p>84,874</text:p>
          </table:table-cell>
          <table:table-cell table:style-name="ce4" office:value-type="float" office:value="79.322" calcext:value-type="float">
            <text:p>79,322</text:p>
          </table:table-cell>
          <table:table-cell table:style-name="ce4" table:formula="of:=82.8728" office:value-type="float" office:value="82.8728" calcext:value-type="float">
            <text:p>82,872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3.134" calcext:value-type="float">
            <text:p>103,134</text:p>
          </table:table-cell>
          <table:table-cell table:style-name="ce4" office:value-type="float" office:value="158.048" calcext:value-type="float">
            <text:p>158,048</text:p>
          </table:table-cell>
          <table:table-cell table:style-name="ce4" office:value-type="float" office:value="95.054" calcext:value-type="float">
            <text:p>95,054</text:p>
          </table:table-cell>
          <table:table-cell table:style-name="ce4" office:value-type="float" office:value="92.711" calcext:value-type="float">
            <text:p>92,711</text:p>
          </table:table-cell>
          <table:table-cell table:style-name="ce4" table:formula="of:=93.7637" office:value-type="float" office:value="93.7637" calcext:value-type="float">
            <text:p>93,763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70.114" calcext:value-type="float">
            <text:p>70,114</text:p>
          </table:table-cell>
          <table:table-cell table:style-name="ce4" office:value-type="float" office:value="92.405" calcext:value-type="float">
            <text:p>92,405</text:p>
          </table:table-cell>
          <table:table-cell table:style-name="ce4" office:value-type="float" office:value="71.802" calcext:value-type="float">
            <text:p>71,802</text:p>
          </table:table-cell>
          <table:table-cell table:style-name="ce4" office:value-type="float" office:value="64.741" calcext:value-type="float">
            <text:p>64,741</text:p>
          </table:table-cell>
          <table:table-cell table:style-name="ce4" table:formula="of:=67.633" office:value-type="float" office:value="67.633" calcext:value-type="float">
            <text:p>67,63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51.687" calcext:value-type="float">
            <text:p>251,687</text:p>
          </table:table-cell>
          <table:table-cell table:style-name="ce4" office:value-type="float" office:value="134.163" calcext:value-type="float">
            <text:p>134,163</text:p>
          </table:table-cell>
          <table:table-cell table:style-name="ce4" office:value-type="float" office:value="76.419" calcext:value-type="float">
            <text:p>76,419</text:p>
          </table:table-cell>
          <table:table-cell table:style-name="ce4" office:value-type="float" office:value="87.987" calcext:value-type="float">
            <text:p>87,987</text:p>
          </table:table-cell>
          <table:table-cell table:style-name="ce4" table:formula="of:=77.7353" office:value-type="float" office:value="77.7353" calcext:value-type="float">
            <text:p>77,73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167.319" calcext:value-type="float">
            <text:p>167,319</text:p>
          </table:table-cell>
          <table:table-cell table:style-name="ce4" office:value-type="float" office:value="68.859" calcext:value-type="float">
            <text:p>68,859</text:p>
          </table:table-cell>
          <table:table-cell table:style-name="ce4" office:value-type="float" office:value="69.12" calcext:value-type="float">
            <text:p>69,12</text:p>
          </table:table-cell>
          <table:table-cell table:style-name="ce4" table:formula="of:=71.0636" office:value-type="float" office:value="71.0636" calcext:value-type="float">
            <text:p>71,063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005" calcext:value-type="float">
            <text:p>80,005</text:p>
          </table:table-cell>
          <table:table-cell table:style-name="ce4" office:value-type="float" office:value="88.946" calcext:value-type="float">
            <text:p>88,946</text:p>
          </table:table-cell>
          <table:table-cell table:style-name="ce4" office:value-type="float" office:value="85.861" calcext:value-type="float">
            <text:p>85,861</text:p>
          </table:table-cell>
          <table:table-cell table:style-name="ce4" office:value-type="float" office:value="75.503" calcext:value-type="float">
            <text:p>75,503</text:p>
          </table:table-cell>
          <table:table-cell table:style-name="ce4" table:formula="of:=77.7674" office:value-type="float" office:value="77.7674" calcext:value-type="float">
            <text:p>77,76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59.044" calcext:value-type="float">
            <text:p>259,044</text:p>
          </table:table-cell>
          <table:table-cell table:style-name="ce4" office:value-type="float" office:value="112.418" calcext:value-type="float">
            <text:p>112,418</text:p>
          </table:table-cell>
          <table:table-cell table:style-name="ce4" office:value-type="float" office:value="186.274" calcext:value-type="float">
            <text:p>186,274</text:p>
          </table:table-cell>
          <table:table-cell table:style-name="ce4" office:value-type="float" office:value="73.202" calcext:value-type="float">
            <text:p>73,202</text:p>
          </table:table-cell>
          <table:table-cell table:style-name="ce4" table:formula="of:=74.621" office:value-type="float" office:value="74.621" calcext:value-type="float">
            <text:p>74,62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99.688" calcext:value-type="float">
            <text:p>99,688</text:p>
          </table:table-cell>
          <table:table-cell table:style-name="ce4" office:value-type="float" office:value="130.306" calcext:value-type="float">
            <text:p>130,306</text:p>
          </table:table-cell>
          <table:table-cell table:style-name="ce4" office:value-type="float" office:value="83.808" calcext:value-type="float">
            <text:p>83,808</text:p>
          </table:table-cell>
          <table:table-cell table:style-name="ce4" office:value-type="float" office:value="80.455" calcext:value-type="float">
            <text:p>80,455</text:p>
          </table:table-cell>
          <table:table-cell table:style-name="ce4" table:formula="of:=82.2746" office:value-type="float" office:value="82.2746" calcext:value-type="float">
            <text:p>82,274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450.115" calcext:value-type="float">
            <text:p>1450,115</text:p>
          </table:table-cell>
          <table:table-cell table:style-name="ce4" office:value-type="float" office:value="152.236" calcext:value-type="float">
            <text:p>152,236</text:p>
          </table:table-cell>
          <table:table-cell table:style-name="ce4" office:value-type="float" office:value="88.877" calcext:value-type="float">
            <text:p>88,877</text:p>
          </table:table-cell>
          <table:table-cell table:style-name="ce4" office:value-type="float" office:value="86.944" calcext:value-type="float">
            <text:p>86,944</text:p>
          </table:table-cell>
          <table:table-cell table:style-name="ce4" table:formula="of:=86.9299" office:value-type="float" office:value="86.9299" calcext:value-type="float">
            <text:p>86,929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4.786" calcext:value-type="float">
            <text:p>104,786</text:p>
          </table:table-cell>
          <table:table-cell table:style-name="ce4" office:value-type="float" office:value="111.519" calcext:value-type="float">
            <text:p>111,519</text:p>
          </table:table-cell>
          <table:table-cell table:style-name="ce4" office:value-type="float" office:value="83.563" calcext:value-type="float">
            <text:p>83,563</text:p>
          </table:table-cell>
          <table:table-cell table:style-name="ce4" office:value-type="float" office:value="87.467" calcext:value-type="float">
            <text:p>87,467</text:p>
          </table:table-cell>
          <table:table-cell table:style-name="ce4" table:formula="of:=84.7489" office:value-type="float" office:value="84.7489" calcext:value-type="float">
            <text:p>84,7489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45:.B54])" office:value-type="float" office:value="300.3218" calcext:value-type="float">
            <text:p>300,3218</text:p>
          </table:table-cell>
          <table:table-cell table:style-name="ce5" table:formula="of:=AVERAGE([.C45:.C54])" office:value-type="float" office:value="126.5123" calcext:value-type="float">
            <text:p>126,5123</text:p>
          </table:table-cell>
          <table:table-cell table:style-name="ce5" table:formula="of:=AVERAGE([.D45:.D54])" office:value-type="float" office:value="92.5391" calcext:value-type="float">
            <text:p>92,5391</text:p>
          </table:table-cell>
          <table:table-cell table:style-name="ce5" table:formula="of:=AVERAGE([.E45:.E54])" office:value-type="float" office:value="79.7452" calcext:value-type="float">
            <text:p>79,7452</text:p>
          </table:table-cell>
          <table:table-cell table:style-name="ce5" table:formula="of:=AVERAGE([.F45:.F54])" office:value-type="float" office:value="79.94102" calcext:value-type="float">
            <text:p>79,94102</text:p>
          </table:table-cell>
          <table:table-cell table:number-columns-repeated="16376"/>
        </table:table-row>
        <table:table-row table:style-name="ro2" table:number-rows-repeated="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 miles</text:p>
          </table:table-cell>
          <table:covered-table-cell table:number-columns-repeated="2" table:style-name="ce1"/>
          <table:table-cell table:style-name="ce1"/>
          <table:table-cell/>
          <table:table-cell table:style-name="ce1"/>
          <table:table-cell table:style-name="Default"/>
          <table:table-cell table:style-name="ce10" table:number-columns-spanned="3" table:number-rows-spanned="1"/>
          <table:covered-table-cell table:number-columns-repeated="2" table:style-name="ce1"/>
          <table:table-cell table:style-name="ce1"/>
          <table:table-cell table:number-columns-repeated="16369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/>
          <table:table-cell table:style-name="ce1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1" office:value-type="string" calcext:value-type="string">
            <text:p>PATTERNS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4" office:value-type="string" calcext:value-type="string">
            <text:p>FC2</text:p>
          </table:table-cell>
          <table:table-cell table:style-name="ce1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76.2" calcext:value-type="float">
            <text:p>76,2</text:p>
          </table:table-cell>
          <table:table-cell table:style-name="Default" office:value-type="float" office:value="111.648" calcext:value-type="float">
            <text:p>111,648</text:p>
          </table:table-cell>
          <table:table-cell table:style-name="ce4" office:value-type="float" office:value="72.528" calcext:value-type="float">
            <text:p>72,528</text:p>
          </table:table-cell>
          <table:table-cell table:style-name="ce4" office:value-type="float" office:value="79.783" calcext:value-type="float">
            <text:p>79,783</text:p>
          </table:table-cell>
          <table:table-cell table:style-name="ce4" table:formula="of:=73.3222" office:value-type="float" office:value="73.3222" calcext:value-type="float">
            <text:p>73,3222</text:p>
          </table:table-cell>
          <table:table-cell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392" calcext:value-type="float">
            <text:p>392</text:p>
          </table:table-cell>
          <table:table-cell table:style-name="ce4" table:formula="of:=[.B70]/[.K60]" office:value-type="float" office:value="0.1671875" calcext:value-type="float">
            <text:p>0,1671875</text:p>
          </table:table-cell>
          <table:table-cell table:style-name="ce4" table:formula="of:=[.C70]/[.K60]" office:value-type="float" office:value="0.258000765306122" calcext:value-type="float">
            <text:p>0,258000765306122</text:p>
          </table:table-cell>
          <table:table-cell table:style-name="ce4" table:formula="of:=[.D70]/[.K60]" office:value-type="float" office:value="0.169240051020408" calcext:value-type="float">
            <text:p>0,169240051020408</text:p>
          </table:table-cell>
          <table:table-cell table:style-name="ce4" table:formula="of:=[.F70]/[.K60]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49.044" calcext:value-type="float">
            <text:p>49,044</text:p>
          </table:table-cell>
          <table:table-cell table:style-name="ce4" office:value-type="float" office:value="117.597" calcext:value-type="float">
            <text:p>117,597</text:p>
          </table:table-cell>
          <table:table-cell table:style-name="ce4" office:value-type="float" office:value="52.214" calcext:value-type="float">
            <text:p>52,214</text:p>
          </table:table-cell>
          <table:table-cell table:style-name="ce4" office:value-type="float" office:value="50.092" calcext:value-type="float">
            <text:p>50,092</text:p>
          </table:table-cell>
          <table:table-cell table:style-name="ce4" table:formula="of:=49.45427" office:value-type="float" office:value="49.45427" calcext:value-type="float">
            <text:p>49,45427</text:p>
          </table:table-cell>
          <table:table-cell/>
          <table:table-cell table:style-name="ce4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479" calcext:value-type="float">
            <text:p>479</text:p>
          </table:table-cell>
          <table:table-cell table:style-name="ce4" table:formula="of:=[.B55]/[.K61]" office:value-type="float" office:value="0.626976617954071" calcext:value-type="float">
            <text:p>0,626976617954071</text:p>
          </table:table-cell>
          <table:table-cell table:style-name="ce4" table:formula="of:=[.C55]/[.K61]" office:value-type="float" office:value="0.264117536534447" calcext:value-type="float">
            <text:p>0,264117536534447</text:p>
          </table:table-cell>
          <table:table-cell table:style-name="ce4" table:formula="of:=[.D55]/[.K61]" office:value-type="float" office:value="0.193192275574113" calcext:value-type="float">
            <text:p>0,193192275574113</text:p>
          </table:table-cell>
          <table:table-cell table:style-name="ce4" table:formula="of:=[.F55]/[.K61]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62.671" calcext:value-type="float">
            <text:p>62,671</text:p>
          </table:table-cell>
          <table:table-cell table:style-name="ce4" office:value-type="float" office:value="114.613" calcext:value-type="float">
            <text:p>114,613</text:p>
          </table:table-cell>
          <table:table-cell table:style-name="ce4" office:value-type="float" office:value="66.057" calcext:value-type="float">
            <text:p>66,057</text:p>
          </table:table-cell>
          <table:table-cell table:style-name="ce4" office:value-type="float" office:value="59.549" calcext:value-type="float">
            <text:p>59,549</text:p>
          </table:table-cell>
          <table:table-cell table:style-name="ce4" table:formula="of:=58.7794" office:value-type="float" office:value="58.7794" calcext:value-type="float">
            <text:p>58,7794</text:p>
          </table:table-cell>
          <table:table-cell/>
          <table:table-cell table:style-name="ce4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620" calcext:value-type="float">
            <text:p>620</text:p>
          </table:table-cell>
          <table:table-cell table:style-name="ce4" table:formula="of:=[.B41]/[.K62]" office:value-type="float" office:value="0.218525161290323" calcext:value-type="float">
            <text:p>0,218525161290323</text:p>
          </table:table-cell>
          <table:table-cell table:style-name="ce4" table:formula="of:=[.C41]/[.K62]" office:value-type="float" office:value="0.286842419354839" calcext:value-type="float">
            <text:p>0,286842419354839</text:p>
          </table:table-cell>
          <table:table-cell table:style-name="ce4" table:formula="of:=[.D41]/[.K62]" office:value-type="float" office:value="0.163477096774194" calcext:value-type="float">
            <text:p>0,163477096774194</text:p>
          </table:table-cell>
          <table:table-cell table:style-name="ce4" table:formula="of:=[.F41]/[.K62]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78.456" calcext:value-type="float">
            <text:p>78,456</text:p>
          </table:table-cell>
          <table:table-cell table:style-name="ce4" office:value-type="float" office:value="115.626" calcext:value-type="float">
            <text:p>115,626</text:p>
          </table:table-cell>
          <table:table-cell table:style-name="ce4" office:value-type="float" office:value="82.302" calcext:value-type="float">
            <text:p>82,302</text:p>
          </table:table-cell>
          <table:table-cell table:style-name="ce4" office:value-type="float" office:value="104.056" calcext:value-type="float">
            <text:p>104,056</text:p>
          </table:table-cell>
          <table:table-cell table:style-name="ce4" table:formula="of:=80.71245" office:value-type="float" office:value="80.71245" calcext:value-type="float">
            <text:p>80,71245</text:p>
          </table:table-cell>
          <table:table-cell/>
          <table:table-cell table:style-name="ce4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20" calcext:value-type="float">
            <text:p>920</text:p>
          </table:table-cell>
          <table:table-cell table:style-name="ce4" table:formula="of:=[.B27]/[.K63]" office:value-type="float" office:value="0.476081304347826" calcext:value-type="float">
            <text:p>0,476081304347826</text:p>
          </table:table-cell>
          <table:table-cell table:style-name="ce4" table:formula="of:=[.C27]/[.K63]" office:value-type="float" office:value="1.20826206521739" calcext:value-type="float">
            <text:p>1,20826206521739</text:p>
          </table:table-cell>
          <table:table-cell table:style-name="ce4" table:formula="of:=[.D27]/[.K63]" office:value-type="float" office:value="0.161224130434783" calcext:value-type="float">
            <text:p>0,161224130434783</text:p>
          </table:table-cell>
          <table:table-cell table:style-name="ce4" table:formula="of:=[.F27]/[.K63]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63.036" calcext:value-type="float">
            <text:p>63,036</text:p>
          </table:table-cell>
          <table:table-cell table:style-name="ce4" office:value-type="float" office:value="95.088" calcext:value-type="float">
            <text:p>95,088</text:p>
          </table:table-cell>
          <table:table-cell table:style-name="ce4" office:value-type="float" office:value="64.347" calcext:value-type="float">
            <text:p>64,347</text:p>
          </table:table-cell>
          <table:table-cell table:style-name="ce4" office:value-type="float" office:value="62.604" calcext:value-type="float">
            <text:p>62,604</text:p>
          </table:table-cell>
          <table:table-cell table:style-name="ce4" table:formula="of:=65.2281" office:value-type="float" office:value="65.2281" calcext:value-type="float">
            <text:p>65,2281</text:p>
          </table:table-cell>
          <table:table-cell/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table:formula="of:=[.B13]/[.K64]" office:value-type="float" office:value="0.179068390243902" calcext:value-type="float">
            <text:p>0,179068390243902</text:p>
          </table:table-cell>
          <table:table-cell table:style-name="ce4" table:formula="of:=[.C13]/[.K64]" office:value-type="float" office:value="0.27827756097561" calcext:value-type="float">
            <text:p>0,27827756097561</text:p>
          </table:table-cell>
          <table:table-cell table:style-name="ce4" table:formula="of:=[.D13]/[.K64]" office:value-type="float" office:value="0.15835512195122" calcext:value-type="float">
            <text:p>0,15835512195122</text:p>
          </table:table-cell>
          <table:table-cell table:style-name="ce4" table:formula="of:=[.F13]/[.K64]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114" calcext:value-type="float">
            <text:p>80,114</text:p>
          </table:table-cell>
          <table:table-cell table:style-name="ce4" office:value-type="float" office:value="78.376" calcext:value-type="float">
            <text:p>78,376</text:p>
          </table:table-cell>
          <table:table-cell table:style-name="ce4" office:value-type="float" office:value="61.453" calcext:value-type="float">
            <text:p>61,453</text:p>
          </table:table-cell>
          <table:table-cell table:style-name="ce4" office:value-type="float" office:value="68.843" calcext:value-type="float">
            <text:p>68,843</text:p>
          </table:table-cell>
          <table:table-cell table:style-name="ce4" table:formula="of:=58.9582" office:value-type="float" office:value="58.9582" calcext:value-type="float">
            <text:p>58,9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72.551" calcext:value-type="float">
            <text:p>72,551</text:p>
          </table:table-cell>
          <table:table-cell table:style-name="ce4" office:value-type="float" office:value="91.706" calcext:value-type="float">
            <text:p>91,706</text:p>
          </table:table-cell>
          <table:table-cell table:style-name="ce4" office:value-type="float" office:value="74.021" calcext:value-type="float">
            <text:p>74,021</text:p>
          </table:table-cell>
          <table:table-cell table:style-name="ce4" office:value-type="float" office:value="160.187" calcext:value-type="float">
            <text:p>160,187</text:p>
          </table:table-cell>
          <table:table-cell table:style-name="ce4" table:formula="of:=72.2406" office:value-type="float" office:value="72.2406" calcext:value-type="float">
            <text:p>72,2406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58.401" calcext:value-type="float">
            <text:p>58,401</text:p>
          </table:table-cell>
          <table:table-cell table:style-name="ce4" office:value-type="float" office:value="96.25" calcext:value-type="float">
            <text:p>96,25</text:p>
          </table:table-cell>
          <table:table-cell table:style-name="ce4" office:value-type="float" office:value="67.706" calcext:value-type="float">
            <text:p>67,706</text:p>
          </table:table-cell>
          <table:table-cell table:style-name="ce4" office:value-type="float" office:value="60.698" calcext:value-type="float">
            <text:p>60,698</text:p>
          </table:table-cell>
          <table:table-cell table:style-name="ce4" table:formula="of:=57.5684" office:value-type="float" office:value="57.5684" calcext:value-type="float">
            <text:p>57,5684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63.077" calcext:value-type="float">
            <text:p>63,077</text:p>
          </table:table-cell>
          <table:table-cell table:style-name="ce4" office:value-type="float" office:value="98.713" calcext:value-type="float">
            <text:p>98,713</text:p>
          </table:table-cell>
          <table:table-cell table:style-name="ce4" office:value-type="float" office:value="69.619" calcext:value-type="float">
            <text:p>69,619</text:p>
          </table:table-cell>
          <table:table-cell table:style-name="ce4" office:value-type="float" office:value="62.731" calcext:value-type="float">
            <text:p>62,731</text:p>
          </table:table-cell>
          <table:table-cell table:style-name="ce4" table:formula="of:=63.0582" office:value-type="float" office:value="63.0582" calcext:value-type="float">
            <text:p>63,0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51.825" calcext:value-type="float">
            <text:p>51,825</text:p>
          </table:table-cell>
          <table:table-cell table:style-name="ce4" office:value-type="float" office:value="91.746" calcext:value-type="float">
            <text:p>91,746</text:p>
          </table:table-cell>
          <table:table-cell table:style-name="ce4" office:value-type="float" office:value="53.174" calcext:value-type="float">
            <text:p>53,174</text:p>
          </table:table-cell>
          <table:table-cell table:style-name="ce4" office:value-type="float" office:value="50.074" calcext:value-type="float">
            <text:p>50,074</text:p>
          </table:table-cell>
          <table:table-cell table:style-name="ce4" table:formula="of:=53.3338" office:value-type="float" office:value="53.3338" calcext:value-type="float">
            <text:p>53,3338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3">
          <table:table-cell table:style-name="ce5"/>
          <table:table-cell table:style-name="ce5" table:formula="of:=AVERAGE([.B60:.B69])" office:value-type="float" office:value="65.5375" calcext:value-type="float">
            <text:p>65,5375</text:p>
          </table:table-cell>
          <table:table-cell table:style-name="ce5" table:formula="of:=AVERAGE([.C60:.C69])" office:value-type="float" office:value="101.1363" calcext:value-type="float">
            <text:p>101,1363</text:p>
          </table:table-cell>
          <table:table-cell table:style-name="ce5" table:formula="of:=AVERAGE([.D60:.D69])" office:value-type="float" office:value="66.3421" calcext:value-type="float">
            <text:p>66,3421</text:p>
          </table:table-cell>
          <table:table-cell table:style-name="ce5" table:formula="of:=AVERAGE([.E60:.E69])" office:value-type="float" office:value="75.8617" calcext:value-type="float">
            <text:p>75,8617</text:p>
          </table:table-cell>
          <table:table-cell table:style-name="ce5" table:formula="of:=AVERAGE([.F60:.F69])" office:value-type="float" office:value="63.265562" calcext:value-type="float">
            <text:p>63,265562</text:p>
          </table:table-cell>
          <table:table-cell/>
          <table:table-cell table:style-name="ce5" table:number-columns-repeated="6"/>
          <table:table-cell table:number-columns-repeated="16369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MLP</text:p>
          </table:table-cell>
          <table:table-cell table:style-name="ce4" office:value-type="string" calcext:value-type="string">
            <text:p>FC2</text:p>
          </table:table-cell>
          <table:table-cell table:style-name="ce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0.1671875" calcext:value-type="float">
            <text:p>0,1671875</text:p>
          </table:table-cell>
          <table:table-cell table:style-name="ce4" office:value-type="float" office:value="0.258000765306122" calcext:value-type="float">
            <text:p>0,258000765306122</text:p>
          </table:table-cell>
          <table:table-cell table:style-name="ce4" office:value-type="float" office:value="0.169240051020408" calcext:value-type="float">
            <text:p>0,169240051020408</text:p>
          </table:table-cell>
          <table:table-cell table:style-name="ce4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626976617954071" calcext:value-type="float">
            <text:p>0,626976617954071</text:p>
          </table:table-cell>
          <table:table-cell table:style-name="ce4" office:value-type="float" office:value="0.264117536534447" calcext:value-type="float">
            <text:p>0,264117536534447</text:p>
          </table:table-cell>
          <table:table-cell table:style-name="ce4" office:value-type="float" office:value="0.193192275574113" calcext:value-type="float">
            <text:p>0,193192275574113</text:p>
          </table:table-cell>
          <table:table-cell table:style-name="ce4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218525161290323" calcext:value-type="float">
            <text:p>0,218525161290323</text:p>
          </table:table-cell>
          <table:table-cell table:style-name="ce4" office:value-type="float" office:value="0.286842419354839" calcext:value-type="float">
            <text:p>0,286842419354839</text:p>
          </table:table-cell>
          <table:table-cell table:style-name="ce4" office:value-type="float" office:value="0.163477096774194" calcext:value-type="float">
            <text:p>0,163477096774194</text:p>
          </table:table-cell>
          <table:table-cell table:style-name="ce4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476081304347826" calcext:value-type="float">
            <text:p>0,476081304347826</text:p>
          </table:table-cell>
          <table:table-cell table:style-name="ce4" office:value-type="float" office:value="1.20826206521739" calcext:value-type="float">
            <text:p>1,20826206521739</text:p>
          </table:table-cell>
          <table:table-cell table:style-name="ce4" office:value-type="float" office:value="0.161224130434783" calcext:value-type="float">
            <text:p>0,161224130434783</text:p>
          </table:table-cell>
          <table:table-cell table:style-name="ce4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0.179068390243902" calcext:value-type="float">
            <text:p>0,179068390243902</text:p>
          </table:table-cell>
          <table:table-cell table:style-name="ce4" office:value-type="float" office:value="0.27827756097561" calcext:value-type="float">
            <text:p>0,27827756097561</text:p>
          </table:table-cell>
          <table:table-cell table:style-name="ce4" office:value-type="float" office:value="0.15835512195122" calcext:value-type="float">
            <text:p>0,15835512195122</text:p>
          </table:table-cell>
          <table:table-cell table:style-name="ce4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 table:number-rows-repeated="1048499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quake_2010" table:style-name="ta1">
        <table:table-column table:style-name="co5" table:default-cell-style-name="ce17"/>
        <table:table-column table:style-name="co2" table:number-columns-repeated="16382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/>
          <table:table-cell table:style-name="ce17" table:number-columns-repeated="16376"/>
        </table:table-row>
        <table:table-row table:style-name="ro2">
          <table:table-cell office:value-type="string" calcext:value-type="string">
            <text:p>Quake_2010_10_1</text:p>
          </table:table-cell>
          <table:table-cell office:value-type="float" office:value="230.9" calcext:value-type="float">
            <text:p>230,9</text:p>
          </table:table-cell>
          <table:table-cell office:value-type="float" office:value="193.102" calcext:value-type="float">
            <text:p>193,102</text:p>
          </table:table-cell>
          <table:table-cell office:value-type="float" office:value="196.65" calcext:value-type="float">
            <text:p>196,65</text:p>
          </table:table-cell>
          <table:table-cell office:value-type="float" office:value="200.73" calcext:value-type="float">
            <text:p>200,73</text:p>
          </table:table-cell>
          <table:table-cell office:value-type="float" office:value="197.003" calcext:value-type="float">
            <text:p>197,00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2</text:p>
          </table:table-cell>
          <table:table-cell office:value-type="float" office:value="265.46" calcext:value-type="float">
            <text:p>265,46</text:p>
          </table:table-cell>
          <table:table-cell office:value-type="float" office:value="179.61" calcext:value-type="float">
            <text:p>179,61</text:p>
          </table:table-cell>
          <table:table-cell office:value-type="float" office:value="170.23" calcext:value-type="float">
            <text:p>170,23</text:p>
          </table:table-cell>
          <table:table-cell office:value-type="float" office:value="187.35" calcext:value-type="float">
            <text:p>187,35</text:p>
          </table:table-cell>
          <table:table-cell office:value-type="float" office:value="176.56" calcext:value-type="float">
            <text:p>176,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3</text:p>
          </table:table-cell>
          <table:table-cell office:value-type="float" office:value="246.81" calcext:value-type="float">
            <text:p>246,81</text:p>
          </table:table-cell>
          <table:table-cell office:value-type="float" office:value="832.12" calcext:value-type="float">
            <text:p>832,12</text:p>
          </table:table-cell>
          <table:table-cell office:value-type="float" office:value="181.61" calcext:value-type="float">
            <text:p>181,61</text:p>
          </table:table-cell>
          <table:table-cell office:value-type="float" office:value="234.88" calcext:value-type="float">
            <text:p>234,88</text:p>
          </table:table-cell>
          <table:table-cell office:value-type="float" office:value="189.53" calcext:value-type="float">
            <text:p>189,5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4</text:p>
          </table:table-cell>
          <table:table-cell office:value-type="float" office:value="175.108" calcext:value-type="float">
            <text:p>175,108</text:p>
          </table:table-cell>
          <table:table-cell office:value-type="float" office:value="663.49" calcext:value-type="float">
            <text:p>663,49</text:p>
          </table:table-cell>
          <table:table-cell office:value-type="float" office:value="158.35" calcext:value-type="float">
            <text:p>158,35</text:p>
          </table:table-cell>
          <table:table-cell office:value-type="float" office:value="174.13" calcext:value-type="float">
            <text:p>174,13</text:p>
          </table:table-cell>
          <table:table-cell office:value-type="float" office:value="166.7" calcext:value-type="float">
            <text:p>166,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5</text:p>
          </table:table-cell>
          <table:table-cell office:value-type="float" office:value="229.65" calcext:value-type="float">
            <text:p>229,65</text:p>
          </table:table-cell>
          <table:table-cell office:value-type="float" office:value="163.68" calcext:value-type="float">
            <text:p>163,68</text:p>
          </table:table-cell>
          <table:table-cell office:value-type="float" office:value="164.53" calcext:value-type="float">
            <text:p>164,53</text:p>
          </table:table-cell>
          <table:table-cell office:value-type="float" office:value="186.67" calcext:value-type="float">
            <text:p>186,67</text:p>
          </table:table-cell>
          <table:table-cell office:value-type="float" office:value="169.09" calcext:value-type="float">
            <text:p>169,0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6</text:p>
          </table:table-cell>
          <table:table-cell office:value-type="float" office:value="195.88" calcext:value-type="float">
            <text:p>195,88</text:p>
          </table:table-cell>
          <table:table-cell office:value-type="float" office:value="1030.96" calcext:value-type="float">
            <text:p>1030,96</text:p>
          </table:table-cell>
          <table:table-cell office:value-type="float" office:value="188.09" calcext:value-type="float">
            <text:p>188,09</text:p>
          </table:table-cell>
          <table:table-cell office:value-type="float" office:value="480.24" calcext:value-type="float">
            <text:p>480,24</text:p>
          </table:table-cell>
          <table:table-cell office:value-type="float" office:value="250.85" calcext:value-type="float">
            <text:p>250,8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7</text:p>
          </table:table-cell>
          <table:table-cell office:value-type="float" office:value="218.27" calcext:value-type="float">
            <text:p>218,27</text:p>
          </table:table-cell>
          <table:table-cell office:value-type="float" office:value="174.68" calcext:value-type="float">
            <text:p>174,68</text:p>
          </table:table-cell>
          <table:table-cell office:value-type="float" office:value="171.48" calcext:value-type="float">
            <text:p>171,48</text:p>
          </table:table-cell>
          <table:table-cell office:value-type="float" office:value="176.48" calcext:value-type="float">
            <text:p>176,48</text:p>
          </table:table-cell>
          <table:table-cell office:value-type="float" office:value="186.6" calcext:value-type="float">
            <text:p>186,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8</text:p>
          </table:table-cell>
          <table:table-cell office:value-type="float" office:value="246.22" calcext:value-type="float">
            <text:p>246,22</text:p>
          </table:table-cell>
          <table:table-cell office:value-type="float" office:value="915.01" calcext:value-type="float">
            <text:p>915,01</text:p>
          </table:table-cell>
          <table:table-cell office:value-type="float" office:value="171.31" calcext:value-type="float">
            <text:p>171,31</text:p>
          </table:table-cell>
          <table:table-cell office:value-type="float" office:value="178.42" calcext:value-type="float">
            <text:p>178,42</text:p>
          </table:table-cell>
          <table:table-cell office:value-type="float" office:value="178.72" calcext:value-type="float">
            <text:p>178,7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9</text:p>
          </table:table-cell>
          <table:table-cell office:value-type="float" office:value="189.19" calcext:value-type="float">
            <text:p>189,19</text:p>
          </table:table-cell>
          <table:table-cell office:value-type="float" office:value="175.49" calcext:value-type="float">
            <text:p>175,49</text:p>
          </table:table-cell>
          <table:table-cell office:value-type="float" office:value="174.31" calcext:value-type="float">
            <text:p>174,31</text:p>
          </table:table-cell>
          <table:table-cell office:value-type="float" office:value="182.71" calcext:value-type="float">
            <text:p>182,71</text:p>
          </table:table-cell>
          <table:table-cell office:value-type="float" office:value="179.7" calcext:value-type="float">
            <text:p>179,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10</text:p>
          </table:table-cell>
          <table:table-cell office:value-type="float" office:value="245.91" calcext:value-type="float">
            <text:p>245,91</text:p>
          </table:table-cell>
          <table:table-cell office:value-type="float" office:value="3184.84" calcext:value-type="float">
            <text:p>3184,84</text:p>
          </table:table-cell>
          <table:table-cell office:value-type="float" office:value="197.78" calcext:value-type="float">
            <text:p>197,78</text:p>
          </table:table-cell>
          <table:table-cell office:value-type="float" office:value="214.14" calcext:value-type="float">
            <text:p>214,14</text:p>
          </table:table-cell>
          <table:table-cell office:value-type="float" office:value="222.91" calcext:value-type="float">
            <text:p>222,9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017)</text:p>
          </table:table-cell>
          <table:table-cell table:style-name="ce17" table:formula="of:=AVERAGE([.B2:.B11])" office:value-type="float" office:value="224.3398" calcext:value-type="float">
            <text:p>224,3398</text:p>
          </table:table-cell>
          <table:table-cell table:style-name="ce17" table:formula="of:=AVERAGE([.C2:.C11])" office:value-type="float" office:value="751.2982" calcext:value-type="float">
            <text:p>751,2982</text:p>
          </table:table-cell>
          <table:table-cell table:style-name="ce17" table:formula="of:=AVERAGE([.D2:.D11])" office:value-type="float" office:value="177.434" calcext:value-type="float">
            <text:p>177,434</text:p>
          </table:table-cell>
          <table:table-cell table:style-name="ce17" table:formula="of:=AVERAGE([.E2:.E11])" office:value-type="float" office:value="221.575" calcext:value-type="float">
            <text:p>221,575</text:p>
          </table:table-cell>
          <table:table-cell table:style-name="ce17" table:formula="of:=AVERAGE([.F2:.F11])" office:value-type="float" office:value="191.7663" calcext:value-type="float">
            <text:p>191,7663</text:p>
          </table:table-cell>
          <table:table-cell table:number-columns-repeated="16377"/>
        </table:table-row>
        <table:table-row table:style-name="ro2">
          <table:table-cell/>
          <table:table-cell table:formula="of:=[.B12]/1017" office:value-type="float" office:value="0.220589773844641" calcext:value-type="float">
            <text:p>0,220589773844641</text:p>
          </table:table-cell>
          <table:table-cell table:formula="of:=[.C12]/1017" office:value-type="float" office:value="0.738739626352016" calcext:value-type="float">
            <text:p>0,738739626352016</text:p>
          </table:table-cell>
          <table:table-cell table:formula="of:=[.D12]/1017" office:value-type="float" office:value="0.174468043264503" calcext:value-type="float">
            <text:p>0,174468043264503</text:p>
          </table:table-cell>
          <table:table-cell table:formula="of:=[.E12]/1017" office:value-type="float" office:value="0.217871189773845" calcext:value-type="float">
            <text:p>0,217871189773845</text:p>
          </table:table-cell>
          <table:table-cell table:formula="of:=[.F12]/1017" office:value-type="float" office:value="0.188560766961652" calcext:value-type="float">
            <text:p>0,188560766961652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1</text:p>
          </table:table-cell>
          <table:table-cell office:value-type="float" office:value="221.07" calcext:value-type="float">
            <text:p>221,07</text:p>
          </table:table-cell>
          <table:table-cell office:value-type="float" office:value="213.56" calcext:value-type="float">
            <text:p>213,56</text:p>
          </table:table-cell>
          <table:table-cell office:value-type="float" office:value="198.93" calcext:value-type="float">
            <text:p>198,93</text:p>
          </table:table-cell>
          <table:table-cell office:value-type="float" office:value="211.2" calcext:value-type="float">
            <text:p>211,2</text:p>
          </table:table-cell>
          <table:table-cell office:value-type="float" office:value="629.903" calcext:value-type="float">
            <text:p>629,90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2</text:p>
          </table:table-cell>
          <table:table-cell office:value-type="float" office:value="222.54" calcext:value-type="float">
            <text:p>222,54</text:p>
          </table:table-cell>
          <table:table-cell office:value-type="float" office:value="353.92" calcext:value-type="float">
            <text:p>353,92</text:p>
          </table:table-cell>
          <table:table-cell office:value-type="float" office:value="201.78" calcext:value-type="float">
            <text:p>201,78</text:p>
          </table:table-cell>
          <table:table-cell office:value-type="float" office:value="198.48" calcext:value-type="float">
            <text:p>198,48</text:p>
          </table:table-cell>
          <table:table-cell office:value-type="float" office:value="198.85" calcext:value-type="float">
            <text:p>198,8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3</text:p>
          </table:table-cell>
          <table:table-cell office:value-type="float" office:value="197.96" calcext:value-type="float">
            <text:p>197,96</text:p>
          </table:table-cell>
          <table:table-cell office:value-type="float" office:value="1169.83" calcext:value-type="float">
            <text:p>1169,83</text:p>
          </table:table-cell>
          <table:table-cell office:value-type="float" office:value="192.94" calcext:value-type="float">
            <text:p>192,94</text:p>
          </table:table-cell>
          <table:table-cell office:value-type="float" office:value="200.33" calcext:value-type="float">
            <text:p>200,33</text:p>
          </table:table-cell>
          <table:table-cell office:value-type="float" office:value="183.82" calcext:value-type="float">
            <text:p>183,8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4</text:p>
          </table:table-cell>
          <table:table-cell office:value-type="float" office:value="191.05" calcext:value-type="float">
            <text:p>191,05</text:p>
          </table:table-cell>
          <table:table-cell office:value-type="float" office:value="180.78" calcext:value-type="float">
            <text:p>180,78</text:p>
          </table:table-cell>
          <table:table-cell office:value-type="float" office:value="180.58" calcext:value-type="float">
            <text:p>180,58</text:p>
          </table:table-cell>
          <table:table-cell office:value-type="float" office:value="184.63" calcext:value-type="float">
            <text:p>184,63</text:p>
          </table:table-cell>
          <table:table-cell office:value-type="float" office:value="992.52" calcext:value-type="float">
            <text:p>992,5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5</text:p>
          </table:table-cell>
          <table:table-cell office:value-type="float" office:value="199.31" calcext:value-type="float">
            <text:p>199,31</text:p>
          </table:table-cell>
          <table:table-cell office:value-type="float" office:value="736.62" calcext:value-type="float">
            <text:p>736,62</text:p>
          </table:table-cell>
          <table:table-cell office:value-type="float" office:value="189.59" calcext:value-type="float">
            <text:p>189,59</text:p>
          </table:table-cell>
          <table:table-cell office:value-type="float" office:value="193.71" calcext:value-type="float">
            <text:p>193,71</text:p>
          </table:table-cell>
          <table:table-cell office:value-type="float" office:value="188.87" calcext:value-type="float">
            <text:p>188,8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6</text:p>
          </table:table-cell>
          <table:table-cell office:value-type="float" office:value="247.8" calcext:value-type="float">
            <text:p>247,8</text:p>
          </table:table-cell>
          <table:table-cell office:value-type="float" office:value="234.07" calcext:value-type="float">
            <text:p>234,07</text:p>
          </table:table-cell>
          <table:table-cell office:value-type="float" office:value="234.86" calcext:value-type="float">
            <text:p>234,86</text:p>
          </table:table-cell>
          <table:table-cell office:value-type="float" office:value="237.18" calcext:value-type="float">
            <text:p>237,18</text:p>
          </table:table-cell>
          <table:table-cell office:value-type="float" office:value="236.14" calcext:value-type="float">
            <text:p>236,1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7</text:p>
          </table:table-cell>
          <table:table-cell office:value-type="float" office:value="223.39" calcext:value-type="float">
            <text:p>223,39</text:p>
          </table:table-cell>
          <table:table-cell office:value-type="float" office:value="224.07" calcext:value-type="float">
            <text:p>224,07</text:p>
          </table:table-cell>
          <table:table-cell office:value-type="float" office:value="212.26" calcext:value-type="float">
            <text:p>212,26</text:p>
          </table:table-cell>
          <table:table-cell office:value-type="float" office:value="211.77" calcext:value-type="float">
            <text:p>211,77</text:p>
          </table:table-cell>
          <table:table-cell office:value-type="float" office:value="209.16" calcext:value-type="float">
            <text:p>209,1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8</text:p>
          </table:table-cell>
          <table:table-cell office:value-type="float" office:value="219.04" calcext:value-type="float">
            <text:p>219,04</text:p>
          </table:table-cell>
          <table:table-cell office:value-type="float" office:value="214.76" calcext:value-type="float">
            <text:p>214,76</text:p>
          </table:table-cell>
          <table:table-cell office:value-type="float" office:value="212.68" calcext:value-type="float">
            <text:p>212,68</text:p>
          </table:table-cell>
          <table:table-cell office:value-type="float" office:value="324.031" calcext:value-type="float">
            <text:p>324,031</text:p>
          </table:table-cell>
          <table:table-cell office:value-type="float" office:value="212.43" calcext:value-type="float">
            <text:p>212,4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9</text:p>
          </table:table-cell>
          <table:table-cell office:value-type="float" office:value="212.96" calcext:value-type="float">
            <text:p>212,96</text:p>
          </table:table-cell>
          <table:table-cell office:value-type="float" office:value="206.98" calcext:value-type="float">
            <text:p>206,98</text:p>
          </table:table-cell>
          <table:table-cell office:value-type="float" office:value="203.16" calcext:value-type="float">
            <text:p>203,16</text:p>
          </table:table-cell>
          <table:table-cell office:value-type="float" office:value="209.096" calcext:value-type="float">
            <text:p>209,096</text:p>
          </table:table-cell>
          <table:table-cell office:value-type="float" office:value="200.83" calcext:value-type="float">
            <text:p>200,8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10</text:p>
          </table:table-cell>
          <table:table-cell office:value-type="float" office:value="203.96" calcext:value-type="float">
            <text:p>203,96</text:p>
          </table:table-cell>
          <table:table-cell office:value-type="float" office:value="2059.51" calcext:value-type="float">
            <text:p>2059,51</text:p>
          </table:table-cell>
          <table:table-cell office:value-type="float" office:value="196.52" calcext:value-type="float">
            <text:p>196,52</text:p>
          </table:table-cell>
          <table:table-cell office:value-type="float" office:value="227.14" calcext:value-type="float">
            <text:p>227,14</text:p>
          </table:table-cell>
          <table:table-cell office:value-type="float" office:value="197.59" calcext:value-type="float">
            <text:p>197,5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146)</text:p>
          </table:table-cell>
          <table:table-cell table:style-name="ce17" table:formula="of:=AVERAGE([.B16:.B25])" office:value-type="float" office:value="213.908" calcext:value-type="float">
            <text:p>213,908</text:p>
          </table:table-cell>
          <table:table-cell table:style-name="ce17" table:formula="of:=AVERAGE([.C16:.C25])" office:value-type="float" office:value="559.41" calcext:value-type="float">
            <text:p>559,41</text:p>
          </table:table-cell>
          <table:table-cell table:style-name="ce17" table:formula="of:=AVERAGE([.D16:.D25])" office:value-type="float" office:value="202.33" calcext:value-type="float">
            <text:p>202,33</text:p>
          </table:table-cell>
          <table:table-cell table:style-name="ce17" table:formula="of:=AVERAGE([.E16:.E25])" office:value-type="float" office:value="219.7567" calcext:value-type="float">
            <text:p>219,7567</text:p>
          </table:table-cell>
          <table:table-cell table:style-name="ce17" table:formula="of:=AVERAGE([.F16:.F25])" office:value-type="float" office:value="325.0113" calcext:value-type="float">
            <text:p>325,0113</text:p>
          </table:table-cell>
          <table:table-cell table:number-columns-repeated="16377"/>
        </table:table-row>
        <table:table-row table:style-name="ro2">
          <table:table-cell/>
          <table:table-cell table:formula="of:=[.B26]/1146" office:value-type="float" office:value="0.186656195462478" calcext:value-type="float">
            <text:p>0,186656195462478</text:p>
          </table:table-cell>
          <table:table-cell table:formula="of:=[.C26]/1146" office:value-type="float" office:value="0.488141361256544" calcext:value-type="float">
            <text:p>0,488141361256544</text:p>
          </table:table-cell>
          <table:table-cell table:formula="of:=[.D26]/1146" office:value-type="float" office:value="0.176553228621291" calcext:value-type="float">
            <text:p>0,176553228621291</text:p>
          </table:table-cell>
          <table:table-cell table:formula="of:=[.E26]/1146" office:value-type="float" office:value="0.191759773123909" calcext:value-type="float">
            <text:p>0,191759773123909</text:p>
          </table:table-cell>
          <table:table-cell table:formula="of:=[.F26]/1146" office:value-type="float" office:value="0.28360497382199" calcext:value-type="float">
            <text:p>0,28360497382199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1</text:p>
          </table:table-cell>
          <table:table-cell office:value-type="float" office:value="241.78" calcext:value-type="float">
            <text:p>241,78</text:p>
          </table:table-cell>
          <table:table-cell office:value-type="float" office:value="312.5" calcext:value-type="float">
            <text:p>312,5</text:p>
          </table:table-cell>
          <table:table-cell office:value-type="float" office:value="208.35" calcext:value-type="float">
            <text:p>208,35</text:p>
          </table:table-cell>
          <table:table-cell office:value-type="float" office:value="239.46" calcext:value-type="float">
            <text:p>239,46</text:p>
          </table:table-cell>
          <table:table-cell office:value-type="float" office:value="276.46" calcext:value-type="float">
            <text:p>276,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2</text:p>
          </table:table-cell>
          <table:table-cell office:value-type="float" office:value="253.65" calcext:value-type="float">
            <text:p>253,65</text:p>
          </table:table-cell>
          <table:table-cell office:value-type="float" office:value="2634.03" calcext:value-type="float">
            <text:p>2634,03</text:p>
          </table:table-cell>
          <table:table-cell office:value-type="float" office:value="220.86" calcext:value-type="float">
            <text:p>220,86</text:p>
          </table:table-cell>
          <table:table-cell office:value-type="float" office:value="268.67" calcext:value-type="float">
            <text:p>268,67</text:p>
          </table:table-cell>
          <table:table-cell office:value-type="float" office:value="247.21" calcext:value-type="float">
            <text:p>247,2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3</text:p>
          </table:table-cell>
          <table:table-cell office:value-type="float" office:value="255.96" calcext:value-type="float">
            <text:p>255,96</text:p>
          </table:table-cell>
          <table:table-cell office:value-type="float" office:value="1550.081" calcext:value-type="float">
            <text:p>1550,081</text:p>
          </table:table-cell>
          <table:table-cell office:value-type="float" office:value="245.08" calcext:value-type="float">
            <text:p>245,08</text:p>
          </table:table-cell>
          <table:table-cell office:value-type="float" office:value="260.71" calcext:value-type="float">
            <text:p>260,71</text:p>
          </table:table-cell>
          <table:table-cell office:value-type="float" office:value="244.896" calcext:value-type="float">
            <text:p>244,89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4</text:p>
          </table:table-cell>
          <table:table-cell office:value-type="float" office:value="235.61" calcext:value-type="float">
            <text:p>235,61</text:p>
          </table:table-cell>
          <table:table-cell office:value-type="float" office:value="329.45" calcext:value-type="float">
            <text:p>329,45</text:p>
          </table:table-cell>
          <table:table-cell office:value-type="float" office:value="225.83" calcext:value-type="float">
            <text:p>225,83</text:p>
          </table:table-cell>
          <table:table-cell office:value-type="float" office:value="231.84" calcext:value-type="float">
            <text:p>231,84</text:p>
          </table:table-cell>
          <table:table-cell office:value-type="float" office:value="223.42" calcext:value-type="float">
            <text:p>223,4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5</text:p>
          </table:table-cell>
          <table:table-cell office:value-type="float" office:value="285.03" calcext:value-type="float">
            <text:p>285,03</text:p>
          </table:table-cell>
          <table:table-cell office:value-type="float" office:value="311.739" calcext:value-type="float">
            <text:p>311,739</text:p>
          </table:table-cell>
          <table:table-cell office:value-type="float" office:value="259.11" calcext:value-type="float">
            <text:p>259,11</text:p>
          </table:table-cell>
          <table:table-cell office:value-type="float" office:value="257.14" calcext:value-type="float">
            <text:p>257,14</text:p>
          </table:table-cell>
          <table:table-cell office:value-type="float" office:value="252.7" calcext:value-type="float">
            <text:p>252,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6</text:p>
          </table:table-cell>
          <table:table-cell office:value-type="float" office:value="228.53" calcext:value-type="float">
            <text:p>228,53</text:p>
          </table:table-cell>
          <table:table-cell office:value-type="float" office:value="466.611" calcext:value-type="float">
            <text:p>466,611</text:p>
          </table:table-cell>
          <table:table-cell office:value-type="float" office:value="216.19" calcext:value-type="float">
            <text:p>216,19</text:p>
          </table:table-cell>
          <table:table-cell office:value-type="float" office:value="212.61" calcext:value-type="float">
            <text:p>212,61</text:p>
          </table:table-cell>
          <table:table-cell office:value-type="float" office:value="209.88" calcext:value-type="float">
            <text:p>209,88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7</text:p>
          </table:table-cell>
          <table:table-cell office:value-type="float" office:value="221.67" calcext:value-type="float">
            <text:p>221,67</text:p>
          </table:table-cell>
          <table:table-cell office:value-type="float" office:value="463.501" calcext:value-type="float">
            <text:p>463,501</text:p>
          </table:table-cell>
          <table:table-cell office:value-type="float" office:value="209.93" calcext:value-type="float">
            <text:p>209,93</text:p>
          </table:table-cell>
          <table:table-cell office:value-type="float" office:value="212.49" calcext:value-type="float">
            <text:p>212,49</text:p>
          </table:table-cell>
          <table:table-cell office:value-type="float" office:value="209.31" calcext:value-type="float">
            <text:p>209,3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8</text:p>
          </table:table-cell>
          <table:table-cell office:value-type="float" office:value="241.83" calcext:value-type="float">
            <text:p>241,83</text:p>
          </table:table-cell>
          <table:table-cell office:value-type="float" office:value="1311.58" calcext:value-type="float">
            <text:p>1311,58</text:p>
          </table:table-cell>
          <table:table-cell office:value-type="float" office:value="230.85" calcext:value-type="float">
            <text:p>230,85</text:p>
          </table:table-cell>
          <table:table-cell office:value-type="float" office:value="267.98" calcext:value-type="float">
            <text:p>267,98</text:p>
          </table:table-cell>
          <table:table-cell office:value-type="float" office:value="232.33" calcext:value-type="float">
            <text:p>232,3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9</text:p>
          </table:table-cell>
          <table:table-cell office:value-type="float" office:value="221.54" calcext:value-type="float">
            <text:p>221,54</text:p>
          </table:table-cell>
          <table:table-cell office:value-type="float" office:value="226.77" calcext:value-type="float">
            <text:p>226,77</text:p>
          </table:table-cell>
          <table:table-cell office:value-type="float" office:value="212.58" calcext:value-type="float">
            <text:p>212,58</text:p>
          </table:table-cell>
          <table:table-cell office:value-type="float" office:value="221.97" calcext:value-type="float">
            <text:p>221,97</text:p>
          </table:table-cell>
          <table:table-cell office:value-type="float" office:value="211.78" calcext:value-type="float">
            <text:p>211,78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10</text:p>
          </table:table-cell>
          <table:table-cell office:value-type="float" office:value="231.73" calcext:value-type="float">
            <text:p>231,73</text:p>
          </table:table-cell>
          <table:table-cell office:value-type="float" office:value="224.204" calcext:value-type="float">
            <text:p>224,204</text:p>
          </table:table-cell>
          <table:table-cell office:value-type="float" office:value="223.7" calcext:value-type="float">
            <text:p>223,7</text:p>
          </table:table-cell>
          <table:table-cell office:value-type="float" office:value="224.41" calcext:value-type="float">
            <text:p>224,41</text:p>
          </table:table-cell>
          <table:table-cell office:value-type="float" office:value="221.57" calcext:value-type="float">
            <text:p>221,5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309)</text:p>
          </table:table-cell>
          <table:table-cell table:style-name="ce17" table:formula="of:=AVERAGE([.B30:.B39])" office:value-type="float" office:value="241.733" calcext:value-type="float">
            <text:p>241,733</text:p>
          </table:table-cell>
          <table:table-cell table:style-name="ce17" table:formula="of:=AVERAGE([.C30:.C39])" office:value-type="float" office:value="783.0466" calcext:value-type="float">
            <text:p>783,0466</text:p>
          </table:table-cell>
          <table:table-cell table:style-name="ce17" table:formula="of:=AVERAGE([.D30:.D39])" office:value-type="float" office:value="225.248" calcext:value-type="float">
            <text:p>225,248</text:p>
          </table:table-cell>
          <table:table-cell table:style-name="ce17" table:formula="of:=AVERAGE([.E30:.E39])" office:value-type="float" office:value="239.728" calcext:value-type="float">
            <text:p>239,728</text:p>
          </table:table-cell>
          <table:table-cell table:style-name="ce17" table:formula="of:=AVERAGE([.F30:.F39])" office:value-type="float" office:value="232.9556" calcext:value-type="float">
            <text:p>232,9556</text:p>
          </table:table-cell>
          <table:table-cell table:number-columns-repeated="16377"/>
        </table:table-row>
        <table:table-row table:style-name="ro2">
          <table:table-cell/>
          <table:table-cell table:formula="of:=[.B40]/1309" office:value-type="float" office:value="0.184669977081742" calcext:value-type="float">
            <text:p>0,184669977081742</text:p>
          </table:table-cell>
          <table:table-cell table:formula="of:=[.C40]/1309" office:value-type="float" office:value="0.598202139037433" calcext:value-type="float">
            <text:p>0,598202139037433</text:p>
          </table:table-cell>
          <table:table-cell table:formula="of:=[.D40]/1309" office:value-type="float" office:value="0.172076394194041" calcext:value-type="float">
            <text:p>0,172076394194041</text:p>
          </table:table-cell>
          <table:table-cell table:formula="of:=[.E40]/1309" office:value-type="float" office:value="0.183138273491215" calcext:value-type="float">
            <text:p>0,183138273491215</text:p>
          </table:table-cell>
          <table:table-cell table:formula="of:=[.F40]/1309" office:value-type="float" office:value="0.177964553093965" calcext:value-type="float">
            <text:p>0,177964553093965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1</text:p>
          </table:table-cell>
          <table:table-cell office:value-type="float" office:value="295.302" calcext:value-type="float">
            <text:p>295,302</text:p>
          </table:table-cell>
          <table:table-cell office:value-type="float" office:value="284.33" calcext:value-type="float">
            <text:p>284,33</text:p>
          </table:table-cell>
          <table:table-cell office:value-type="float" office:value="280.46" calcext:value-type="float">
            <text:p>280,46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2</text:p>
          </table:table-cell>
          <table:table-cell office:value-type="float" office:value="312.26" calcext:value-type="float">
            <text:p>312,26</text:p>
          </table:table-cell>
          <table:table-cell office:value-type="float" office:value="295.68" calcext:value-type="float">
            <text:p>295,68</text:p>
          </table:table-cell>
          <table:table-cell office:value-type="float" office:value="295.998" calcext:value-type="float">
            <text:p>295,998</text:p>
          </table:table-cell>
          <table:table-cell office:value-type="float" office:value="292.77" calcext:value-type="float">
            <text:p>292,77</text:p>
          </table:table-cell>
          <table:table-cell office:value-type="float" office:value="293.22" calcext:value-type="float">
            <text:p>293,2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3</text:p>
          </table:table-cell>
          <table:table-cell office:value-type="float" office:value="275.93" calcext:value-type="float">
            <text:p>275,93</text:p>
          </table:table-cell>
          <table:table-cell office:value-type="float" office:value="762.742" calcext:value-type="float">
            <text:p>762,742</text:p>
          </table:table-cell>
          <table:table-cell office:value-type="float" office:value="250.79" calcext:value-type="float">
            <text:p>250,79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4</text:p>
          </table:table-cell>
          <table:table-cell office:value-type="float" office:value="333.46" calcext:value-type="float">
            <text:p>333,46</text:p>
          </table:table-cell>
          <table:table-cell office:value-type="float" office:value="829.826" calcext:value-type="float">
            <text:p>829,826</text:p>
          </table:table-cell>
          <table:table-cell office:value-type="float" office:value="317.62" calcext:value-type="float">
            <text:p>317,62</text:p>
          </table:table-cell>
          <table:table-cell office:value-type="float" office:value="344.03" calcext:value-type="float">
            <text:p>344,03</text:p>
          </table:table-cell>
          <table:table-cell office:value-type="float" office:value="312.36" calcext:value-type="float">
            <text:p>312,3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5</text:p>
          </table:table-cell>
          <table:table-cell office:value-type="float" office:value="338.72" calcext:value-type="float">
            <text:p>338,72</text:p>
          </table:table-cell>
          <table:table-cell office:value-type="float" office:value="341.56" calcext:value-type="float">
            <text:p>341,56</text:p>
          </table:table-cell>
          <table:table-cell office:value-type="float" office:value="312.51" calcext:value-type="float">
            <text:p>312,51</text:p>
          </table:table-cell>
          <table:table-cell office:value-type="float" office:value="314.71" calcext:value-type="float">
            <text:p>314,71</text:p>
          </table:table-cell>
          <table:table-cell office:value-type="float" office:value="471.86" calcext:value-type="float">
            <text:p>471,8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6</text:p>
          </table:table-cell>
          <table:table-cell office:value-type="float" office:value="291.63" calcext:value-type="float">
            <text:p>291,63</text:p>
          </table:table-cell>
          <table:table-cell office:value-type="float" office:value="272.46" calcext:value-type="float">
            <text:p>272,46</text:p>
          </table:table-cell>
          <table:table-cell office:value-type="float" office:value="272.759" calcext:value-type="float">
            <text:p>272,759</text:p>
          </table:table-cell>
          <table:table-cell table:number-columns-repeated="2" office:value-type="float" office:value="279.84" calcext:value-type="float">
            <text:p>279,8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7</text:p>
          </table:table-cell>
          <table:table-cell office:value-type="float" office:value="307.052" calcext:value-type="float">
            <text:p>307,052</text:p>
          </table:table-cell>
          <table:table-cell office:value-type="float" office:value="2574.43" calcext:value-type="float">
            <text:p>2574,43</text:p>
          </table:table-cell>
          <table:table-cell office:value-type="float" office:value="286.55" calcext:value-type="float">
            <text:p>286,55</text:p>
          </table:table-cell>
          <table:table-cell office:value-type="float" office:value="301.72" calcext:value-type="float">
            <text:p>301,72</text:p>
          </table:table-cell>
          <table:table-cell office:value-type="float" office:value="279.23" calcext:value-type="float">
            <text:p>279,2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8</text:p>
          </table:table-cell>
          <table:table-cell office:value-type="float" office:value="295.1" calcext:value-type="float">
            <text:p>295,1</text:p>
          </table:table-cell>
          <table:table-cell office:value-type="float" office:value="278.15" calcext:value-type="float">
            <text:p>278,15</text:p>
          </table:table-cell>
          <table:table-cell office:value-type="float" office:value="281.42" calcext:value-type="float">
            <text:p>281,42</text:p>
          </table:table-cell>
          <table:table-cell office:value-type="float" office:value="331.19" calcext:value-type="float">
            <text:p>331,19</text:p>
          </table:table-cell>
          <table:table-cell office:value-type="float" office:value="281.03" calcext:value-type="float">
            <text:p>281,0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9</text:p>
          </table:table-cell>
          <table:table-cell office:value-type="float" office:value="303.04" calcext:value-type="float">
            <text:p>303,04</text:p>
          </table:table-cell>
          <table:table-cell office:value-type="float" office:value="585.15" calcext:value-type="float">
            <text:p>585,15</text:p>
          </table:table-cell>
          <table:table-cell office:value-type="float" office:value="288.8" calcext:value-type="float">
            <text:p>288,8</text:p>
          </table:table-cell>
          <table:table-cell office:value-type="float" office:value="290.93" calcext:value-type="float">
            <text:p>290,93</text:p>
          </table:table-cell>
          <table:table-cell office:value-type="float" office:value="287.85" calcext:value-type="float">
            <text:p>287,8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10</text:p>
          </table:table-cell>
          <table:table-cell office:value-type="float" office:value="317.029" calcext:value-type="float">
            <text:p>317,029</text:p>
          </table:table-cell>
          <table:table-cell office:value-type="float" office:value="287.217" calcext:value-type="float">
            <text:p>287,217</text:p>
          </table:table-cell>
          <table:table-cell office:value-type="float" office:value="284.02" calcext:value-type="float">
            <text:p>284,02</text:p>
          </table:table-cell>
          <table:table-cell office:value-type="float" office:value="297.67" calcext:value-type="float">
            <text:p>297,67</text:p>
          </table:table-cell>
          <table:table-cell office:value-type="float" office:value="284.35" calcext:value-type="float">
            <text:p>284,3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608)</text:p>
          </table:table-cell>
          <table:table-cell table:style-name="ce17" table:formula="of:=AVERAGE([.B44:.B53])" office:value-type="float" office:value="306.9523" calcext:value-type="float">
            <text:p>306,9523</text:p>
          </table:table-cell>
          <table:table-cell table:style-name="ce17" table:formula="of:=AVERAGE([.C44:.C53])" office:value-type="float" office:value="651.1545" calcext:value-type="float">
            <text:p>651,1545</text:p>
          </table:table-cell>
          <table:table-cell table:style-name="ce17" table:formula="of:=AVERAGE([.D44:.D53])" office:value-type="float" office:value="287.0927" calcext:value-type="float">
            <text:p>287,0927</text:p>
          </table:table-cell>
          <table:table-cell table:style-name="ce17" table:formula="of:=AVERAGE([.E44:.E53])" office:value-type="float" office:value="301.21" calcext:value-type="float">
            <text:p>301,21</text:p>
          </table:table-cell>
          <table:table-cell table:style-name="ce17" table:formula="of:=AVERAGE([.F44:.F53])" office:value-type="float" office:value="304.542" calcext:value-type="float">
            <text:p>304,542</text:p>
          </table:table-cell>
          <table:table-cell table:number-columns-repeated="16377"/>
        </table:table-row>
        <table:table-row table:style-name="ro2">
          <table:table-cell/>
          <table:table-cell table:formula="of:=[.B54]/1608" office:value-type="float" office:value="0.190890733830846" calcext:value-type="float">
            <text:p>0,190890733830846</text:p>
          </table:table-cell>
          <table:table-cell table:formula="of:=[.C54]/1608" office:value-type="float" office:value="0.404946828358209" calcext:value-type="float">
            <text:p>0,404946828358209</text:p>
          </table:table-cell>
          <table:table-cell table:formula="of:=[.D54]/1608" office:value-type="float" office:value="0.178540236318408" calcext:value-type="float">
            <text:p>0,178540236318408</text:p>
          </table:table-cell>
          <table:table-cell table:formula="of:=[.E54]/1608" office:value-type="float" office:value="0.187319651741294" calcext:value-type="float">
            <text:p>0,187319651741294</text:p>
          </table:table-cell>
          <table:table-cell table:formula="of:=[.F54]/1608" office:value-type="float" office:value="0.189391791044776" calcext:value-type="float">
            <text:p>0,189391791044776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1</text:p>
          </table:table-cell>
          <table:table-cell office:value-type="float" office:value="336.06" calcext:value-type="float">
            <text:p>336,06</text:p>
          </table:table-cell>
          <table:table-cell office:value-type="float" office:value="1331.26" calcext:value-type="float">
            <text:p>1331,26</text:p>
          </table:table-cell>
          <table:table-cell office:value-type="float" office:value="305.62" calcext:value-type="float">
            <text:p>305,62</text:p>
          </table:table-cell>
          <table:table-cell office:value-type="float" office:value="323.19" calcext:value-type="float">
            <text:p>323,19</text:p>
          </table:table-cell>
          <table:table-cell office:value-type="float" office:value="300.471" calcext:value-type="float">
            <text:p>300,47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2</text:p>
          </table:table-cell>
          <table:table-cell office:value-type="float" office:value="340.29" calcext:value-type="float">
            <text:p>340,29</text:p>
          </table:table-cell>
          <table:table-cell office:value-type="float" office:value="903.54" calcext:value-type="float">
            <text:p>903,54</text:p>
          </table:table-cell>
          <table:table-cell office:value-type="float" office:value="314.18" calcext:value-type="float">
            <text:p>314,18</text:p>
          </table:table-cell>
          <table:table-cell office:value-type="float" office:value="353.82" calcext:value-type="float">
            <text:p>353,82</text:p>
          </table:table-cell>
          <table:table-cell office:value-type="float" office:value="310.11" calcext:value-type="float">
            <text:p>310,1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3</text:p>
          </table:table-cell>
          <table:table-cell office:value-type="float" office:value="319.901" calcext:value-type="float">
            <text:p>319,901</text:p>
          </table:table-cell>
          <table:table-cell office:value-type="float" office:value="353.62" calcext:value-type="float">
            <text:p>353,62</text:p>
          </table:table-cell>
          <table:table-cell office:value-type="float" office:value="299.14" calcext:value-type="float">
            <text:p>299,14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4</text:p>
          </table:table-cell>
          <table:table-cell office:value-type="float" office:value="1000" calcext:value-type="float">
            <text:p>1000</text:p>
          </table:table-cell>
          <table:table-cell office:value-type="float" office:value="373.88" calcext:value-type="float">
            <text:p>373,88</text:p>
          </table:table-cell>
          <table:table-cell office:value-type="float" office:value="278.901" calcext:value-type="float">
            <text:p>278,901</text:p>
          </table:table-cell>
          <table:table-cell office:value-type="float" office:value="300.42" calcext:value-type="float">
            <text:p>300,42</text:p>
          </table:table-cell>
          <table:table-cell office:value-type="float" office:value="279.84" calcext:value-type="float">
            <text:p>279,8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5</text:p>
          </table:table-cell>
          <table:table-cell office:value-type="float" office:value="330.34" calcext:value-type="float">
            <text:p>330,34</text:p>
          </table:table-cell>
          <table:table-cell office:value-type="float" office:value="957.043" calcext:value-type="float">
            <text:p>957,043</text:p>
          </table:table-cell>
          <table:table-cell office:value-type="float" office:value="312.64" calcext:value-type="float">
            <text:p>312,64</text:p>
          </table:table-cell>
          <table:table-cell office:value-type="float" office:value="320.4" calcext:value-type="float">
            <text:p>320,4</text:p>
          </table:table-cell>
          <table:table-cell office:value-type="float" office:value="310.11" calcext:value-type="float">
            <text:p>310,1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6</text:p>
          </table:table-cell>
          <table:table-cell office:value-type="float" office:value="343.68" calcext:value-type="float">
            <text:p>343,68</text:p>
          </table:table-cell>
          <table:table-cell office:value-type="float" office:value="289.02" calcext:value-type="float">
            <text:p>289,02</text:p>
          </table:table-cell>
          <table:table-cell office:value-type="float" office:value="285.401" calcext:value-type="float">
            <text:p>285,401</text:p>
          </table:table-cell>
          <table:table-cell office:value-type="float" office:value="306.71" calcext:value-type="float">
            <text:p>306,71</text:p>
          </table:table-cell>
          <table:table-cell office:value-type="float" office:value="287.45" calcext:value-type="float">
            <text:p>287,4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7</text:p>
          </table:table-cell>
          <table:table-cell office:value-type="float" office:value="311.31" calcext:value-type="float">
            <text:p>311,31</text:p>
          </table:table-cell>
          <table:table-cell office:value-type="float" office:value="430.93" calcext:value-type="float">
            <text:p>430,93</text:p>
          </table:table-cell>
          <table:table-cell office:value-type="float" office:value="276.78" calcext:value-type="float">
            <text:p>276,78</text:p>
          </table:table-cell>
          <table:table-cell office:value-type="float" office:value="281.38" calcext:value-type="float">
            <text:p>281,38</text:p>
          </table:table-cell>
          <table:table-cell office:value-type="float" office:value="276.96" calcext:value-type="float">
            <text:p>276,9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8</text:p>
          </table:table-cell>
          <table:table-cell office:value-type="float" office:value="2114.507" calcext:value-type="float">
            <text:p>2114,507</text:p>
          </table:table-cell>
          <table:table-cell office:value-type="float" office:value="1124.67" calcext:value-type="float">
            <text:p>1124,67</text:p>
          </table:table-cell>
          <table:table-cell office:value-type="float" office:value="265.68" calcext:value-type="float">
            <text:p>265,68</text:p>
          </table:table-cell>
          <table:table-cell office:value-type="float" office:value="288.56" calcext:value-type="float">
            <text:p>288,56</text:p>
          </table:table-cell>
          <table:table-cell office:value-type="float" office:value="256.64" calcext:value-type="float">
            <text:p>256,6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9</text:p>
          </table:table-cell>
          <table:table-cell office:value-type="float" office:value="323.29" calcext:value-type="float">
            <text:p>323,29</text:p>
          </table:table-cell>
          <table:table-cell office:value-type="float" office:value="319.22" calcext:value-type="float">
            <text:p>319,22</text:p>
          </table:table-cell>
          <table:table-cell office:value-type="float" office:value="301.201" calcext:value-type="float">
            <text:p>301,201</text:p>
          </table:table-cell>
          <table:table-cell table:number-columns-repeated="2" office:value-type="float" office:value="311.73" calcext:value-type="float">
            <text:p>311,7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10</text:p>
          </table:table-cell>
          <table:table-cell office:value-type="float" office:value="345.77" calcext:value-type="float">
            <text:p>345,77</text:p>
          </table:table-cell>
          <table:table-cell office:value-type="float" office:value="2242.43" calcext:value-type="float">
            <text:p>2242,43</text:p>
          </table:table-cell>
          <table:table-cell office:value-type="float" office:value="271.36" calcext:value-type="float">
            <text:p>271,36</text:p>
          </table:table-cell>
          <table:table-cell table:number-columns-repeated="2" office:value-type="float" office:value="277.14" calcext:value-type="float">
            <text:p>277,1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629)</text:p>
          </table:table-cell>
          <table:table-cell table:style-name="ce17" table:formula="of:=AVERAGE([.B58:.B67])" office:value-type="float" office:value="576.5148" calcext:value-type="float">
            <text:p>576,5148</text:p>
          </table:table-cell>
          <table:table-cell table:style-name="ce17" table:formula="of:=AVERAGE([.C58:.C67])" office:value-type="float" office:value="832.5613" calcext:value-type="float">
            <text:p>832,5613</text:p>
          </table:table-cell>
          <table:table-cell table:style-name="ce17" table:formula="of:=AVERAGE([.D58:.D67])" office:value-type="float" office:value="291.0903" calcext:value-type="float">
            <text:p>291,0903</text:p>
          </table:table-cell>
          <table:table-cell table:style-name="ce17" table:formula="of:=AVERAGE([.E58:.E67])" office:value-type="float" office:value="307.038888888889" calcext:value-type="float">
            <text:p>307,038888888889</text:p>
          </table:table-cell>
          <table:table-cell table:style-name="ce17" table:formula="of:=AVERAGE([.F58:.F67])" office:value-type="float" office:value="290.050111111111" calcext:value-type="float">
            <text:p>290,050111111111</text:p>
          </table:table-cell>
          <table:table-cell table:number-columns-repeated="16377"/>
        </table:table-row>
        <table:table-row table:style-name="ro2">
          <table:table-cell/>
          <table:table-cell table:formula="of:=[.B68]/1629" office:value-type="float" office:value="0.353907182320442" calcext:value-type="float">
            <text:p>0,353907182320442</text:p>
          </table:table-cell>
          <table:table-cell table:formula="of:=[.C68]/1629" office:value-type="float" office:value="0.511087354205034" calcext:value-type="float">
            <text:p>0,511087354205034</text:p>
          </table:table-cell>
          <table:table-cell table:formula="of:=[.D68]/1629" office:value-type="float" office:value="0.178692633517495" calcext:value-type="float">
            <text:p>0,178692633517495</text:p>
          </table:table-cell>
          <table:table-cell table:formula="of:=[.E68]/1629" office:value-type="float" office:value="0.188483050269422" calcext:value-type="float">
            <text:p>0,188483050269422</text:p>
          </table:table-cell>
          <table:table-cell table:formula="of:=[.F68]/1629" office:value-type="float" office:value="0.178054089079872" calcext:value-type="float">
            <text:p>0,178054089079872</text:p>
          </table:table-cell>
          <table:table-cell table:number-columns-repeated="16377"/>
        </table:table-row>
        <table:table-row table:style-name="ro2" table:number-rows-repeated="1048506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quake2004" table:style-name="ta1">
        <table:table-column table:style-name="co5" table:default-cell-style-name="ce17"/>
        <table:table-column table:style-name="co2" table:number-columns-repeated="5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10_1</text:p>
          </table:table-cell>
          <table:table-cell office:value-type="float" office:value="78.599" calcext:value-type="float">
            <text:p>78,599</text:p>
          </table:table-cell>
          <table:table-cell office:value-type="float" office:value="79.47" calcext:value-type="float">
            <text:p>79,47</text:p>
          </table:table-cell>
          <table:table-cell office:value-type="float" office:value="73.49" calcext:value-type="float">
            <text:p>73,49</text:p>
          </table:table-cell>
          <table:table-cell office:value-type="float" office:value="73.67" calcext:value-type="float">
            <text:p>73,67</text:p>
          </table:table-cell>
          <table:table-cell office:value-type="float" office:value="73.16" calcext:value-type="float">
            <text:p>73,16</text:p>
          </table:table-cell>
        </table:table-row>
        <table:table-row table:style-name="ro2">
          <table:table-cell office:value-type="string" calcext:value-type="string">
            <text:p>Quake_2004_10_2</text:p>
          </table:table-cell>
          <table:table-cell office:value-type="float" office:value="62.711" calcext:value-type="float">
            <text:p>62,711</text:p>
          </table:table-cell>
          <table:table-cell office:value-type="float" office:value="4243.64" calcext:value-type="float">
            <text:p>4243,64</text:p>
          </table:table-cell>
          <table:table-cell office:value-type="float" office:value="49.59" calcext:value-type="float">
            <text:p>49,59</text:p>
          </table:table-cell>
          <table:table-cell office:value-type="float" office:value="49.05" calcext:value-type="float">
            <text:p>49,05</text:p>
          </table:table-cell>
          <table:table-cell office:value-type="float" office:value="51.43" calcext:value-type="float">
            <text:p>51,43</text:p>
          </table:table-cell>
        </table:table-row>
        <table:table-row table:style-name="ro2">
          <table:table-cell office:value-type="string" calcext:value-type="string">
            <text:p>Quake_2004_10_3</text:p>
          </table:table-cell>
          <table:table-cell office:value-type="float" office:value="70.568" calcext:value-type="float">
            <text:p>70,568</text:p>
          </table:table-cell>
          <table:table-cell office:value-type="float" office:value="865.19" calcext:value-type="float">
            <text:p>865,19</text:p>
          </table:table-cell>
          <table:table-cell office:value-type="float" office:value="59.37" calcext:value-type="float">
            <text:p>59,37</text:p>
          </table:table-cell>
          <table:table-cell office:value-type="float" office:value="59.48" calcext:value-type="float">
            <text:p>59,48</text:p>
          </table:table-cell>
          <table:table-cell office:value-type="float" office:value="69.68" calcext:value-type="float">
            <text:p>69,68</text:p>
          </table:table-cell>
        </table:table-row>
        <table:table-row table:style-name="ro2">
          <table:table-cell office:value-type="string" calcext:value-type="string">
            <text:p>Quake_2004_10_4</text:p>
          </table:table-cell>
          <table:table-cell office:value-type="float" office:value="99.323" calcext:value-type="float">
            <text:p>99,323</text:p>
          </table:table-cell>
          <table:table-cell office:value-type="float" office:value="915.703" calcext:value-type="float">
            <text:p>915,703</text:p>
          </table:table-cell>
          <table:table-cell office:value-type="float" office:value="80.59" calcext:value-type="float">
            <text:p>80,59</text:p>
          </table:table-cell>
          <table:table-cell table:number-columns-repeated="2" office:value-type="float" office:value="80.74" calcext:value-type="float">
            <text:p>80,74</text:p>
          </table:table-cell>
        </table:table-row>
        <table:table-row table:style-name="ro2">
          <table:table-cell office:value-type="string" calcext:value-type="string">
            <text:p>Quake_2004_10_5</text:p>
          </table:table-cell>
          <table:table-cell office:value-type="float" office:value="72.558" calcext:value-type="float">
            <text:p>72,558</text:p>
          </table:table-cell>
          <table:table-cell office:value-type="float" office:value="150.139" calcext:value-type="float">
            <text:p>150,139</text:p>
          </table:table-cell>
          <table:table-cell office:value-type="float" office:value="62.49" calcext:value-type="float">
            <text:p>62,49</text:p>
          </table:table-cell>
          <table:table-cell office:value-type="float" office:value="63.39" calcext:value-type="float">
            <text:p>63,39</text:p>
          </table:table-cell>
          <table:table-cell office:value-type="float" office:value="64.93" calcext:value-type="float">
            <text:p>64,93</text:p>
          </table:table-cell>
        </table:table-row>
        <table:table-row table:style-name="ro2">
          <table:table-cell office:value-type="string" calcext:value-type="string">
            <text:p>Quake_2004_10_6</text:p>
          </table:table-cell>
          <table:table-cell office:value-type="float" office:value="93.193" calcext:value-type="float">
            <text:p>93,193</text:p>
          </table:table-cell>
          <table:table-cell office:value-type="float" office:value="1265.672" calcext:value-type="float">
            <text:p>1265,672</text:p>
          </table:table-cell>
          <table:table-cell office:value-type="float" office:value="59.67" calcext:value-type="float">
            <text:p>59,67</text:p>
          </table:table-cell>
          <table:table-cell office:value-type="float" office:value="64.09" calcext:value-type="float">
            <text:p>64,09</text:p>
          </table:table-cell>
          <table:table-cell office:value-type="float" office:value="63.8" calcext:value-type="float">
            <text:p>63,8</text:p>
          </table:table-cell>
        </table:table-row>
        <table:table-row table:style-name="ro2">
          <table:table-cell office:value-type="string" calcext:value-type="string">
            <text:p>Quake_2004_10_7</text:p>
          </table:table-cell>
          <table:table-cell office:value-type="float" office:value="79.843" calcext:value-type="float">
            <text:p>79,843</text:p>
          </table:table-cell>
          <table:table-cell office:value-type="float" office:value="385.217" calcext:value-type="float">
            <text:p>385,217</text:p>
          </table:table-cell>
          <table:table-cell office:value-type="float" office:value="73.15" calcext:value-type="float">
            <text:p>73,15</text:p>
          </table:table-cell>
          <table:table-cell office:value-type="float" office:value="71.94" calcext:value-type="float">
            <text:p>71,94</text:p>
          </table:table-cell>
          <table:table-cell office:value-type="float" office:value="72.41" calcext:value-type="float">
            <text:p>72,41</text:p>
          </table:table-cell>
        </table:table-row>
        <table:table-row table:style-name="ro2">
          <table:table-cell office:value-type="string" calcext:value-type="string">
            <text:p>Quake_2004_10_8</text:p>
          </table:table-cell>
          <table:table-cell office:value-type="float" office:value="61.235" calcext:value-type="float">
            <text:p>61,235</text:p>
          </table:table-cell>
          <table:table-cell office:value-type="float" office:value="66.318" calcext:value-type="float">
            <text:p>66,318</text:p>
          </table:table-cell>
          <table:table-cell office:value-type="float" office:value="58.001" calcext:value-type="float">
            <text:p>58,001</text:p>
          </table:table-cell>
          <table:table-cell office:value-type="float" office:value="58.67" calcext:value-type="float">
            <text:p>58,67</text:p>
          </table:table-cell>
          <table:table-cell office:value-type="float" office:value="119.05" calcext:value-type="float">
            <text:p>119,05</text:p>
          </table:table-cell>
        </table:table-row>
        <table:table-row table:style-name="ro2">
          <table:table-cell office:value-type="string" calcext:value-type="string">
            <text:p>Quake_2004_10_9</text:p>
          </table:table-cell>
          <table:table-cell office:value-type="float" office:value="71.326" calcext:value-type="float">
            <text:p>71,326</text:p>
          </table:table-cell>
          <table:table-cell office:value-type="float" office:value="64.584" calcext:value-type="float">
            <text:p>64,584</text:p>
          </table:table-cell>
          <table:table-cell office:value-type="float" office:value="63.59" calcext:value-type="float">
            <text:p>63,59</text:p>
          </table:table-cell>
          <table:table-cell office:value-type="float" office:value="60.56" calcext:value-type="float">
            <text:p>60,56</text:p>
          </table:table-cell>
          <table:table-cell office:value-type="float" office:value="63.04" calcext:value-type="float">
            <text:p>63,04</text:p>
          </table:table-cell>
        </table:table-row>
        <table:table-row table:style-name="ro2">
          <table:table-cell office:value-type="string" calcext:value-type="string">
            <text:p>Quake_2004_10_10</text:p>
          </table:table-cell>
          <table:table-cell office:value-type="float" office:value="64.139" calcext:value-type="float">
            <text:p>64,139</text:p>
          </table:table-cell>
          <table:table-cell office:value-type="float" office:value="183.79" calcext:value-type="float">
            <text:p>183,79</text:p>
          </table:table-cell>
          <table:table-cell office:value-type="float" office:value="53.602" calcext:value-type="float">
            <text:p>53,602</text:p>
          </table:table-cell>
          <table:table-cell office:value-type="float" office:value="52.78" calcext:value-type="float">
            <text:p>52,78</text:p>
          </table:table-cell>
          <table:table-cell office:value-type="float" office:value="52.07" calcext:value-type="float">
            <text:p>52,07</text:p>
          </table:table-cell>
        </table:table-row>
        <table:table-row table:style-name="ro2">
          <table:table-cell office:value-type="string" calcext:value-type="string">
            <text:p>DIVIDE(392)</text:p>
          </table:table-cell>
          <table:table-cell table:style-name="ce17" table:formula="of:=AVERAGE([.B2:.B11])" office:value-type="float" office:value="75.3495" calcext:value-type="float">
            <text:p>75,3495</text:p>
          </table:table-cell>
          <table:table-cell table:style-name="ce17" table:formula="of:=AVERAGE([.C2:.C11])" office:value-type="float" office:value="821.9723" calcext:value-type="float">
            <text:p>821,9723</text:p>
          </table:table-cell>
          <table:table-cell table:style-name="ce17" table:formula="of:=AVERAGE([.D2:.D11])" office:value-type="float" office:value="63.3543" calcext:value-type="float">
            <text:p>63,3543</text:p>
          </table:table-cell>
          <table:table-cell table:style-name="ce17" table:formula="of:=AVERAGE([.E2:.E11])" office:value-type="float" office:value="63.437" calcext:value-type="float">
            <text:p>63,437</text:p>
          </table:table-cell>
          <table:table-cell table:style-name="ce17" table:formula="of:=AVERAGE([.F2:.F11])" office:value-type="float" office:value="71.031" calcext:value-type="float">
            <text:p>71,031</text:p>
          </table:table-cell>
        </table:table-row>
        <table:table-row table:style-name="ro2">
          <table:table-cell/>
          <table:table-cell table:formula="of:=[.B12]/392" office:value-type="float" office:value="0.192218112244898" calcext:value-type="float">
            <text:p>0,192218112244898</text:p>
          </table:table-cell>
          <table:table-cell table:formula="of:=[.C12]/392" office:value-type="float" office:value="2.0968681122449" calcext:value-type="float">
            <text:p>2,0968681122449</text:p>
          </table:table-cell>
          <table:table-cell table:formula="of:=[.D12]/392" office:value-type="float" office:value="0.161618112244898" calcext:value-type="float">
            <text:p>0,161618112244898</text:p>
          </table:table-cell>
          <table:table-cell table:formula="of:=[.E12]/392" office:value-type="float" office:value="0.161829081632653" calcext:value-type="float">
            <text:p>0,161829081632653</text:p>
          </table:table-cell>
          <table:table-cell table:formula="of:=[.F12]/392" office:value-type="float" office:value="0.181201530612245" calcext:value-type="float">
            <text:p>0,181201530612245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25_1</text:p>
          </table:table-cell>
          <table:table-cell office:value-type="float" office:value="87.035" calcext:value-type="float">
            <text:p>87,035</text:p>
          </table:table-cell>
          <table:table-cell office:value-type="float" office:value="88.999" calcext:value-type="float">
            <text:p>88,999</text:p>
          </table:table-cell>
          <table:table-cell office:value-type="float" office:value="83.504" calcext:value-type="float">
            <text:p>83,504</text:p>
          </table:table-cell>
          <table:table-cell office:value-type="float" office:value="79.98" calcext:value-type="float">
            <text:p>79,98</text:p>
          </table:table-cell>
          <table:table-cell office:value-type="float" office:value="82.79" calcext:value-type="float">
            <text:p>82,79</text:p>
          </table:table-cell>
        </table:table-row>
        <table:table-row table:style-name="ro2">
          <table:table-cell office:value-type="string" calcext:value-type="string">
            <text:p>Quake_2004_25_2</text:p>
          </table:table-cell>
          <table:table-cell office:value-type="float" office:value="129.535" calcext:value-type="float">
            <text:p>129,535</text:p>
          </table:table-cell>
          <table:table-cell office:value-type="float" office:value="497.771" calcext:value-type="float">
            <text:p>497,771</text:p>
          </table:table-cell>
          <table:table-cell office:value-type="float" office:value="93.92" calcext:value-type="float">
            <text:p>93,92</text:p>
          </table:table-cell>
          <table:table-cell office:value-type="float" office:value="92.49" calcext:value-type="float">
            <text:p>92,49</text:p>
          </table:table-cell>
          <table:table-cell office:value-type="float" office:value="89.97" calcext:value-type="float">
            <text:p>89,97</text:p>
          </table:table-cell>
        </table:table-row>
        <table:table-row table:style-name="ro2">
          <table:table-cell office:value-type="string" calcext:value-type="string">
            <text:p>Quake_2004_25_3</text:p>
          </table:table-cell>
          <table:table-cell office:value-type="float" office:value="96.869" calcext:value-type="float">
            <text:p>96,869</text:p>
          </table:table-cell>
          <table:table-cell office:value-type="float" office:value="970.47" calcext:value-type="float">
            <text:p>970,47</text:p>
          </table:table-cell>
          <table:table-cell office:value-type="float" office:value="68.05" calcext:value-type="float">
            <text:p>68,05</text:p>
          </table:table-cell>
          <table:table-cell office:value-type="float" office:value="67.17" calcext:value-type="float">
            <text:p>67,17</text:p>
          </table:table-cell>
          <table:table-cell office:value-type="float" office:value="71.21" calcext:value-type="float">
            <text:p>71,21</text:p>
          </table:table-cell>
        </table:table-row>
        <table:table-row table:style-name="ro2">
          <table:table-cell office:value-type="string" calcext:value-type="string">
            <text:p>Quake_2004_25_4</text:p>
          </table:table-cell>
          <table:table-cell office:value-type="float" office:value="85.39" calcext:value-type="float">
            <text:p>85,39</text:p>
          </table:table-cell>
          <table:table-cell office:value-type="float" office:value="324.118" calcext:value-type="float">
            <text:p>324,118</text:p>
          </table:table-cell>
          <table:table-cell office:value-type="float" office:value="77.59" calcext:value-type="float">
            <text:p>77,59</text:p>
          </table:table-cell>
          <table:table-cell office:value-type="float" office:value="76.43" calcext:value-type="float">
            <text:p>76,43</text:p>
          </table:table-cell>
          <table:table-cell office:value-type="float" office:value="77.16" calcext:value-type="float">
            <text:p>77,16</text:p>
          </table:table-cell>
        </table:table-row>
        <table:table-row table:style-name="ro2">
          <table:table-cell office:value-type="string" calcext:value-type="string">
            <text:p>Quake_2004_25_5</text:p>
          </table:table-cell>
          <table:table-cell office:value-type="float" office:value="99.2" calcext:value-type="float">
            <text:p>99,2</text:p>
          </table:table-cell>
          <table:table-cell office:value-type="float" office:value="113.436" calcext:value-type="float">
            <text:p>113,436</text:p>
          </table:table-cell>
          <table:table-cell office:value-type="float" office:value="77.59" calcext:value-type="float">
            <text:p>77,59</text:p>
          </table:table-cell>
          <table:table-cell office:value-type="float" office:value="93.62" calcext:value-type="float">
            <text:p>93,62</text:p>
          </table:table-cell>
          <table:table-cell office:value-type="float" office:value="70.85" calcext:value-type="float">
            <text:p>70,85</text:p>
          </table:table-cell>
        </table:table-row>
        <table:table-row table:style-name="ro2">
          <table:table-cell office:value-type="string" calcext:value-type="string">
            <text:p>Quake_2004_25_6</text:p>
          </table:table-cell>
          <table:table-cell office:value-type="float" office:value="103.93" calcext:value-type="float">
            <text:p>103,93</text:p>
          </table:table-cell>
          <table:table-cell office:value-type="float" office:value="1082.722" calcext:value-type="float">
            <text:p>1082,722</text:p>
          </table:table-cell>
          <table:table-cell office:value-type="float" office:value="79.757" calcext:value-type="float">
            <text:p>79,757</text:p>
          </table:table-cell>
          <table:table-cell office:value-type="float" office:value="89.29" calcext:value-type="float">
            <text:p>89,29</text:p>
          </table:table-cell>
          <table:table-cell office:value-type="float" office:value="81.43" calcext:value-type="float">
            <text:p>81,43</text:p>
          </table:table-cell>
        </table:table-row>
        <table:table-row table:style-name="ro2">
          <table:table-cell office:value-type="string" calcext:value-type="string">
            <text:p>Quake_2004_25_7</text:p>
          </table:table-cell>
          <table:table-cell office:value-type="float" office:value="90.06" calcext:value-type="float">
            <text:p>90,06</text:p>
          </table:table-cell>
          <table:table-cell office:value-type="float" office:value="73.795" calcext:value-type="float">
            <text:p>73,795</text:p>
          </table:table-cell>
          <table:table-cell office:value-type="float" office:value="74.913" calcext:value-type="float">
            <text:p>74,913</text:p>
          </table:table-cell>
          <table:table-cell office:value-type="float" office:value="70.6" calcext:value-type="float">
            <text:p>70,6</text:p>
          </table:table-cell>
          <table:table-cell office:value-type="float" office:value="73.84" calcext:value-type="float">
            <text:p>73,84</text:p>
          </table:table-cell>
        </table:table-row>
        <table:table-row table:style-name="ro2">
          <table:table-cell office:value-type="string" calcext:value-type="string">
            <text:p>Quake_2004_25_8</text:p>
          </table:table-cell>
          <table:table-cell office:value-type="float" office:value="117.75" calcext:value-type="float">
            <text:p>117,75</text:p>
          </table:table-cell>
          <table:table-cell office:value-type="float" office:value="1134.993" calcext:value-type="float">
            <text:p>1134,993</text:p>
          </table:table-cell>
          <table:table-cell office:value-type="float" office:value="82.522" calcext:value-type="float">
            <text:p>82,522</text:p>
          </table:table-cell>
          <table:table-cell office:value-type="float" office:value="83.1" calcext:value-type="float">
            <text:p>83,1</text:p>
          </table:table-cell>
          <table:table-cell office:value-type="float" office:value="82.41" calcext:value-type="float">
            <text:p>82,41</text:p>
          </table:table-cell>
        </table:table-row>
        <table:table-row table:style-name="ro2">
          <table:table-cell office:value-type="string" calcext:value-type="string">
            <text:p>Quake_2004_25_9</text:p>
          </table:table-cell>
          <table:table-cell office:value-type="float" office:value="114.91" calcext:value-type="float">
            <text:p>114,91</text:p>
          </table:table-cell>
          <table:table-cell office:value-type="float" office:value="88.342" calcext:value-type="float">
            <text:p>88,342</text:p>
          </table:table-cell>
          <table:table-cell office:value-type="float" office:value="88.717" calcext:value-type="float">
            <text:p>88,717</text:p>
          </table:table-cell>
          <table:table-cell table:number-columns-repeated="2" office:value-type="float" office:value="86.71" calcext:value-type="float">
            <text:p>86,71</text:p>
          </table:table-cell>
        </table:table-row>
        <table:table-row table:style-name="ro2">
          <table:table-cell office:value-type="string" calcext:value-type="string">
            <text:p>Quake_2004_25_10</text:p>
          </table:table-cell>
          <table:table-cell office:value-type="float" office:value="107.72" calcext:value-type="float">
            <text:p>107,72</text:p>
          </table:table-cell>
          <table:table-cell office:value-type="float" office:value="306.145" calcext:value-type="float">
            <text:p>306,145</text:p>
          </table:table-cell>
          <table:table-cell office:value-type="float" office:value="86.179" calcext:value-type="float">
            <text:p>86,179</text:p>
          </table:table-cell>
          <table:table-cell table:number-columns-repeated="2" office:value-type="float" office:value="86.09" calcext:value-type="float">
            <text:p>86,09</text:p>
          </table:table-cell>
        </table:table-row>
        <table:table-row table:style-name="ro2">
          <table:table-cell office:value-type="string" calcext:value-type="string">
            <text:p>DIVIDE(478)</text:p>
          </table:table-cell>
          <table:table-cell table:style-name="ce17" table:formula="of:=AVERAGE([.B16:.B25])" office:value-type="float" office:value="103.2399" calcext:value-type="float">
            <text:p>103,2399</text:p>
          </table:table-cell>
          <table:table-cell table:style-name="ce17" table:formula="of:=AVERAGE([.C16:.C25])" office:value-type="float" office:value="468.0791" calcext:value-type="float">
            <text:p>468,0791</text:p>
          </table:table-cell>
          <table:table-cell table:style-name="ce17" table:formula="of:=AVERAGE([.D16:.D25])" office:value-type="float" office:value="81.2742" calcext:value-type="float">
            <text:p>81,2742</text:p>
          </table:table-cell>
          <table:table-cell table:style-name="ce17" table:formula="of:=AVERAGE([.E16:.E25])" office:value-type="float" office:value="82.548" calcext:value-type="float">
            <text:p>82,548</text:p>
          </table:table-cell>
          <table:table-cell table:style-name="ce17" table:formula="of:=AVERAGE([.F16:.F25])" office:value-type="float" office:value="80.246" calcext:value-type="float">
            <text:p>80,246</text:p>
          </table:table-cell>
        </table:table-row>
        <table:table-row table:style-name="ro2">
          <table:table-cell/>
          <table:table-cell table:formula="of:=[.B26]/478" office:value-type="float" office:value="0.215983054393305" calcext:value-type="float">
            <text:p>0,215983054393305</text:p>
          </table:table-cell>
          <table:table-cell table:formula="of:=[.C26]/478" office:value-type="float" office:value="0.979244979079498" calcext:value-type="float">
            <text:p>0,979244979079498</text:p>
          </table:table-cell>
          <table:table-cell table:formula="of:=[.D26]/478" office:value-type="float" office:value="0.170029707112971" calcext:value-type="float">
            <text:p>0,170029707112971</text:p>
          </table:table-cell>
          <table:table-cell table:formula="of:=[.E26]/478" office:value-type="float" office:value="0.172694560669456" calcext:value-type="float">
            <text:p>0,172694560669456</text:p>
          </table:table-cell>
          <table:table-cell table:formula="of:=[.F26]/478" office:value-type="float" office:value="0.167878661087866" calcext:value-type="float">
            <text:p>0,167878661087866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50_1</text:p>
          </table:table-cell>
          <table:table-cell office:value-type="float" office:value="115.39" calcext:value-type="float">
            <text:p>115,39</text:p>
          </table:table-cell>
          <table:table-cell office:value-type="float" office:value="109.9" calcext:value-type="float">
            <text:p>109,9</text:p>
          </table:table-cell>
          <table:table-cell office:value-type="float" office:value="112.713" calcext:value-type="float">
            <text:p>112,713</text:p>
          </table:table-cell>
          <table:table-cell office:value-type="float" office:value="112.9" calcext:value-type="float">
            <text:p>112,9</text:p>
          </table:table-cell>
          <table:table-cell office:value-type="float" office:value="108.699" calcext:value-type="float">
            <text:p>108,699</text:p>
          </table:table-cell>
        </table:table-row>
        <table:table-row table:style-name="ro2">
          <table:table-cell office:value-type="string" calcext:value-type="string">
            <text:p>Quake_2004_50_2</text:p>
          </table:table-cell>
          <table:table-cell office:value-type="float" office:value="104.58" calcext:value-type="float">
            <text:p>104,58</text:p>
          </table:table-cell>
          <table:table-cell office:value-type="float" office:value="92.013" calcext:value-type="float">
            <text:p>92,013</text:p>
          </table:table-cell>
          <table:table-cell office:value-type="float" office:value="89.969" calcext:value-type="float">
            <text:p>89,969</text:p>
          </table:table-cell>
          <table:table-cell office:value-type="float" office:value="96.001" calcext:value-type="float">
            <text:p>96,001</text:p>
          </table:table-cell>
          <table:table-cell office:value-type="float" office:value="90.24" calcext:value-type="float">
            <text:p>90,24</text:p>
          </table:table-cell>
        </table:table-row>
        <table:table-row table:style-name="ro2">
          <table:table-cell office:value-type="string" calcext:value-type="string">
            <text:p>Quake_2004_50_3</text:p>
          </table:table-cell>
          <table:table-cell office:value-type="float" office:value="91.82" calcext:value-type="float">
            <text:p>91,82</text:p>
          </table:table-cell>
          <table:table-cell office:value-type="float" office:value="201.795" calcext:value-type="float">
            <text:p>201,795</text:p>
          </table:table-cell>
          <table:table-cell office:value-type="float" office:value="90.418" calcext:value-type="float">
            <text:p>90,418</text:p>
          </table:table-cell>
          <table:table-cell office:value-type="float" office:value="91.76" calcext:value-type="float">
            <text:p>91,76</text:p>
          </table:table-cell>
          <table:table-cell office:value-type="float" office:value="89.66" calcext:value-type="float">
            <text:p>89,66</text:p>
          </table:table-cell>
        </table:table-row>
        <table:table-row table:style-name="ro2">
          <table:table-cell office:value-type="string" calcext:value-type="string">
            <text:p>Quake_2004_50_4</text:p>
          </table:table-cell>
          <table:table-cell office:value-type="float" office:value="103.29" calcext:value-type="float">
            <text:p>103,29</text:p>
          </table:table-cell>
          <table:table-cell office:value-type="float" office:value="441" calcext:value-type="float">
            <text:p>441</text:p>
          </table:table-cell>
          <table:table-cell office:value-type="float" office:value="100.435" calcext:value-type="float">
            <text:p>100,435</text:p>
          </table:table-cell>
          <table:table-cell office:value-type="float" office:value="99.93" calcext:value-type="float">
            <text:p>99,93</text:p>
          </table:table-cell>
          <table:table-cell office:value-type="float" office:value="98.37" calcext:value-type="float">
            <text:p>98,37</text:p>
          </table:table-cell>
        </table:table-row>
        <table:table-row table:style-name="ro2">
          <table:table-cell office:value-type="string" calcext:value-type="string">
            <text:p>Quake_2004_50_5</text:p>
          </table:table-cell>
          <table:table-cell office:value-type="float" office:value="109.75" calcext:value-type="float">
            <text:p>109,75</text:p>
          </table:table-cell>
          <table:table-cell office:value-type="float" office:value="3884.214" calcext:value-type="float">
            <text:p>3884,214</text:p>
          </table:table-cell>
          <table:table-cell office:value-type="float" office:value="97.334" calcext:value-type="float">
            <text:p>97,334</text:p>
          </table:table-cell>
          <table:table-cell office:value-type="float" office:value="175.54" calcext:value-type="float">
            <text:p>175,54</text:p>
          </table:table-cell>
          <table:table-cell office:value-type="float" office:value="98.04" calcext:value-type="float">
            <text:p>98,04</text:p>
          </table:table-cell>
        </table:table-row>
        <table:table-row table:style-name="ro2">
          <table:table-cell office:value-type="string" calcext:value-type="string">
            <text:p>Quake_2004_50_6</text:p>
          </table:table-cell>
          <table:table-cell office:value-type="float" office:value="145.81" calcext:value-type="float">
            <text:p>145,81</text:p>
          </table:table-cell>
          <table:table-cell office:value-type="float" office:value="1097.511" calcext:value-type="float">
            <text:p>1097,511</text:p>
          </table:table-cell>
          <table:table-cell office:value-type="float" office:value="132.568" calcext:value-type="float">
            <text:p>132,568</text:p>
          </table:table-cell>
          <table:table-cell office:value-type="float" office:value="133.43" calcext:value-type="float">
            <text:p>133,43</text:p>
          </table:table-cell>
          <table:table-cell office:value-type="float" office:value="130.92" calcext:value-type="float">
            <text:p>130,92</text:p>
          </table:table-cell>
        </table:table-row>
        <table:table-row table:style-name="ro2">
          <table:table-cell office:value-type="string" calcext:value-type="string">
            <text:p>Quake_2004_50_7</text:p>
          </table:table-cell>
          <table:table-cell office:value-type="float" office:value="101.61" calcext:value-type="float">
            <text:p>101,61</text:p>
          </table:table-cell>
          <table:table-cell office:value-type="float" office:value="883.474" calcext:value-type="float">
            <text:p>883,474</text:p>
          </table:table-cell>
          <table:table-cell office:value-type="float" office:value="97.669" calcext:value-type="float">
            <text:p>97,669</text:p>
          </table:table-cell>
          <table:table-cell office:value-type="float" office:value="113.02" calcext:value-type="float">
            <text:p>113,02</text:p>
          </table:table-cell>
          <table:table-cell office:value-type="float" office:value="97.03" calcext:value-type="float">
            <text:p>97,03</text:p>
          </table:table-cell>
        </table:table-row>
        <table:table-row table:style-name="ro2">
          <table:table-cell office:value-type="string" calcext:value-type="string">
            <text:p>Quake_2004_50_8</text:p>
          </table:table-cell>
          <table:table-cell office:value-type="float" office:value="109.82" calcext:value-type="float">
            <text:p>109,82</text:p>
          </table:table-cell>
          <table:table-cell office:value-type="float" office:value="104.631" calcext:value-type="float">
            <text:p>104,631</text:p>
          </table:table-cell>
          <table:table-cell office:value-type="float" office:value="106.01" calcext:value-type="float">
            <text:p>106,01</text:p>
          </table:table-cell>
          <table:table-cell office:value-type="float" office:value="105.76" calcext:value-type="float">
            <text:p>105,76</text:p>
          </table:table-cell>
          <table:table-cell office:value-type="float" office:value="105.47" calcext:value-type="float">
            <text:p>105,47</text:p>
          </table:table-cell>
        </table:table-row>
        <table:table-row table:style-name="ro2">
          <table:table-cell office:value-type="string" calcext:value-type="string">
            <text:p>Quake_2004_50_9</text:p>
          </table:table-cell>
          <table:table-cell office:value-type="float" office:value="112.35" calcext:value-type="float">
            <text:p>112,35</text:p>
          </table:table-cell>
          <table:table-cell office:value-type="float" office:value="1463.396" calcext:value-type="float">
            <text:p>1463,396</text:p>
          </table:table-cell>
          <table:table-cell office:value-type="float" office:value="105.135" calcext:value-type="float">
            <text:p>105,135</text:p>
          </table:table-cell>
          <table:table-cell office:value-type="float" office:value="100.63" calcext:value-type="float">
            <text:p>100,63</text:p>
          </table:table-cell>
          <table:table-cell office:value-type="float" office:value="103.43" calcext:value-type="float">
            <text:p>103,43</text:p>
          </table:table-cell>
        </table:table-row>
        <table:table-row table:style-name="ro2">
          <table:table-cell office:value-type="string" calcext:value-type="string">
            <text:p>Quake_2004_50_10</text:p>
          </table:table-cell>
          <table:table-cell office:value-type="float" office:value="109.58" calcext:value-type="float">
            <text:p>109,58</text:p>
          </table:table-cell>
          <table:table-cell office:value-type="float" office:value="101.693" calcext:value-type="float">
            <text:p>101,693</text:p>
          </table:table-cell>
          <table:table-cell office:value-type="float" office:value="98.916" calcext:value-type="float">
            <text:p>98,916</text:p>
          </table:table-cell>
          <table:table-cell office:value-type="float" office:value="98.3" calcext:value-type="float">
            <text:p>98,3</text:p>
          </table:table-cell>
          <table:table-cell office:value-type="float" office:value="99.04" calcext:value-type="float">
            <text:p>99,04</text:p>
          </table:table-cell>
        </table:table-row>
        <table:table-row table:style-name="ro2">
          <table:table-cell office:value-type="string" calcext:value-type="string">
            <text:p>DIVIDE(620)</text:p>
          </table:table-cell>
          <table:table-cell table:style-name="ce17" table:formula="of:=AVERAGE([.B30:.B39])" office:value-type="float" office:value="110.4" calcext:value-type="float">
            <text:p>110,4</text:p>
          </table:table-cell>
          <table:table-cell table:style-name="ce17" table:formula="of:=AVERAGE([.C30:.C39])" office:value-type="float" office:value="837.9627" calcext:value-type="float">
            <text:p>837,9627</text:p>
          </table:table-cell>
          <table:table-cell table:style-name="ce17" table:formula="of:=AVERAGE([.D30:.D39])" office:value-type="float" office:value="103.1167" calcext:value-type="float">
            <text:p>103,1167</text:p>
          </table:table-cell>
          <table:table-cell table:style-name="ce17" table:formula="of:=AVERAGE([.E30:.E39])" office:value-type="float" office:value="112.7271" calcext:value-type="float">
            <text:p>112,7271</text:p>
          </table:table-cell>
          <table:table-cell table:style-name="ce17" table:formula="of:=AVERAGE([.F30:.F39])" office:value-type="float" office:value="102.0899" calcext:value-type="float">
            <text:p>102,0899</text:p>
          </table:table-cell>
        </table:table-row>
        <table:table-row table:style-name="ro2">
          <table:table-cell/>
          <table:table-cell table:formula="of:=[.B40]/620" office:value-type="float" office:value="0.178064516129032" calcext:value-type="float">
            <text:p>0,178064516129032</text:p>
          </table:table-cell>
          <table:table-cell table:formula="of:=[.C40]/620" office:value-type="float" office:value="1.35155274193548" calcext:value-type="float">
            <text:p>1,35155274193548</text:p>
          </table:table-cell>
          <table:table-cell table:formula="of:=[.D40]/620" office:value-type="float" office:value="0.166317258064516" calcext:value-type="float">
            <text:p>0,166317258064516</text:p>
          </table:table-cell>
          <table:table-cell table:formula="of:=[.E40]/620" office:value-type="float" office:value="0.181817903225806" calcext:value-type="float">
            <text:p>0,181817903225806</text:p>
          </table:table-cell>
          <table:table-cell table:formula="of:=[.F40]/620" office:value-type="float" office:value="0.164661129032258" calcext:value-type="float">
            <text:p>0,164661129032258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100_1</text:p>
          </table:table-cell>
          <table:table-cell office:value-type="float" office:value="165.89" calcext:value-type="float">
            <text:p>165,89</text:p>
          </table:table-cell>
          <table:table-cell office:value-type="float" office:value="450.525" calcext:value-type="float">
            <text:p>450,525</text:p>
          </table:table-cell>
          <table:table-cell office:value-type="float" office:value="163.665" calcext:value-type="float">
            <text:p>163,665</text:p>
          </table:table-cell>
          <table:table-cell office:value-type="float" office:value="180.56" calcext:value-type="float">
            <text:p>180,56</text:p>
          </table:table-cell>
          <table:table-cell office:value-type="float" office:value="159.92" calcext:value-type="float">
            <text:p>159,92</text:p>
          </table:table-cell>
        </table:table-row>
        <table:table-row table:style-name="ro2">
          <table:table-cell office:value-type="string" calcext:value-type="string">
            <text:p>Quake_2004_100_2</text:p>
          </table:table-cell>
          <table:table-cell office:value-type="float" office:value="158.01" calcext:value-type="float">
            <text:p>158,01</text:p>
          </table:table-cell>
          <table:table-cell office:value-type="float" office:value="453.684" calcext:value-type="float">
            <text:p>453,684</text:p>
          </table:table-cell>
          <table:table-cell office:value-type="float" office:value="149.887" calcext:value-type="float">
            <text:p>149,887</text:p>
          </table:table-cell>
          <table:table-cell office:value-type="float" office:value="179.37" calcext:value-type="float">
            <text:p>179,37</text:p>
          </table:table-cell>
          <table:table-cell office:value-type="float" office:value="171.83" calcext:value-type="float">
            <text:p>171,83</text:p>
          </table:table-cell>
        </table:table-row>
        <table:table-row table:style-name="ro2">
          <table:table-cell office:value-type="string" calcext:value-type="string">
            <text:p>Quake_2004_100_3</text:p>
          </table:table-cell>
          <table:table-cell office:value-type="float" office:value="146.43" calcext:value-type="float">
            <text:p>146,43</text:p>
          </table:table-cell>
          <table:table-cell office:value-type="float" office:value="502.636" calcext:value-type="float">
            <text:p>502,636</text:p>
          </table:table-cell>
          <table:table-cell office:value-type="float" office:value="134.663" calcext:value-type="float">
            <text:p>134,663</text:p>
          </table:table-cell>
          <table:table-cell office:value-type="float" office:value="136.18" calcext:value-type="float">
            <text:p>136,18</text:p>
          </table:table-cell>
          <table:table-cell office:value-type="float" office:value="146.22" calcext:value-type="float">
            <text:p>146,22</text:p>
          </table:table-cell>
        </table:table-row>
        <table:table-row table:style-name="ro2">
          <table:table-cell office:value-type="string" calcext:value-type="string">
            <text:p>Quake_2004_100_4</text:p>
          </table:table-cell>
          <table:table-cell office:value-type="float" office:value="143.51" calcext:value-type="float">
            <text:p>143,51</text:p>
          </table:table-cell>
          <table:table-cell office:value-type="float" office:value="1795.653" calcext:value-type="float">
            <text:p>1795,653</text:p>
          </table:table-cell>
          <table:table-cell office:value-type="float" office:value="133.722" calcext:value-type="float">
            <text:p>133,722</text:p>
          </table:table-cell>
          <table:table-cell office:value-type="float" office:value="130.33" calcext:value-type="float">
            <text:p>130,33</text:p>
          </table:table-cell>
          <table:table-cell office:value-type="float" office:value="125.63" calcext:value-type="float">
            <text:p>125,63</text:p>
          </table:table-cell>
        </table:table-row>
        <table:table-row table:style-name="ro2">
          <table:table-cell office:value-type="string" calcext:value-type="string">
            <text:p>Quake_2004_100_5</text:p>
          </table:table-cell>
          <table:table-cell office:value-type="float" office:value="136.895" calcext:value-type="float">
            <text:p>136,895</text:p>
          </table:table-cell>
          <table:table-cell office:value-type="float" office:value="154.695" calcext:value-type="float">
            <text:p>154,695</text:p>
          </table:table-cell>
          <table:table-cell office:value-type="float" office:value="125.487" calcext:value-type="float">
            <text:p>125,487</text:p>
          </table:table-cell>
          <table:table-cell office:value-type="float" office:value="125.17" calcext:value-type="float">
            <text:p>125,17</text:p>
          </table:table-cell>
          <table:table-cell table:style-name="ce17" office:value-type="string" calcext:value-type="string">
            <text:p>xxx</text:p>
          </table:table-cell>
        </table:table-row>
        <table:table-row table:style-name="ro2">
          <table:table-cell office:value-type="string" calcext:value-type="string">
            <text:p>Quake_2004_100_6</text:p>
          </table:table-cell>
          <table:table-cell office:value-type="float" office:value="158.71" calcext:value-type="float">
            <text:p>158,71</text:p>
          </table:table-cell>
          <table:table-cell office:value-type="float" office:value="1146.421" calcext:value-type="float">
            <text:p>1146,421</text:p>
          </table:table-cell>
          <table:table-cell office:value-type="float" office:value="149.829" calcext:value-type="float">
            <text:p>149,829</text:p>
          </table:table-cell>
          <table:table-cell office:value-type="float" office:value="150.07" calcext:value-type="float">
            <text:p>150,07</text:p>
          </table:table-cell>
          <table:table-cell table:style-name="ce17" office:value-type="string" calcext:value-type="string">
            <text:p>xxx</text:p>
          </table:table-cell>
        </table:table-row>
        <table:table-row table:style-name="ro2">
          <table:table-cell office:value-type="string" calcext:value-type="string">
            <text:p>Quake_2004_100_7</text:p>
          </table:table-cell>
          <table:table-cell office:value-type="float" office:value="161.51" calcext:value-type="float">
            <text:p>161,51</text:p>
          </table:table-cell>
          <table:table-cell office:value-type="float" office:value="1200.112" calcext:value-type="float">
            <text:p>1200,112</text:p>
          </table:table-cell>
          <table:table-cell office:value-type="float" office:value="152.1396" calcext:value-type="float">
            <text:p>152,1396</text:p>
          </table:table-cell>
          <table:table-cell office:value-type="float" office:value="151.06" calcext:value-type="float">
            <text:p>151,06</text:p>
          </table:table-cell>
          <table:table-cell office:value-type="float" office:value="148.31" calcext:value-type="float">
            <text:p>148,31</text:p>
          </table:table-cell>
        </table:table-row>
        <table:table-row table:style-name="ro2">
          <table:table-cell office:value-type="string" calcext:value-type="string">
            <text:p>Quake_2004_100_8</text:p>
          </table:table-cell>
          <table:table-cell office:value-type="float" office:value="151.33" calcext:value-type="float">
            <text:p>151,33</text:p>
          </table:table-cell>
          <table:table-cell office:value-type="float" office:value="267.81" calcext:value-type="float">
            <text:p>267,81</text:p>
          </table:table-cell>
          <table:table-cell office:value-type="float" office:value="143.369" calcext:value-type="float">
            <text:p>143,369</text:p>
          </table:table-cell>
          <table:table-cell office:value-type="float" office:value="139.07" calcext:value-type="float">
            <text:p>139,07</text:p>
          </table:table-cell>
          <table:table-cell office:value-type="float" office:value="135.003" calcext:value-type="float">
            <text:p>135,003</text:p>
          </table:table-cell>
        </table:table-row>
        <table:table-row table:style-name="ro2">
          <table:table-cell office:value-type="string" calcext:value-type="string">
            <text:p>Quake_2004_100_9</text:p>
          </table:table-cell>
          <table:table-cell office:value-type="float" office:value="150.26" calcext:value-type="float">
            <text:p>150,26</text:p>
          </table:table-cell>
          <table:table-cell office:value-type="float" office:value="148.955" calcext:value-type="float">
            <text:p>148,955</text:p>
          </table:table-cell>
          <table:table-cell office:value-type="float" office:value="142.28" calcext:value-type="float">
            <text:p>142,28</text:p>
          </table:table-cell>
          <table:table-cell office:value-type="float" office:value="146.24" calcext:value-type="float">
            <text:p>146,24</text:p>
          </table:table-cell>
          <table:table-cell office:value-type="float" office:value="142.09" calcext:value-type="float">
            <text:p>142,09</text:p>
          </table:table-cell>
        </table:table-row>
        <table:table-row table:style-name="ro2">
          <table:table-cell office:value-type="string" calcext:value-type="string">
            <text:p>Quake_2004_100_10</text:p>
          </table:table-cell>
          <table:table-cell office:value-type="float" office:value="221.34" calcext:value-type="float">
            <text:p>221,34</text:p>
          </table:table-cell>
          <table:table-cell office:value-type="float" office:value="181.41" calcext:value-type="float">
            <text:p>181,41</text:p>
          </table:table-cell>
          <table:table-cell office:value-type="float" office:value="181.508" calcext:value-type="float">
            <text:p>181,508</text:p>
          </table:table-cell>
          <table:table-cell office:value-type="float" office:value="177.89" calcext:value-type="float">
            <text:p>177,89</text:p>
          </table:table-cell>
          <table:table-cell office:value-type="float" office:value="173.49" calcext:value-type="float">
            <text:p>173,49</text:p>
          </table:table-cell>
        </table:table-row>
        <table:table-row table:style-name="ro2">
          <table:table-cell office:value-type="string" calcext:value-type="string">
            <text:p>DIVIDE(919)</text:p>
          </table:table-cell>
          <table:table-cell table:style-name="ce17" table:formula="of:=AVERAGE([.B44:.B53])" office:value-type="float" office:value="159.3885" calcext:value-type="float">
            <text:p>159,3885</text:p>
          </table:table-cell>
          <table:table-cell table:style-name="ce17" table:formula="of:=AVERAGE([.C44:.C53])" office:value-type="float" office:value="630.1901" calcext:value-type="float">
            <text:p>630,1901</text:p>
          </table:table-cell>
          <table:table-cell table:style-name="ce17" table:formula="of:=AVERAGE([.D44:.D53])" office:value-type="float" office:value="147.65496" calcext:value-type="float">
            <text:p>147,65496</text:p>
          </table:table-cell>
          <table:table-cell table:style-name="ce17" table:formula="of:=AVERAGE([.E44:.E53])" office:value-type="float" office:value="151.594" calcext:value-type="float">
            <text:p>151,594</text:p>
          </table:table-cell>
          <table:table-cell table:style-name="ce17" table:formula="of:=AVERAGE([.F44:.F53])" office:value-type="float" office:value="150.311625" calcext:value-type="float">
            <text:p>150,311625</text:p>
          </table:table-cell>
        </table:table-row>
        <table:table-row table:style-name="ro2">
          <table:table-cell/>
          <table:table-cell table:formula="of:=[.B54]/919" office:value-type="float" office:value="0.173436887921654" calcext:value-type="float">
            <text:p>0,173436887921654</text:p>
          </table:table-cell>
          <table:table-cell table:formula="of:=[.C54]/919" office:value-type="float" office:value="0.685734602829162" calcext:value-type="float">
            <text:p>0,685734602829162</text:p>
          </table:table-cell>
          <table:table-cell table:formula="of:=[.D54]/919" office:value-type="float" office:value="0.160669162132753" calcext:value-type="float">
            <text:p>0,160669162132753</text:p>
          </table:table-cell>
          <table:table-cell table:formula="of:=[.E54]/919" office:value-type="float" office:value="0.164955386289445" calcext:value-type="float">
            <text:p>0,164955386289445</text:p>
          </table:table-cell>
          <table:table-cell table:formula="of:=[.F54]/919" office:value-type="float" office:value="0.163559983677911" calcext:value-type="float">
            <text:p>0,163559983677911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500_1</text:p>
          </table:table-cell>
          <table:table-cell office:value-type="float" office:value="206.9" calcext:value-type="float">
            <text:p>206,9</text:p>
          </table:table-cell>
          <table:table-cell office:value-type="float" office:value="232.107" calcext:value-type="float">
            <text:p>232,107</text:p>
          </table:table-cell>
          <table:table-cell office:value-type="float" office:value="184.499" calcext:value-type="float">
            <text:p>184,499</text:p>
          </table:table-cell>
          <table:table-cell office:value-type="float" office:value="184.66" calcext:value-type="float">
            <text:p>184,66</text:p>
          </table:table-cell>
          <table:table-cell office:value-type="float" office:value="185.74" calcext:value-type="float">
            <text:p>185,74</text:p>
          </table:table-cell>
        </table:table-row>
        <table:table-row table:style-name="ro2">
          <table:table-cell office:value-type="string" calcext:value-type="string">
            <text:p>Quake_2004_500_2</text:p>
          </table:table-cell>
          <table:table-cell office:value-type="float" office:value="212.58" calcext:value-type="float">
            <text:p>212,58</text:p>
          </table:table-cell>
          <table:table-cell office:value-type="float" office:value="162.211" calcext:value-type="float">
            <text:p>162,211</text:p>
          </table:table-cell>
          <table:table-cell office:value-type="float" office:value="163.587" calcext:value-type="float">
            <text:p>163,587</text:p>
          </table:table-cell>
          <table:table-cell office:value-type="float" office:value="161.76" calcext:value-type="float">
            <text:p>161,76</text:p>
          </table:table-cell>
          <table:table-cell office:value-type="float" office:value="161.14" calcext:value-type="float">
            <text:p>161,14</text:p>
          </table:table-cell>
        </table:table-row>
        <table:table-row table:style-name="ro2">
          <table:table-cell office:value-type="string" calcext:value-type="string">
            <text:p>Quake_2004_500_3</text:p>
          </table:table-cell>
          <table:table-cell office:value-type="float" office:value="234.49" calcext:value-type="float">
            <text:p>234,49</text:p>
          </table:table-cell>
          <table:table-cell office:value-type="float" office:value="542.059" calcext:value-type="float">
            <text:p>542,059</text:p>
          </table:table-cell>
          <table:table-cell office:value-type="float" office:value="189.006" calcext:value-type="float">
            <text:p>189,006</text:p>
          </table:table-cell>
          <table:table-cell office:value-type="float" office:value="194.03" calcext:value-type="float">
            <text:p>194,03</text:p>
          </table:table-cell>
          <table:table-cell office:value-type="float" office:value="190.48" calcext:value-type="float">
            <text:p>190,48</text:p>
          </table:table-cell>
        </table:table-row>
        <table:table-row table:style-name="ro2">
          <table:table-cell office:value-type="string" calcext:value-type="string">
            <text:p>Quake_2004_500_4</text:p>
          </table:table-cell>
          <table:table-cell office:value-type="float" office:value="213.13" calcext:value-type="float">
            <text:p>213,13</text:p>
          </table:table-cell>
          <table:table-cell office:value-type="float" office:value="531.85" calcext:value-type="float">
            <text:p>531,85</text:p>
          </table:table-cell>
          <table:table-cell office:value-type="float" office:value="147.942" calcext:value-type="float">
            <text:p>147,942</text:p>
          </table:table-cell>
          <table:table-cell office:value-type="float" office:value="170.46" calcext:value-type="float">
            <text:p>170,46</text:p>
          </table:table-cell>
          <table:table-cell office:value-type="float" office:value="165.87" calcext:value-type="float">
            <text:p>165,87</text:p>
          </table:table-cell>
        </table:table-row>
        <table:table-row table:style-name="ro2">
          <table:table-cell office:value-type="string" calcext:value-type="string">
            <text:p>Quake_2004_500_5</text:p>
          </table:table-cell>
          <table:table-cell office:value-type="float" office:value="183.56" calcext:value-type="float">
            <text:p>183,56</text:p>
          </table:table-cell>
          <table:table-cell office:value-type="float" office:value="2508.022" calcext:value-type="float">
            <text:p>2508,022</text:p>
          </table:table-cell>
          <table:table-cell office:value-type="float" office:value="147.942" calcext:value-type="float">
            <text:p>147,942</text:p>
          </table:table-cell>
          <table:table-cell office:value-type="float" office:value="145.84" calcext:value-type="float">
            <text:p>145,84</text:p>
          </table:table-cell>
          <table:table-cell office:value-type="float" office:value="143.91" calcext:value-type="float">
            <text:p>143,91</text:p>
          </table:table-cell>
        </table:table-row>
        <table:table-row table:style-name="ro2">
          <table:table-cell office:value-type="string" calcext:value-type="string">
            <text:p>Quake_2004_500_6</text:p>
          </table:table-cell>
          <table:table-cell office:value-type="float" office:value="193.61" calcext:value-type="float">
            <text:p>193,61</text:p>
          </table:table-cell>
          <table:table-cell office:value-type="float" office:value="331.645" calcext:value-type="float">
            <text:p>331,645</text:p>
          </table:table-cell>
          <table:table-cell office:value-type="float" office:value="154.71" calcext:value-type="float">
            <text:p>154,71</text:p>
          </table:table-cell>
          <table:table-cell office:value-type="float" office:value="165.65" calcext:value-type="float">
            <text:p>165,65</text:p>
          </table:table-cell>
          <table:table-cell/>
        </table:table-row>
        <table:table-row table:style-name="ro2">
          <table:table-cell office:value-type="string" calcext:value-type="string">
            <text:p>Quake_2004_500_7</text:p>
          </table:table-cell>
          <table:table-cell office:value-type="float" office:value="205.48" calcext:value-type="float">
            <text:p>205,48</text:p>
          </table:table-cell>
          <table:table-cell office:value-type="float" office:value="177.374" calcext:value-type="float">
            <text:p>177,374</text:p>
          </table:table-cell>
          <table:table-cell office:value-type="float" office:value="165.098" calcext:value-type="float">
            <text:p>165,098</text:p>
          </table:table-cell>
          <table:table-cell office:value-type="float" office:value="160.61" calcext:value-type="float">
            <text:p>160,61</text:p>
          </table:table-cell>
          <table:table-cell office:value-type="float" office:value="157.523" calcext:value-type="float">
            <text:p>157,523</text:p>
          </table:table-cell>
        </table:table-row>
        <table:table-row table:style-name="ro2">
          <table:table-cell office:value-type="string" calcext:value-type="string">
            <text:p>Quake_2004_500_8</text:p>
          </table:table-cell>
          <table:table-cell office:value-type="float" office:value="191.52" calcext:value-type="float">
            <text:p>191,52</text:p>
          </table:table-cell>
          <table:table-cell office:value-type="float" office:value="1118.705" calcext:value-type="float">
            <text:p>1118,705</text:p>
          </table:table-cell>
          <table:table-cell office:value-type="float" office:value="157.316" calcext:value-type="float">
            <text:p>157,316</text:p>
          </table:table-cell>
          <table:table-cell office:value-type="float" office:value="152.53" calcext:value-type="float">
            <text:p>152,53</text:p>
          </table:table-cell>
          <table:table-cell office:value-type="float" office:value="152.791" calcext:value-type="float">
            <text:p>152,791</text:p>
          </table:table-cell>
        </table:table-row>
        <table:table-row table:style-name="ro2">
          <table:table-cell office:value-type="string" calcext:value-type="string">
            <text:p>Quake_2004_500_9</text:p>
          </table:table-cell>
          <table:table-cell office:value-type="float" office:value="204.17" calcext:value-type="float">
            <text:p>204,17</text:p>
          </table:table-cell>
          <table:table-cell office:value-type="float" office:value="916.731" calcext:value-type="float">
            <text:p>916,731</text:p>
          </table:table-cell>
          <table:table-cell office:value-type="float" office:value="169.467" calcext:value-type="float">
            <text:p>169,467</text:p>
          </table:table-cell>
          <table:table-cell office:value-type="float" office:value="165.83" calcext:value-type="float">
            <text:p>165,83</text:p>
          </table:table-cell>
          <table:table-cell office:value-type="float" office:value="174.274" calcext:value-type="float">
            <text:p>174,274</text:p>
          </table:table-cell>
        </table:table-row>
        <table:table-row table:style-name="ro2">
          <table:table-cell office:value-type="string" calcext:value-type="string">
            <text:p>Quake_2004_500_10</text:p>
          </table:table-cell>
          <table:table-cell office:value-type="float" office:value="154.15" calcext:value-type="float">
            <text:p>154,15</text:p>
          </table:table-cell>
          <table:table-cell office:value-type="float" office:value="144.79" calcext:value-type="float">
            <text:p>144,79</text:p>
          </table:table-cell>
          <table:table-cell office:value-type="float" office:value="146.644" calcext:value-type="float">
            <text:p>146,644</text:p>
          </table:table-cell>
          <table:table-cell office:value-type="float" office:value="134.89" calcext:value-type="float">
            <text:p>134,89</text:p>
          </table:table-cell>
          <table:table-cell office:value-type="float" office:value="131.616" calcext:value-type="float">
            <text:p>131,616</text:p>
          </table:table-cell>
        </table:table-row>
        <table:table-row table:style-name="ro2">
          <table:table-cell office:value-type="string" calcext:value-type="string">
            <text:p>DIVIDE(1024)</text:p>
          </table:table-cell>
          <table:table-cell table:style-name="ce17" table:formula="of:=AVERAGE([.B58:.B67])" office:value-type="float" office:value="199.959" calcext:value-type="float">
            <text:p>199,959</text:p>
          </table:table-cell>
          <table:table-cell table:style-name="ce17" table:formula="of:=AVERAGE([.C58:.C67])" office:value-type="float" office:value="666.5494" calcext:value-type="float">
            <text:p>666,5494</text:p>
          </table:table-cell>
          <table:table-cell table:style-name="ce17" table:formula="of:=AVERAGE([.D58:.D67])" office:value-type="float" office:value="162.6211" calcext:value-type="float">
            <text:p>162,6211</text:p>
          </table:table-cell>
          <table:table-cell table:style-name="ce17" table:formula="of:=AVERAGE([.E58:.E67])" office:value-type="float" office:value="163.626" calcext:value-type="float">
            <text:p>163,626</text:p>
          </table:table-cell>
          <table:table-cell table:style-name="ce17" table:formula="of:=AVERAGE([.F58:.F67])" office:value-type="float" office:value="162.593777777778" calcext:value-type="float">
            <text:p>162,593777777778</text:p>
          </table:table-cell>
        </table:table-row>
        <table:table-row table:style-name="ro2">
          <table:table-cell/>
          <table:table-cell table:formula="of:=[.B68]/1024" office:value-type="float" office:value="0.1952724609375" calcext:value-type="float">
            <text:p>0,1952724609375</text:p>
          </table:table-cell>
          <table:table-cell table:formula="of:=[.C68]/1024" office:value-type="float" office:value="0.6509271484375" calcext:value-type="float">
            <text:p>0,6509271484375</text:p>
          </table:table-cell>
          <table:table-cell table:formula="of:=[.D68]/1024" office:value-type="float" office:value="0.15880966796875" calcext:value-type="float">
            <text:p>0,15880966796875</text:p>
          </table:table-cell>
          <table:table-cell table:formula="of:=[.E68]/1024" office:value-type="float" office:value="0.159791015625" calcext:value-type="float">
            <text:p>0,159791015625</text:p>
          </table:table-cell>
          <table:table-cell table:formula="of:=[.F68]/1024" office:value-type="float" office:value="0.158782986111111" calcext:value-type="float">
            <text:p>0,158782986111111</text:p>
          </table:table-cell>
        </table:table-row>
        <table:table-row table:style-name="ro2" table:number-rows-repeated="104850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quake2011" table:style-name="ta1">
        <table:table-column table:style-name="co5" table:default-cell-style-name="ce17"/>
        <table:table-column table:style-name="co2" table:number-columns-repeated="5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10_1</text:p>
          </table:table-cell>
          <table:table-cell office:value-type="float" office:value="351.75" calcext:value-type="float">
            <text:p>351,75</text:p>
          </table:table-cell>
          <table:table-cell office:value-type="float" office:value="380.813" calcext:value-type="float">
            <text:p>380,813</text:p>
          </table:table-cell>
          <table:table-cell office:value-type="float" office:value="336.347" calcext:value-type="float">
            <text:p>336,347</text:p>
          </table:table-cell>
          <table:table-cell office:value-type="float" office:value="340.54" calcext:value-type="float">
            <text:p>340,54</text:p>
          </table:table-cell>
          <table:table-cell office:value-type="float" office:value="332.96" calcext:value-type="float">
            <text:p>332,96</text:p>
          </table:table-cell>
        </table:table-row>
        <table:table-row table:style-name="ro2">
          <table:table-cell office:value-type="string" calcext:value-type="string">
            <text:p>Quake_2011_10_2</text:p>
          </table:table-cell>
          <table:table-cell office:value-type="float" office:value="244.42" calcext:value-type="float">
            <text:p>244,42</text:p>
          </table:table-cell>
          <table:table-cell office:value-type="float" office:value="269.697" calcext:value-type="float">
            <text:p>269,697</text:p>
          </table:table-cell>
          <table:table-cell office:value-type="float" office:value="214.888" calcext:value-type="float">
            <text:p>214,888</text:p>
          </table:table-cell>
          <table:table-cell office:value-type="float" office:value="243.6" calcext:value-type="float">
            <text:p>243,6</text:p>
          </table:table-cell>
          <table:table-cell office:value-type="float" office:value="232.406" calcext:value-type="float">
            <text:p>232,406</text:p>
          </table:table-cell>
        </table:table-row>
        <table:table-row table:style-name="ro2">
          <table:table-cell office:value-type="string" calcext:value-type="string">
            <text:p>Quake_2011_10_3</text:p>
          </table:table-cell>
          <table:table-cell office:value-type="float" office:value="267.58" calcext:value-type="float">
            <text:p>267,58</text:p>
          </table:table-cell>
          <table:table-cell office:value-type="float" office:value="279.686" calcext:value-type="float">
            <text:p>279,686</text:p>
          </table:table-cell>
          <table:table-cell office:value-type="float" office:value="245.438" calcext:value-type="float">
            <text:p>245,438</text:p>
          </table:table-cell>
          <table:table-cell office:value-type="float" office:value="253.55" calcext:value-type="float">
            <text:p>253,55</text:p>
          </table:table-cell>
          <table:table-cell/>
        </table:table-row>
        <table:table-row table:style-name="ro2">
          <table:table-cell office:value-type="string" calcext:value-type="string">
            <text:p>Quake_2011_10_4</text:p>
          </table:table-cell>
          <table:table-cell office:value-type="float" office:value="313.45" calcext:value-type="float">
            <text:p>313,45</text:p>
          </table:table-cell>
          <table:table-cell office:value-type="float" office:value="307.273" calcext:value-type="float">
            <text:p>307,273</text:p>
          </table:table-cell>
          <table:table-cell office:value-type="float" office:value="306.054" calcext:value-type="float">
            <text:p>306,054</text:p>
          </table:table-cell>
          <table:table-cell office:value-type="float" office:value="305.62" calcext:value-type="float">
            <text:p>305,62</text:p>
          </table:table-cell>
          <table:table-cell office:value-type="float" office:value="303.849" calcext:value-type="float">
            <text:p>303,849</text:p>
          </table:table-cell>
        </table:table-row>
        <table:table-row table:style-name="ro2">
          <table:table-cell office:value-type="string" calcext:value-type="string">
            <text:p>Quake_2011_10_5</text:p>
          </table:table-cell>
          <table:table-cell office:value-type="float" office:value="387.95" calcext:value-type="float">
            <text:p>387,95</text:p>
          </table:table-cell>
          <table:table-cell office:value-type="float" office:value="485.686" calcext:value-type="float">
            <text:p>485,686</text:p>
          </table:table-cell>
          <table:table-cell office:value-type="float" office:value="348.595" calcext:value-type="float">
            <text:p>348,595</text:p>
          </table:table-cell>
          <table:table-cell office:value-type="float" office:value="323.22" calcext:value-type="float">
            <text:p>323,22</text:p>
          </table:table-cell>
          <table:table-cell office:value-type="string" calcext:value-type="string">
            <text:p>xx</text:p>
          </table:table-cell>
        </table:table-row>
        <table:table-row table:style-name="ro2">
          <table:table-cell office:value-type="string" calcext:value-type="string">
            <text:p>Quake_2011_10_6</text:p>
          </table:table-cell>
          <table:table-cell office:value-type="float" office:value="313.74" calcext:value-type="float">
            <text:p>313,74</text:p>
          </table:table-cell>
          <table:table-cell office:value-type="float" office:value="692.75" calcext:value-type="float">
            <text:p>692,75</text:p>
          </table:table-cell>
          <table:table-cell office:value-type="float" office:value="250.016" calcext:value-type="float">
            <text:p>250,016</text:p>
          </table:table-cell>
          <table:table-cell office:value-type="float" office:value="233.29" calcext:value-type="float">
            <text:p>233,29</text:p>
          </table:table-cell>
          <table:table-cell office:value-type="string" calcext:value-type="string">
            <text:p>xx</text:p>
          </table:table-cell>
        </table:table-row>
        <table:table-row table:style-name="ro2">
          <table:table-cell office:value-type="string" calcext:value-type="string">
            <text:p>Quake_2011_10_7</text:p>
          </table:table-cell>
          <table:table-cell office:value-type="float" office:value="328.001" calcext:value-type="float">
            <text:p>328,001</text:p>
          </table:table-cell>
          <table:table-cell office:value-type="float" office:value="792.793" calcext:value-type="float">
            <text:p>792,793</text:p>
          </table:table-cell>
          <table:table-cell office:value-type="float" office:value="336.741" calcext:value-type="float">
            <text:p>336,741</text:p>
          </table:table-cell>
          <table:table-cell office:value-type="float" office:value="238.65" calcext:value-type="float">
            <text:p>238,65</text:p>
          </table:table-cell>
          <table:table-cell office:value-type="string" calcext:value-type="string">
            <text:p>xx</text:p>
          </table:table-cell>
        </table:table-row>
        <table:table-row table:style-name="ro2">
          <table:table-cell office:value-type="string" calcext:value-type="string">
            <text:p>Quake_2011_10_8</text:p>
          </table:table-cell>
          <table:table-cell office:value-type="float" office:value="425.25" calcext:value-type="float">
            <text:p>425,25</text:p>
          </table:table-cell>
          <table:table-cell office:value-type="float" office:value="784.656" calcext:value-type="float">
            <text:p>784,656</text:p>
          </table:table-cell>
          <table:table-cell office:value-type="float" office:value="334.155" calcext:value-type="float">
            <text:p>334,155</text:p>
          </table:table-cell>
          <table:table-cell office:value-type="float" office:value="296.83" calcext:value-type="float">
            <text:p>296,83</text:p>
          </table:table-cell>
          <table:table-cell office:value-type="string" calcext:value-type="string">
            <text:p>xx</text:p>
          </table:table-cell>
        </table:table-row>
        <table:table-row table:style-name="ro2">
          <table:table-cell office:value-type="string" calcext:value-type="string">
            <text:p>Quake_2011_10_9</text:p>
          </table:table-cell>
          <table:table-cell office:value-type="float" office:value="368.78" calcext:value-type="float">
            <text:p>368,78</text:p>
          </table:table-cell>
          <table:table-cell office:value-type="float" office:value="367.616" calcext:value-type="float">
            <text:p>367,616</text:p>
          </table:table-cell>
          <table:table-cell office:value-type="float" office:value="329.476" calcext:value-type="float">
            <text:p>329,476</text:p>
          </table:table-cell>
          <table:table-cell office:value-type="float" office:value="318.13" calcext:value-type="float">
            <text:p>318,13</text:p>
          </table:table-cell>
          <table:table-cell office:value-type="float" office:value="430.072" calcext:value-type="float">
            <text:p>430,072</text:p>
          </table:table-cell>
        </table:table-row>
        <table:table-row table:style-name="ro2">
          <table:table-cell office:value-type="string" calcext:value-type="string">
            <text:p>Quake_2011_10_10</text:p>
          </table:table-cell>
          <table:table-cell office:value-type="float" office:value="431.86" calcext:value-type="float">
            <text:p>431,86</text:p>
          </table:table-cell>
          <table:table-cell office:value-type="float" office:value="922.729" calcext:value-type="float">
            <text:p>922,729</text:p>
          </table:table-cell>
          <table:table-cell office:value-type="float" office:value="423.37" calcext:value-type="float">
            <text:p>423,37</text:p>
          </table:table-cell>
          <table:table-cell office:value-type="float" office:value="421.21" calcext:value-type="float">
            <text:p>421,21</text:p>
          </table:table-cell>
          <table:table-cell office:value-type="float" office:value="413.498" calcext:value-type="float">
            <text:p>413,498</text:p>
          </table:table-cell>
        </table:table-row>
        <table:table-row table:style-name="ro2">
          <table:table-cell office:value-type="string" calcext:value-type="string">
            <text:p>DIVIDE(748)</text:p>
          </table:table-cell>
          <table:table-cell table:style-name="ce17" table:formula="of:=AVERAGE([.B2:.B11])" office:value-type="float" office:value="343.2781" calcext:value-type="float">
            <text:p>343,2781</text:p>
          </table:table-cell>
          <table:table-cell table:style-name="ce17" table:formula="of:=AVERAGE([.C2:.C11])" office:value-type="float" office:value="528.3699" calcext:value-type="float">
            <text:p>528,3699</text:p>
          </table:table-cell>
          <table:table-cell table:style-name="ce17" table:formula="of:=AVERAGE([.D2:.D11])" office:value-type="float" office:value="312.508" calcext:value-type="float">
            <text:p>312,508</text:p>
          </table:table-cell>
          <table:table-cell table:style-name="ce17" table:formula="of:=AVERAGE([.E2:.E11])" office:value-type="float" office:value="297.464" calcext:value-type="float">
            <text:p>297,464</text:p>
          </table:table-cell>
          <table:table-cell table:style-name="ce17" table:formula="of:=AVERAGE([.F2:.F11])" office:value-type="float" office:value="342.557" calcext:value-type="float">
            <text:p>342,557</text:p>
          </table:table-cell>
        </table:table-row>
        <table:table-row table:style-name="ro2">
          <table:table-cell/>
          <table:table-cell table:formula="of:=[.B12]/748" office:value-type="float" office:value="0.458927941176471" calcext:value-type="float">
            <text:p>0,458927941176471</text:p>
          </table:table-cell>
          <table:table-cell table:formula="of:=[.C12]/748" office:value-type="float" office:value="0.706376871657754" calcext:value-type="float">
            <text:p>0,706376871657754</text:p>
          </table:table-cell>
          <table:table-cell table:formula="of:=[.D12]/748" office:value-type="float" office:value="0.417791443850267" calcext:value-type="float">
            <text:p>0,417791443850267</text:p>
          </table:table-cell>
          <table:table-cell table:formula="of:=[.E12]/748" office:value-type="float" office:value="0.397679144385027" calcext:value-type="float">
            <text:p>0,397679144385027</text:p>
          </table:table-cell>
          <table:table-cell table:formula="of:=[.F12]/748" office:value-type="float" office:value="0.457963903743315" calcext:value-type="float">
            <text:p>0,457963903743315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25_1</text:p>
          </table:table-cell>
          <table:table-cell office:value-type="float" office:value="393.6" calcext:value-type="float">
            <text:p>393,6</text:p>
          </table:table-cell>
          <table:table-cell office:value-type="float" office:value="520.044" calcext:value-type="float">
            <text:p>520,044</text:p>
          </table:table-cell>
          <table:table-cell office:value-type="float" office:value="387.303" calcext:value-type="float">
            <text:p>387,303</text:p>
          </table:table-cell>
          <table:table-cell office:value-type="float" office:value="368.91" calcext:value-type="float">
            <text:p>368,91</text:p>
          </table:table-cell>
          <table:table-cell office:value-type="float" office:value="370.61" calcext:value-type="float">
            <text:p>370,61</text:p>
          </table:table-cell>
        </table:table-row>
        <table:table-row table:style-name="ro2">
          <table:table-cell office:value-type="string" calcext:value-type="string">
            <text:p>Quake_2011_25_2</text:p>
          </table:table-cell>
          <table:table-cell office:value-type="float" office:value="324.3" calcext:value-type="float">
            <text:p>324,3</text:p>
          </table:table-cell>
          <table:table-cell office:value-type="float" office:value="1521.99" calcext:value-type="float">
            <text:p>1521,99</text:p>
          </table:table-cell>
          <table:table-cell office:value-type="float" office:value="331.111" calcext:value-type="float">
            <text:p>331,111</text:p>
          </table:table-cell>
          <table:table-cell office:value-type="float" office:value="317.34" calcext:value-type="float">
            <text:p>317,34</text:p>
          </table:table-cell>
          <table:table-cell office:value-type="float" office:value="354.47" calcext:value-type="float">
            <text:p>354,47</text:p>
          </table:table-cell>
        </table:table-row>
        <table:table-row table:style-name="ro2">
          <table:table-cell office:value-type="string" calcext:value-type="string">
            <text:p>Quake_2011_25_3</text:p>
          </table:table-cell>
          <table:table-cell office:value-type="float" office:value="660.198" calcext:value-type="float">
            <text:p>660,198</text:p>
          </table:table-cell>
          <table:table-cell office:value-type="float" office:value="749.16" calcext:value-type="float">
            <text:p>749,16</text:p>
          </table:table-cell>
          <table:table-cell office:value-type="float" office:value="516.97" calcext:value-type="float">
            <text:p>516,97</text:p>
          </table:table-cell>
          <table:table-cell office:value-type="float" office:value="509.69" calcext:value-type="float">
            <text:p>509,69</text:p>
          </table:table-cell>
          <table:table-cell office:value-type="float" office:value="521.864" calcext:value-type="float">
            <text:p>521,864</text:p>
          </table:table-cell>
        </table:table-row>
        <table:table-row table:style-name="ro2">
          <table:table-cell office:value-type="string" calcext:value-type="string">
            <text:p>Quake_2011_25_4</text:p>
          </table:table-cell>
          <table:table-cell office:value-type="float" office:value="360.19" calcext:value-type="float">
            <text:p>360,19</text:p>
          </table:table-cell>
          <table:table-cell office:value-type="float" office:value="1584.491" calcext:value-type="float">
            <text:p>1584,491</text:p>
          </table:table-cell>
          <table:table-cell office:value-type="float" office:value="326.199" calcext:value-type="float">
            <text:p>326,199</text:p>
          </table:table-cell>
          <table:table-cell office:value-type="float" office:value="373.2" calcext:value-type="float">
            <text:p>373,2</text:p>
          </table:table-cell>
          <table:table-cell office:value-type="float" office:value="398.477" calcext:value-type="float">
            <text:p>398,477</text:p>
          </table:table-cell>
        </table:table-row>
        <table:table-row table:style-name="ro2">
          <table:table-cell office:value-type="string" calcext:value-type="string">
            <text:p>Quake_2011_25_5</text:p>
          </table:table-cell>
          <table:table-cell office:value-type="float" office:value="334.12" calcext:value-type="float">
            <text:p>334,12</text:p>
          </table:table-cell>
          <table:table-cell office:value-type="float" office:value="383.029" calcext:value-type="float">
            <text:p>383,029</text:p>
          </table:table-cell>
          <table:table-cell office:value-type="float" office:value="330.448" calcext:value-type="float">
            <text:p>330,448</text:p>
          </table:table-cell>
          <table:table-cell office:value-type="float" office:value="286.53" calcext:value-type="float">
            <text:p>286,53</text:p>
          </table:table-cell>
          <table:table-cell office:value-type="float" office:value="306.503" calcext:value-type="float">
            <text:p>306,503</text:p>
          </table:table-cell>
        </table:table-row>
        <table:table-row table:style-name="ro2">
          <table:table-cell office:value-type="string" calcext:value-type="string">
            <text:p>Quake_2011_25_6</text:p>
          </table:table-cell>
          <table:table-cell office:value-type="float" office:value="376.96" calcext:value-type="float">
            <text:p>376,96</text:p>
          </table:table-cell>
          <table:table-cell office:value-type="float" office:value="381.202" calcext:value-type="float">
            <text:p>381,202</text:p>
          </table:table-cell>
          <table:table-cell office:value-type="float" office:value="393.884" calcext:value-type="float">
            <text:p>393,884</text:p>
          </table:table-cell>
          <table:table-cell office:value-type="float" office:value="430.79" calcext:value-type="float">
            <text:p>430,79</text:p>
          </table:table-cell>
          <table:table-cell office:value-type="float" office:value="403.223" calcext:value-type="float">
            <text:p>403,223</text:p>
          </table:table-cell>
        </table:table-row>
        <table:table-row table:style-name="ro2">
          <table:table-cell office:value-type="string" calcext:value-type="string">
            <text:p>Quake_2011_25_7</text:p>
          </table:table-cell>
          <table:table-cell office:value-type="float" office:value="299.099" calcext:value-type="float">
            <text:p>299,099</text:p>
          </table:table-cell>
          <table:table-cell office:value-type="float" office:value="580.945" calcext:value-type="float">
            <text:p>580,945</text:p>
          </table:table-cell>
          <table:table-cell office:value-type="float" office:value="231.604" calcext:value-type="float">
            <text:p>231,604</text:p>
          </table:table-cell>
          <table:table-cell office:value-type="float" office:value="258.8" calcext:value-type="float">
            <text:p>258,8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25_8</text:p>
          </table:table-cell>
          <table:table-cell office:value-type="float" office:value="307.091" calcext:value-type="float">
            <text:p>307,091</text:p>
          </table:table-cell>
          <table:table-cell office:value-type="float" office:value="1494.222" calcext:value-type="float">
            <text:p>1494,222</text:p>
          </table:table-cell>
          <table:table-cell office:value-type="float" office:value="299.748" calcext:value-type="float">
            <text:p>299,748</text:p>
          </table:table-cell>
          <table:table-cell office:value-type="float" office:value="305.56" calcext:value-type="float">
            <text:p>305,56</text:p>
          </table:table-cell>
          <table:table-cell office:value-type="float" office:value="311.776" calcext:value-type="float">
            <text:p>311,776</text:p>
          </table:table-cell>
        </table:table-row>
        <table:table-row table:style-name="ro2">
          <table:table-cell office:value-type="string" calcext:value-type="string">
            <text:p>Quake_2011_25_9</text:p>
          </table:table-cell>
          <table:table-cell office:value-type="float" office:value="297.72" calcext:value-type="float">
            <text:p>297,72</text:p>
          </table:table-cell>
          <table:table-cell office:value-type="float" office:value="297.827" calcext:value-type="float">
            <text:p>297,827</text:p>
          </table:table-cell>
          <table:table-cell office:value-type="float" office:value="283.439" calcext:value-type="float">
            <text:p>283,439</text:p>
          </table:table-cell>
          <table:table-cell office:value-type="float" office:value="302.65" calcext:value-type="float">
            <text:p>302,65</text:p>
          </table:table-cell>
          <table:table-cell office:value-type="float" office:value="307.316" calcext:value-type="float">
            <text:p>307,316</text:p>
          </table:table-cell>
        </table:table-row>
        <table:table-row table:style-name="ro2">
          <table:table-cell office:value-type="string" calcext:value-type="string">
            <text:p>Quake_2011_25_10</text:p>
          </table:table-cell>
          <table:table-cell office:value-type="float" office:value="326.46" calcext:value-type="float">
            <text:p>326,46</text:p>
          </table:table-cell>
          <table:table-cell office:value-type="float" office:value="1429.611" calcext:value-type="float">
            <text:p>1429,611</text:p>
          </table:table-cell>
          <table:table-cell office:value-type="float" office:value="306.096" calcext:value-type="float">
            <text:p>306,096</text:p>
          </table:table-cell>
          <table:table-cell office:value-type="float" office:value="295.92" calcext:value-type="float">
            <text:p>295,92</text:p>
          </table:table-cell>
          <table:table-cell office:value-type="float" office:value="320.005" calcext:value-type="float">
            <text:p>320,005</text:p>
          </table:table-cell>
        </table:table-row>
        <table:table-row table:style-name="ro2">
          <table:table-cell office:value-type="string" calcext:value-type="string">
            <text:p>DIVIDE(853)</text:p>
          </table:table-cell>
          <table:table-cell table:style-name="ce17" table:formula="of:=AVERAGE([.B16:.B25])" office:value-type="float" office:value="367.9738" calcext:value-type="float">
            <text:p>367,9738</text:p>
          </table:table-cell>
          <table:table-cell table:style-name="ce17" table:formula="of:=AVERAGE([.C16:.C25])" office:value-type="float" office:value="894.2521" calcext:value-type="float">
            <text:p>894,2521</text:p>
          </table:table-cell>
          <table:table-cell table:style-name="ce17" table:formula="of:=AVERAGE([.D16:.D25])" office:value-type="float" office:value="340.6802" calcext:value-type="float">
            <text:p>340,6802</text:p>
          </table:table-cell>
          <table:table-cell table:style-name="ce17" table:formula="of:=AVERAGE([.E16:.E25])" office:value-type="float" office:value="344.939" calcext:value-type="float">
            <text:p>344,939</text:p>
          </table:table-cell>
          <table:table-cell table:style-name="ce17" table:formula="of:=AVERAGE([.F16:.F25])" office:value-type="float" office:value="366.027111111111" calcext:value-type="float">
            <text:p>366,027111111111</text:p>
          </table:table-cell>
        </table:table-row>
        <table:table-row table:style-name="ro2">
          <table:table-cell/>
          <table:table-cell table:formula="of:=[.B26]/853" office:value-type="float" office:value="0.431387807737397" calcext:value-type="float">
            <text:p>0,431387807737397</text:p>
          </table:table-cell>
          <table:table-cell table:formula="of:=[.C26]/853" office:value-type="float" office:value="1.0483611957796" calcext:value-type="float">
            <text:p>1,0483611957796</text:p>
          </table:table-cell>
          <table:table-cell table:formula="of:=[.D26]/853" office:value-type="float" office:value="0.39939062133646" calcext:value-type="float">
            <text:p>0,39939062133646</text:p>
          </table:table-cell>
          <table:table-cell table:formula="of:=[.E26]/853" office:value-type="float" office:value="0.404383352872216" calcext:value-type="float">
            <text:p>0,404383352872216</text:p>
          </table:table-cell>
          <table:table-cell table:formula="of:=[.F26]/853" office:value-type="float" office:value="0.429105640224046" calcext:value-type="float">
            <text:p>0,429105640224046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50_1</text:p>
          </table:table-cell>
          <table:table-cell office:value-type="float" office:value="406.71" calcext:value-type="float">
            <text:p>406,71</text:p>
          </table:table-cell>
          <table:table-cell office:value-type="float" office:value="1211.921" calcext:value-type="float">
            <text:p>1211,921</text:p>
          </table:table-cell>
          <table:table-cell office:value-type="float" office:value="388.271" calcext:value-type="float">
            <text:p>388,271</text:p>
          </table:table-cell>
          <table:table-cell office:value-type="float" office:value="371.98" calcext:value-type="float">
            <text:p>371,98</text:p>
          </table:table-cell>
          <table:table-cell office:value-type="float" office:value="389.786" calcext:value-type="float">
            <text:p>389,786</text:p>
          </table:table-cell>
        </table:table-row>
        <table:table-row table:style-name="ro2">
          <table:table-cell office:value-type="string" calcext:value-type="string">
            <text:p>Quake_2011_50_2</text:p>
          </table:table-cell>
          <table:table-cell office:value-type="float" office:value="488.63" calcext:value-type="float">
            <text:p>488,63</text:p>
          </table:table-cell>
          <table:table-cell office:value-type="float" office:value="388.336" calcext:value-type="float">
            <text:p>388,336</text:p>
          </table:table-cell>
          <table:table-cell office:value-type="float" office:value="386.598" calcext:value-type="float">
            <text:p>386,598</text:p>
          </table:table-cell>
          <table:table-cell office:value-type="float" office:value="349.19" calcext:value-type="float">
            <text:p>349,19</text:p>
          </table:table-cell>
          <table:table-cell office:value-type="string" calcext:value-type="string">
            <text:p>xx</text:p>
          </table:table-cell>
        </table:table-row>
        <table:table-row table:style-name="ro2">
          <table:table-cell office:value-type="string" calcext:value-type="string">
            <text:p>Quake_2011_50_3</text:p>
          </table:table-cell>
          <table:table-cell office:value-type="float" office:value="491.59" calcext:value-type="float">
            <text:p>491,59</text:p>
          </table:table-cell>
          <table:table-cell office:value-type="float" office:value="2709.201" calcext:value-type="float">
            <text:p>2709,201</text:p>
          </table:table-cell>
          <table:table-cell office:value-type="float" office:value="387.104" calcext:value-type="float">
            <text:p>387,104</text:p>
          </table:table-cell>
          <table:table-cell office:value-type="float" office:value="430.4" calcext:value-type="float">
            <text:p>430,4</text:p>
          </table:table-cell>
          <table:table-cell office:value-type="float" office:value="409.797" calcext:value-type="float">
            <text:p>409,797</text:p>
          </table:table-cell>
        </table:table-row>
        <table:table-row table:style-name="ro2">
          <table:table-cell office:value-type="string" calcext:value-type="string">
            <text:p>Quake_2011_50_4</text:p>
          </table:table-cell>
          <table:table-cell office:value-type="float" office:value="519.72" calcext:value-type="float">
            <text:p>519,72</text:p>
          </table:table-cell>
          <table:table-cell office:value-type="float" office:value="1294.482" calcext:value-type="float">
            <text:p>1294,482</text:p>
          </table:table-cell>
          <table:table-cell office:value-type="float" office:value="433.121" calcext:value-type="float">
            <text:p>433,121</text:p>
          </table:table-cell>
          <table:table-cell office:value-type="float" office:value="467.18" calcext:value-type="float">
            <text:p>467,18</text:p>
          </table:table-cell>
          <table:table-cell office:value-type="float" office:value="446.781" calcext:value-type="float">
            <text:p>446,781</text:p>
          </table:table-cell>
        </table:table-row>
        <table:table-row table:style-name="ro2">
          <table:table-cell office:value-type="string" calcext:value-type="string">
            <text:p>Quake_2011_50_5</text:p>
          </table:table-cell>
          <table:table-cell office:value-type="float" office:value="422.2" calcext:value-type="float">
            <text:p>422,2</text:p>
          </table:table-cell>
          <table:table-cell office:value-type="float" office:value="1186.681" calcext:value-type="float">
            <text:p>1186,681</text:p>
          </table:table-cell>
          <table:table-cell office:value-type="float" office:value="424.015" calcext:value-type="float">
            <text:p>424,015</text:p>
          </table:table-cell>
          <table:table-cell office:value-type="float" office:value="396.74" calcext:value-type="float">
            <text:p>396,74</text:p>
          </table:table-cell>
          <table:table-cell office:value-type="float" office:value="398.015" calcext:value-type="float">
            <text:p>398,015</text:p>
          </table:table-cell>
        </table:table-row>
        <table:table-row table:style-name="ro2">
          <table:table-cell office:value-type="string" calcext:value-type="string">
            <text:p>Quake_2011_50_6</text:p>
          </table:table-cell>
          <table:table-cell office:value-type="float" office:value="276.802" calcext:value-type="float">
            <text:p>276,802</text:p>
          </table:table-cell>
          <table:table-cell office:value-type="float" office:value="292.105" calcext:value-type="float">
            <text:p>292,105</text:p>
          </table:table-cell>
          <table:table-cell office:value-type="float" office:value="218.67" calcext:value-type="float">
            <text:p>218,67</text:p>
          </table:table-cell>
          <table:table-cell office:value-type="float" office:value="262.75" calcext:value-type="float">
            <text:p>262,75</text:p>
          </table:table-cell>
          <table:table-cell office:value-type="float" office:value="684.929" calcext:value-type="float">
            <text:p>684,929</text:p>
          </table:table-cell>
        </table:table-row>
        <table:table-row table:style-name="ro2">
          <table:table-cell office:value-type="string" calcext:value-type="string">
            <text:p>Quake_2011_50_7</text:p>
          </table:table-cell>
          <table:table-cell office:value-type="float" office:value="352.48" calcext:value-type="float">
            <text:p>352,48</text:p>
          </table:table-cell>
          <table:table-cell office:value-type="float" office:value="316.865" calcext:value-type="float">
            <text:p>316,865</text:p>
          </table:table-cell>
          <table:table-cell office:value-type="float" office:value="299.415" calcext:value-type="float">
            <text:p>299,415</text:p>
          </table:table-cell>
          <table:table-cell office:value-type="float" office:value="309.51" calcext:value-type="float">
            <text:p>309,51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_8</text:p>
          </table:table-cell>
          <table:table-cell office:value-type="float" office:value="351.6" calcext:value-type="float">
            <text:p>351,6</text:p>
          </table:table-cell>
          <table:table-cell office:value-type="float" office:value="1581.639" calcext:value-type="float">
            <text:p>1581,639</text:p>
          </table:table-cell>
          <table:table-cell office:value-type="float" office:value="284.007" calcext:value-type="float">
            <text:p>284,007</text:p>
          </table:table-cell>
          <table:table-cell office:value-type="float" office:value="305.67" calcext:value-type="float">
            <text:p>305,67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_9</text:p>
          </table:table-cell>
          <table:table-cell office:value-type="float" office:value="621.42" calcext:value-type="float">
            <text:p>621,42</text:p>
          </table:table-cell>
          <table:table-cell office:value-type="float" office:value="586.549" calcext:value-type="float">
            <text:p>586,549</text:p>
          </table:table-cell>
          <table:table-cell office:value-type="float" office:value="594.451" calcext:value-type="float">
            <text:p>594,451</text:p>
          </table:table-cell>
          <table:table-cell office:value-type="float" office:value="293.09" calcext:value-type="float">
            <text:p>293,09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_10</text:p>
          </table:table-cell>
          <table:table-cell office:value-type="float" office:value="385.26" calcext:value-type="float">
            <text:p>385,26</text:p>
          </table:table-cell>
          <table:table-cell office:value-type="float" office:value="1449.049" calcext:value-type="float">
            <text:p>1449,049</text:p>
          </table:table-cell>
          <table:table-cell office:value-type="float" office:value="367.221" calcext:value-type="float">
            <text:p>367,221</text:p>
          </table:table-cell>
          <table:table-cell office:value-type="float" office:value="392.21" calcext:value-type="float">
            <text:p>392,21</text:p>
          </table:table-cell>
          <table:table-cell/>
        </table:table-row>
        <table:table-row table:style-name="ro2">
          <table:table-cell office:value-type="string" calcext:value-type="string">
            <text:p>DIVIDE(1003)</text:p>
          </table:table-cell>
          <table:table-cell table:style-name="ce17" table:formula="of:=AVERAGE([.B30:.B39])" office:value-type="float" office:value="431.6412" calcext:value-type="float">
            <text:p>431,6412</text:p>
          </table:table-cell>
          <table:table-cell table:style-name="ce17" table:formula="of:=AVERAGE([.C30:.C39])" office:value-type="float" office:value="1101.6828" calcext:value-type="float">
            <text:p>1101,6828</text:p>
          </table:table-cell>
          <table:table-cell table:style-name="ce17" table:formula="of:=AVERAGE([.D30:.D39])" office:value-type="float" office:value="378.2873" calcext:value-type="float">
            <text:p>378,2873</text:p>
          </table:table-cell>
          <table:table-cell table:style-name="ce17" table:formula="of:=AVERAGE([.E30:.E39])" office:value-type="float" office:value="357.872" calcext:value-type="float">
            <text:p>357,872</text:p>
          </table:table-cell>
          <table:table-cell table:style-name="ce17" table:formula="of:=AVERAGE([.F30:.F39])" office:value-type="float" office:value="465.8616" calcext:value-type="float">
            <text:p>465,8616</text:p>
          </table:table-cell>
        </table:table-row>
        <table:table-row table:style-name="ro2">
          <table:table-cell/>
          <table:table-cell table:formula="of:=[.B40]/1003" office:value-type="float" office:value="0.430350149551346" calcext:value-type="float">
            <text:p>0,430350149551346</text:p>
          </table:table-cell>
          <table:table-cell table:formula="of:=[.C40]/1003" office:value-type="float" office:value="1.09838763708873" calcext:value-type="float">
            <text:p>1,09838763708873</text:p>
          </table:table-cell>
          <table:table-cell table:formula="of:=[.D40]/1003" office:value-type="float" office:value="0.377155832502493" calcext:value-type="float">
            <text:p>0,377155832502493</text:p>
          </table:table-cell>
          <table:table-cell table:formula="of:=[.E40]/1003" office:value-type="float" office:value="0.356801595214357" calcext:value-type="float">
            <text:p>0,356801595214357</text:p>
          </table:table-cell>
          <table:table-cell table:formula="of:=[.F40]/1003" office:value-type="float" office:value="0.464468195413759" calcext:value-type="float">
            <text:p>0,46446819541375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100_1</text:p>
          </table:table-cell>
          <table:table-cell office:value-type="float" office:value="447.25" calcext:value-type="float">
            <text:p>447,25</text:p>
          </table:table-cell>
          <table:table-cell office:value-type="float" office:value="439.42" calcext:value-type="float">
            <text:p>439,42</text:p>
          </table:table-cell>
          <table:table-cell office:value-type="float" office:value="433.266" calcext:value-type="float">
            <text:p>433,266</text:p>
          </table:table-cell>
          <table:table-cell office:value-type="float" office:value="468.73" calcext:value-type="float">
            <text:p>468,73</text:p>
          </table:table-cell>
          <table:table-cell/>
        </table:table-row>
        <table:table-row table:style-name="ro2">
          <table:table-cell office:value-type="string" calcext:value-type="string">
            <text:p>Quake_2011_100_2</text:p>
          </table:table-cell>
          <table:table-cell office:value-type="float" office:value="428.49" calcext:value-type="float">
            <text:p>428,49</text:p>
          </table:table-cell>
          <table:table-cell office:value-type="float" office:value="908.032" calcext:value-type="float">
            <text:p>908,032</text:p>
          </table:table-cell>
          <table:table-cell office:value-type="float" office:value="366.384" calcext:value-type="float">
            <text:p>366,384</text:p>
          </table:table-cell>
          <table:table-cell office:value-type="float" office:value="372.47" calcext:value-type="float">
            <text:p>372,47</text:p>
          </table:table-cell>
          <table:table-cell/>
        </table:table-row>
        <table:table-row table:style-name="ro2">
          <table:table-cell office:value-type="string" calcext:value-type="string">
            <text:p>Quake_2011_100_3</text:p>
          </table:table-cell>
          <table:table-cell office:value-type="float" office:value="651.703" calcext:value-type="float">
            <text:p>651,703</text:p>
          </table:table-cell>
          <table:table-cell office:value-type="float" office:value="624.951" calcext:value-type="float">
            <text:p>624,951</text:p>
          </table:table-cell>
          <table:table-cell office:value-type="float" office:value="617.227" calcext:value-type="float">
            <text:p>617,227</text:p>
          </table:table-cell>
          <table:table-cell office:value-type="float" office:value="617.67" calcext:value-type="float">
            <text:p>617,67</text:p>
          </table:table-cell>
          <table:table-cell/>
        </table:table-row>
        <table:table-row table:style-name="ro2">
          <table:table-cell office:value-type="string" calcext:value-type="string">
            <text:p>Quake_2011_100_4</text:p>
          </table:table-cell>
          <table:table-cell office:value-type="float" office:value="561.77" calcext:value-type="float">
            <text:p>561,77</text:p>
          </table:table-cell>
          <table:table-cell office:value-type="float" office:value="2232.098" calcext:value-type="float">
            <text:p>2232,098</text:p>
          </table:table-cell>
          <table:table-cell office:value-type="float" office:value="512.306" calcext:value-type="float">
            <text:p>512,306</text:p>
          </table:table-cell>
          <table:table-cell office:value-type="float" office:value="509.54" calcext:value-type="float">
            <text:p>509,54</text:p>
          </table:table-cell>
          <table:table-cell/>
        </table:table-row>
        <table:table-row table:style-name="ro2">
          <table:table-cell office:value-type="string" calcext:value-type="string">
            <text:p>Quake_2011_100_5</text:p>
          </table:table-cell>
          <table:table-cell office:value-type="float" office:value="582.26" calcext:value-type="float">
            <text:p>582,26</text:p>
          </table:table-cell>
          <table:table-cell office:value-type="float" office:value="4776.374" calcext:value-type="float">
            <text:p>4776,374</text:p>
          </table:table-cell>
          <table:table-cell office:value-type="float" office:value="533.515" calcext:value-type="float">
            <text:p>533,515</text:p>
          </table:table-cell>
          <table:table-cell office:value-type="float" office:value="488.36" calcext:value-type="float">
            <text:p>488,36</text:p>
          </table:table-cell>
          <table:table-cell/>
        </table:table-row>
        <table:table-row table:style-name="ro2">
          <table:table-cell office:value-type="string" calcext:value-type="string">
            <text:p>Quake_2011_100_6</text:p>
          </table:table-cell>
          <table:table-cell office:value-type="float" office:value="780.25" calcext:value-type="float">
            <text:p>780,25</text:p>
          </table:table-cell>
          <table:table-cell office:value-type="float" office:value="700.393" calcext:value-type="float">
            <text:p>700,393</text:p>
          </table:table-cell>
          <table:table-cell office:value-type="float" office:value="733.029" calcext:value-type="float">
            <text:p>733,029</text:p>
          </table:table-cell>
          <table:table-cell office:value-type="float" office:value="744.12" calcext:value-type="float">
            <text:p>744,12</text:p>
          </table:table-cell>
          <table:table-cell/>
        </table:table-row>
        <table:table-row table:style-name="ro2">
          <table:table-cell office:value-type="string" calcext:value-type="string">
            <text:p>Quake_2011_100_7</text:p>
          </table:table-cell>
          <table:table-cell office:value-type="float" office:value="453.34" calcext:value-type="float">
            <text:p>453,34</text:p>
          </table:table-cell>
          <table:table-cell office:value-type="float" office:value="457.001" calcext:value-type="float">
            <text:p>457,001</text:p>
          </table:table-cell>
          <table:table-cell office:value-type="float" office:value="395.676" calcext:value-type="float">
            <text:p>395,676</text:p>
          </table:table-cell>
          <table:table-cell office:value-type="float" office:value="413.32" calcext:value-type="float">
            <text:p>413,32</text:p>
          </table:table-cell>
          <table:table-cell/>
        </table:table-row>
        <table:table-row table:style-name="ro2">
          <table:table-cell office:value-type="string" calcext:value-type="string">
            <text:p>Quake_2011_100_8</text:p>
          </table:table-cell>
          <table:table-cell office:value-type="float" office:value="306.12" calcext:value-type="float">
            <text:p>306,12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291.818" calcext:value-type="float">
            <text:p>291,818</text:p>
          </table:table-cell>
          <table:table-cell office:value-type="float" office:value="362.28" calcext:value-type="float">
            <text:p>362,28</text:p>
          </table:table-cell>
          <table:table-cell/>
        </table:table-row>
        <table:table-row table:style-name="ro2">
          <table:table-cell office:value-type="string" calcext:value-type="string">
            <text:p>Quake_2011_100_9</text:p>
          </table:table-cell>
          <table:table-cell office:value-type="float" office:value="476.82" calcext:value-type="float">
            <text:p>476,82</text:p>
          </table:table-cell>
          <table:table-cell office:value-type="float" office:value="448.276" calcext:value-type="float">
            <text:p>448,276</text:p>
          </table:table-cell>
          <table:table-cell office:value-type="float" office:value="429.362" calcext:value-type="float">
            <text:p>429,362</text:p>
          </table:table-cell>
          <table:table-cell office:value-type="float" office:value="424.61" calcext:value-type="float">
            <text:p>424,61</text:p>
          </table:table-cell>
          <table:table-cell/>
        </table:table-row>
        <table:table-row table:style-name="ro2">
          <table:table-cell office:value-type="string" calcext:value-type="string">
            <text:p>Quake_2011_100_10</text:p>
          </table:table-cell>
          <table:table-cell office:value-type="float" office:value="411.61" calcext:value-type="float">
            <text:p>411,61</text:p>
          </table:table-cell>
          <table:table-cell office:value-type="float" office:value="584.379" calcext:value-type="float">
            <text:p>584,379</text:p>
          </table:table-cell>
          <table:table-cell office:value-type="float" office:value="397.003" calcext:value-type="float">
            <text:p>397,003</text:p>
          </table:table-cell>
          <table:table-cell office:value-type="float" office:value="458.19" calcext:value-type="float">
            <text:p>458,19</text:p>
          </table:table-cell>
          <table:table-cell/>
        </table:table-row>
        <table:table-row table:style-name="ro2">
          <table:table-cell office:value-type="string" calcext:value-type="string">
            <text:p>DIVIDE(1250)</text:p>
          </table:table-cell>
          <table:table-cell table:style-name="ce17" table:formula="of:=AVERAGE([.B44:.B53])" office:value-type="float" office:value="509.9613" calcext:value-type="float">
            <text:p>509,9613</text:p>
          </table:table-cell>
          <table:table-cell table:style-name="ce17" table:formula="of:=AVERAGE([.C44:.C53])" office:value-type="float" office:value="1147.0959" calcext:value-type="float">
            <text:p>1147,0959</text:p>
          </table:table-cell>
          <table:table-cell table:style-name="ce17" table:formula="of:=AVERAGE([.D44:.D53])" office:value-type="float" office:value="470.9586" calcext:value-type="float">
            <text:p>470,9586</text:p>
          </table:table-cell>
          <table:table-cell table:style-name="ce17" table:formula="of:=AVERAGE([.E44:.E53])" office:value-type="float" office:value="485.929" calcext:value-type="float">
            <text:p>485,929</text:p>
          </table:table-cell>
          <table:table-cell table:style-name="ce17" table:formula="of:=AVERAGE([.F44:.F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54]/1250" office:value-type="float" office:value="0.40796904" calcext:value-type="float">
            <text:p>0,40796904</text:p>
          </table:table-cell>
          <table:table-cell table:formula="of:=[.C54]/1250" office:value-type="float" office:value="0.91767672" calcext:value-type="float">
            <text:p>0,91767672</text:p>
          </table:table-cell>
          <table:table-cell table:formula="of:=[.D54]/1250" office:value-type="float" office:value="0.37676688" calcext:value-type="float">
            <text:p>0,37676688</text:p>
          </table:table-cell>
          <table:table-cell table:formula="of:=[.E54]/1250" office:value-type="float" office:value="0.3887432" calcext:value-type="float">
            <text:p>0,3887432</text:p>
          </table:table-cell>
          <table:table-cell table:formula="of:=[.F54]/125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500_1</text:p>
          </table:table-cell>
          <table:table-cell office:value-type="float" office:value="486.87" calcext:value-type="float">
            <text:p>486,87</text:p>
          </table:table-cell>
          <table:table-cell office:value-type="float" office:value="2246.355" calcext:value-type="float">
            <text:p>2246,355</text:p>
          </table:table-cell>
          <table:table-cell office:value-type="float" office:value="482.636" calcext:value-type="float">
            <text:p>482,636</text:p>
          </table:table-cell>
          <table:table-cell office:value-type="float" office:value="899.14" calcext:value-type="float">
            <text:p>899,14</text:p>
          </table:table-cell>
          <table:table-cell/>
        </table:table-row>
        <table:table-row table:style-name="ro2">
          <table:table-cell office:value-type="string" calcext:value-type="string">
            <text:p>Quake_2011_500_2</text:p>
          </table:table-cell>
          <table:table-cell office:value-type="float" office:value="461.69" calcext:value-type="float">
            <text:p>461,69</text:p>
          </table:table-cell>
          <table:table-cell office:value-type="float" office:value="3189.696" calcext:value-type="float">
            <text:p>3189,696</text:p>
          </table:table-cell>
          <table:table-cell office:value-type="float" office:value="450.769" calcext:value-type="float">
            <text:p>450,769</text:p>
          </table:table-cell>
          <table:table-cell office:value-type="float" office:value="444.55" calcext:value-type="float">
            <text:p>444,55</text:p>
          </table:table-cell>
          <table:table-cell/>
        </table:table-row>
        <table:table-row table:style-name="ro2">
          <table:table-cell office:value-type="string" calcext:value-type="string">
            <text:p>Quake_2011_500_3</text:p>
          </table:table-cell>
          <table:table-cell office:value-type="float" office:value="380.83" calcext:value-type="float">
            <text:p>380,83</text:p>
          </table:table-cell>
          <table:table-cell office:value-type="float" office:value="392.389" calcext:value-type="float">
            <text:p>392,389</text:p>
          </table:table-cell>
          <table:table-cell office:value-type="float" office:value="371.064" calcext:value-type="float">
            <text:p>371,064</text:p>
          </table:table-cell>
          <table:table-cell office:value-type="float" office:value="412.43" calcext:value-type="float">
            <text:p>412,43</text:p>
          </table:table-cell>
          <table:table-cell/>
        </table:table-row>
        <table:table-row table:style-name="ro2">
          <table:table-cell office:value-type="string" calcext:value-type="string">
            <text:p>Quake_2011_500_4</text:p>
          </table:table-cell>
          <table:table-cell office:value-type="float" office:value="569.57" calcext:value-type="float">
            <text:p>569,57</text:p>
          </table:table-cell>
          <table:table-cell office:value-type="float" office:value="869.01" calcext:value-type="float">
            <text:p>869,01</text:p>
          </table:table-cell>
          <table:table-cell office:value-type="float" office:value="563.363" calcext:value-type="float">
            <text:p>563,363</text:p>
          </table:table-cell>
          <table:table-cell office:value-type="float" office:value="467.18" calcext:value-type="float">
            <text:p>467,18</text:p>
          </table:table-cell>
          <table:table-cell/>
        </table:table-row>
        <table:table-row table:style-name="ro2">
          <table:table-cell office:value-type="string" calcext:value-type="string">
            <text:p>Quake_2011_500_5</text:p>
          </table:table-cell>
          <table:table-cell office:value-type="float" office:value="428.99" calcext:value-type="float">
            <text:p>428,99</text:p>
          </table:table-cell>
          <table:table-cell office:value-type="float" office:value="3247.702" calcext:value-type="float">
            <text:p>3247,702</text:p>
          </table:table-cell>
          <table:table-cell office:value-type="float" office:value="437.836" calcext:value-type="float">
            <text:p>437,836</text:p>
          </table:table-cell>
          <table:table-cell office:value-type="float" office:value="396.74" calcext:value-type="float">
            <text:p>396,74</text:p>
          </table:table-cell>
          <table:table-cell/>
        </table:table-row>
        <table:table-row table:style-name="ro2">
          <table:table-cell office:value-type="string" calcext:value-type="string">
            <text:p>Quake_2011_500_6</text:p>
          </table:table-cell>
          <table:table-cell office:value-type="float" office:value="644.52" calcext:value-type="float">
            <text:p>644,52</text:p>
          </table:table-cell>
          <table:table-cell office:value-type="float" office:value="1697.764" calcext:value-type="float">
            <text:p>1697,764</text:p>
          </table:table-cell>
          <table:table-cell office:value-type="float" office:value="622.87" calcext:value-type="float">
            <text:p>622,87</text:p>
          </table:table-cell>
          <table:table-cell office:value-type="float" office:value="262.75" calcext:value-type="float">
            <text:p>262,75</text:p>
          </table:table-cell>
          <table:table-cell/>
        </table:table-row>
        <table:table-row table:style-name="ro2">
          <table:table-cell office:value-type="string" calcext:value-type="string">
            <text:p>Quake_2011_500_7</text:p>
          </table:table-cell>
          <table:table-cell office:value-type="float" office:value="523.86" calcext:value-type="float">
            <text:p>523,86</text:p>
          </table:table-cell>
          <table:table-cell office:value-type="float" office:value="1909.287" calcext:value-type="float">
            <text:p>1909,287</text:p>
          </table:table-cell>
          <table:table-cell office:value-type="float" office:value="521.869" calcext:value-type="float">
            <text:p>521,869</text:p>
          </table:table-cell>
          <table:table-cell office:value-type="float" office:value="309.51" calcext:value-type="float">
            <text:p>309,51</text:p>
          </table:table-cell>
          <table:table-cell/>
        </table:table-row>
        <table:table-row table:style-name="ro2">
          <table:table-cell office:value-type="string" calcext:value-type="string">
            <text:p>Quake_2011_500_8</text:p>
          </table:table-cell>
          <table:table-cell office:value-type="float" office:value="496.399" calcext:value-type="float">
            <text:p>496,399</text:p>
          </table:table-cell>
          <table:table-cell office:value-type="float" office:value="619.657" calcext:value-type="float">
            <text:p>619,657</text:p>
          </table:table-cell>
          <table:table-cell office:value-type="float" office:value="467.793" calcext:value-type="float">
            <text:p>467,793</text:p>
          </table:table-cell>
          <table:table-cell office:value-type="float" office:value="305.67" calcext:value-type="float">
            <text:p>305,67</text:p>
          </table:table-cell>
          <table:table-cell/>
        </table:table-row>
        <table:table-row table:style-name="ro2">
          <table:table-cell office:value-type="string" calcext:value-type="string">
            <text:p>Quake_2011_500_9</text:p>
          </table:table-cell>
          <table:table-cell office:value-type="float" office:value="479.291" calcext:value-type="float">
            <text:p>479,291</text:p>
          </table:table-cell>
          <table:table-cell office:value-type="float" office:value="9163.256" calcext:value-type="float">
            <text:p>9163,256</text:p>
          </table:table-cell>
          <table:table-cell office:value-type="float" office:value="475.733" calcext:value-type="float">
            <text:p>475,73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Quake_2011_500_10</text:p>
          </table:table-cell>
          <table:table-cell office:value-type="float" office:value="473.32" calcext:value-type="float">
            <text:p>473,32</text:p>
          </table:table-cell>
          <table:table-cell office:value-type="float" office:value="1297.749" calcext:value-type="float">
            <text:p>1297,749</text:p>
          </table:table-cell>
          <table:table-cell office:value-type="float" office:value="417.676" calcext:value-type="float">
            <text:p>417,676</text:p>
          </table:table-cell>
          <table:table-cell office:value-type="float" office:value="392.21" calcext:value-type="float">
            <text:p>392,21</text:p>
          </table:table-cell>
          <table:table-cell/>
        </table:table-row>
        <table:table-row table:style-name="ro2">
          <table:table-cell office:value-type="string" calcext:value-type="string">
            <text:p>DIVIDE(1302)</text:p>
          </table:table-cell>
          <table:table-cell table:style-name="ce17" table:formula="of:=AVERAGE([.B58:.B67])" office:value-type="float" office:value="494.534" calcext:value-type="float">
            <text:p>494,534</text:p>
          </table:table-cell>
          <table:table-cell table:style-name="ce17" table:formula="of:=AVERAGE([.C58:.C67])" office:value-type="float" office:value="2463.2865" calcext:value-type="float">
            <text:p>2463,2865</text:p>
          </table:table-cell>
          <table:table-cell table:style-name="ce17" table:formula="of:=AVERAGE([.D58:.D67])" office:value-type="float" office:value="481.1609" calcext:value-type="float">
            <text:p>481,1609</text:p>
          </table:table-cell>
          <table:table-cell table:style-name="ce17" table:formula="of:=AVERAGE([.E58:.E67])" office:value-type="float" office:value="432.242222222222" calcext:value-type="float">
            <text:p>432,242222222222</text:p>
          </table:table-cell>
          <table:table-cell table:style-name="ce17" table:formula="of:=AVERAGE([.F58:.F6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68]/1302" office:value-type="float" office:value="0.379826420890937" calcext:value-type="float">
            <text:p>0,379826420890937</text:p>
          </table:table-cell>
          <table:table-cell table:formula="of:=[.C68]/1302" office:value-type="float" office:value="1.89192511520737" calcext:value-type="float">
            <text:p>1,89192511520737</text:p>
          </table:table-cell>
          <table:table-cell table:formula="of:=[.D68]/1302" office:value-type="float" office:value="0.369555222734255" calcext:value-type="float">
            <text:p>0,369555222734255</text:p>
          </table:table-cell>
          <table:table-cell table:formula="of:=[.E68]/1302" office:value-type="float" office:value="0.331983273596177" calcext:value-type="float">
            <text:p>0,331983273596177</text:p>
          </table:table-cell>
          <table:table-cell table:formula="of:=[.F68]/1302" office:value-type="string" office:string-value="" calcext:value-type="error">
            <text:p>#DIV/0!</text:p>
          </table:table-cell>
        </table:table-row>
        <table:table-row table:style-name="ro2" table:number-rows-repeated="104850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quake2012" table:style-name="ta1">
        <table:table-column table:style-name="co5" table:default-cell-style-name="ce17"/>
        <table:table-column table:style-name="co2" table:number-columns-repeated="5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10_1</text:p>
          </table:table-cell>
          <table:table-cell office:value-type="float" office:value="167.99" calcext:value-type="float">
            <text:p>167,99</text:p>
          </table:table-cell>
          <table:table-cell office:value-type="float" office:value="147.23" calcext:value-type="float">
            <text:p>147,23</text:p>
          </table:table-cell>
          <table:table-cell office:value-type="float" office:value="151.62" calcext:value-type="float">
            <text:p>151,62</text:p>
          </table:table-cell>
          <table:table-cell office:value-type="float" office:value="151.49" calcext:value-type="float">
            <text:p>151,49</text:p>
          </table:table-cell>
          <table:table-cell/>
        </table:table-row>
        <table:table-row table:style-name="ro2">
          <table:table-cell office:value-type="string" calcext:value-type="string">
            <text:p>Quake_2012_10_2</text:p>
          </table:table-cell>
          <table:table-cell office:value-type="float" office:value="238.77" calcext:value-type="float">
            <text:p>238,77</text:p>
          </table:table-cell>
          <table:table-cell office:value-type="float" office:value="2001.814" calcext:value-type="float">
            <text:p>2001,814</text:p>
          </table:table-cell>
          <table:table-cell office:value-type="float" office:value="157.88" calcext:value-type="float">
            <text:p>157,88</text:p>
          </table:table-cell>
          <table:table-cell office:value-type="float" office:value="162.16" calcext:value-type="float">
            <text:p>162,16</text:p>
          </table:table-cell>
          <table:table-cell/>
        </table:table-row>
        <table:table-row table:style-name="ro2">
          <table:table-cell office:value-type="string" calcext:value-type="string">
            <text:p>Quake_2012_10_3</text:p>
          </table:table-cell>
          <table:table-cell office:value-type="float" office:value="270.48" calcext:value-type="float">
            <text:p>270,48</text:p>
          </table:table-cell>
          <table:table-cell office:value-type="float" office:value="170.704" calcext:value-type="float">
            <text:p>170,704</text:p>
          </table:table-cell>
          <table:table-cell office:value-type="float" office:value="185.83" calcext:value-type="float">
            <text:p>185,83</text:p>
          </table:table-cell>
          <table:table-cell office:value-type="float" office:value="195.32" calcext:value-type="float">
            <text:p>195,32</text:p>
          </table:table-cell>
          <table:table-cell/>
        </table:table-row>
        <table:table-row table:style-name="ro2">
          <table:table-cell office:value-type="string" calcext:value-type="string">
            <text:p>Quake_2012_10_4</text:p>
          </table:table-cell>
          <table:table-cell office:value-type="float" office:value="208.27" calcext:value-type="float">
            <text:p>208,27</text:p>
          </table:table-cell>
          <table:table-cell office:value-type="float" office:value="291.406" calcext:value-type="float">
            <text:p>291,406</text:p>
          </table:table-cell>
          <table:table-cell office:value-type="float" office:value="191.41" calcext:value-type="float">
            <text:p>191,41</text:p>
          </table:table-cell>
          <table:table-cell office:value-type="float" office:value="191.63" calcext:value-type="float">
            <text:p>191,63</text:p>
          </table:table-cell>
          <table:table-cell/>
        </table:table-row>
        <table:table-row table:style-name="ro2">
          <table:table-cell office:value-type="string" calcext:value-type="string">
            <text:p>Quake_2012_10_5</text:p>
          </table:table-cell>
          <table:table-cell office:value-type="float" office:value="254.28" calcext:value-type="float">
            <text:p>254,28</text:p>
          </table:table-cell>
          <table:table-cell office:value-type="float" office:value="181.699" calcext:value-type="float">
            <text:p>181,699</text:p>
          </table:table-cell>
          <table:table-cell office:value-type="float" office:value="165.41" calcext:value-type="float">
            <text:p>165,41</text:p>
          </table:table-cell>
          <table:table-cell office:value-type="float" office:value="166.19" calcext:value-type="float">
            <text:p>166,19</text:p>
          </table:table-cell>
          <table:table-cell/>
        </table:table-row>
        <table:table-row table:style-name="ro2">
          <table:table-cell office:value-type="string" calcext:value-type="string">
            <text:p>Quake_2012_10_6</text:p>
          </table:table-cell>
          <table:table-cell office:value-type="float" office:value="253.44" calcext:value-type="float">
            <text:p>253,44</text:p>
          </table:table-cell>
          <table:table-cell office:value-type="float" office:value="173.676" calcext:value-type="float">
            <text:p>173,676</text:p>
          </table:table-cell>
          <table:table-cell office:value-type="float" office:value="167.62" calcext:value-type="float">
            <text:p>167,62</text:p>
          </table:table-cell>
          <table:table-cell office:value-type="float" office:value="213.1" calcext:value-type="float">
            <text:p>213,1</text:p>
          </table:table-cell>
          <table:table-cell/>
        </table:table-row>
        <table:table-row table:style-name="ro2">
          <table:table-cell office:value-type="string" calcext:value-type="string">
            <text:p>Quake_2012_10_7</text:p>
          </table:table-cell>
          <table:table-cell office:value-type="float" office:value="147" calcext:value-type="float">
            <text:p>147</text:p>
          </table:table-cell>
          <table:table-cell office:value-type="float" office:value="428.55" calcext:value-type="float">
            <text:p>428,55</text:p>
          </table:table-cell>
          <table:table-cell office:value-type="float" office:value="141.08" calcext:value-type="float">
            <text:p>141,08</text:p>
          </table:table-cell>
          <table:table-cell office:value-type="float" office:value="141.91" calcext:value-type="float">
            <text:p>141,91</text:p>
          </table:table-cell>
          <table:table-cell/>
        </table:table-row>
        <table:table-row table:style-name="ro2">
          <table:table-cell office:value-type="string" calcext:value-type="string">
            <text:p>Quake_2012_10_8</text:p>
          </table:table-cell>
          <table:table-cell office:value-type="float" office:value="252.24" calcext:value-type="float">
            <text:p>252,24</text:p>
          </table:table-cell>
          <table:table-cell office:value-type="float" office:value="642.396" calcext:value-type="float">
            <text:p>642,396</text:p>
          </table:table-cell>
          <table:table-cell office:value-type="float" office:value="163.72" calcext:value-type="float">
            <text:p>163,72</text:p>
          </table:table-cell>
          <table:table-cell office:value-type="float" office:value="167.31" calcext:value-type="float">
            <text:p>167,31</text:p>
          </table:table-cell>
          <table:table-cell/>
        </table:table-row>
        <table:table-row table:style-name="ro2">
          <table:table-cell office:value-type="string" calcext:value-type="string">
            <text:p>Quake_2012_10_9</text:p>
          </table:table-cell>
          <table:table-cell office:value-type="float" office:value="265.71" calcext:value-type="float">
            <text:p>265,71</text:p>
          </table:table-cell>
          <table:table-cell office:value-type="float" office:value="176.67" calcext:value-type="float">
            <text:p>176,67</text:p>
          </table:table-cell>
          <table:table-cell office:value-type="float" office:value="172.93" calcext:value-type="float">
            <text:p>172,93</text:p>
          </table:table-cell>
          <table:table-cell office:value-type="float" office:value="176.41" calcext:value-type="float">
            <text:p>176,41</text:p>
          </table:table-cell>
          <table:table-cell/>
        </table:table-row>
        <table:table-row table:style-name="ro2">
          <table:table-cell office:value-type="string" calcext:value-type="string">
            <text:p>Quake_2012_10_10</text:p>
          </table:table-cell>
          <table:table-cell office:value-type="float" office:value="199.8" calcext:value-type="float">
            <text:p>199,8</text:p>
          </table:table-cell>
          <table:table-cell office:value-type="float" office:value="193.22" calcext:value-type="float">
            <text:p>193,22</text:p>
          </table:table-cell>
          <table:table-cell office:value-type="float" office:value="176.43" calcext:value-type="float">
            <text:p>176,43</text:p>
          </table:table-cell>
          <table:table-cell office:value-type="float" office:value="190.85" calcext:value-type="float">
            <text:p>190,85</text:p>
          </table:table-cell>
          <table:table-cell/>
        </table:table-row>
        <table:table-row table:style-name="ro2">
          <table:table-cell office:value-type="string" calcext:value-type="string">
            <text:p>DIVIDE(987)</text:p>
          </table:table-cell>
          <table:table-cell table:style-name="ce17" table:formula="of:=AVERAGE([.B2:.B11])" office:value-type="float" office:value="225.798" calcext:value-type="float">
            <text:p>225,798</text:p>
          </table:table-cell>
          <table:table-cell table:style-name="ce17" table:formula="of:=AVERAGE([.C2:.C11])" office:value-type="float" office:value="440.7365" calcext:value-type="float">
            <text:p>440,7365</text:p>
          </table:table-cell>
          <table:table-cell table:style-name="ce17" table:formula="of:=AVERAGE([.D2:.D11])" office:value-type="float" office:value="167.393" calcext:value-type="float">
            <text:p>167,393</text:p>
          </table:table-cell>
          <table:table-cell table:style-name="ce17" table:formula="of:=AVERAGE([.E2:.E11])" office:value-type="float" office:value="175.637" calcext:value-type="float">
            <text:p>175,637</text:p>
          </table:table-cell>
          <table:table-cell table:style-name="ce17" table:formula="of:=AVERAGE([.F2:.F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12]/987" office:value-type="float" office:value="0.228772036474164" calcext:value-type="float">
            <text:p>0,228772036474164</text:p>
          </table:table-cell>
          <table:table-cell table:formula="of:=[.C12]/987" office:value-type="float" office:value="0.446541540020263" calcext:value-type="float">
            <text:p>0,446541540020263</text:p>
          </table:table-cell>
          <table:table-cell table:formula="of:=[.D12]/987" office:value-type="float" office:value="0.169597771023303" calcext:value-type="float">
            <text:p>0,169597771023303</text:p>
          </table:table-cell>
          <table:table-cell table:formula="of:=[.E12]/987" office:value-type="float" office:value="0.177950354609929" calcext:value-type="float">
            <text:p>0,177950354609929</text:p>
          </table:table-cell>
          <table:table-cell table:formula="of:=[.F12]/987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25_1</text:p>
          </table:table-cell>
          <table:table-cell office:value-type="float" office:value="234.53" calcext:value-type="float">
            <text:p>234,53</text:p>
          </table:table-cell>
          <table:table-cell office:value-type="float" office:value="225.098" calcext:value-type="float">
            <text:p>225,098</text:p>
          </table:table-cell>
          <table:table-cell office:value-type="float" office:value="211.76" calcext:value-type="float">
            <text:p>211,76</text:p>
          </table:table-cell>
          <table:table-cell office:value-type="float" office:value="208.22" calcext:value-type="float">
            <text:p>208,22</text:p>
          </table:table-cell>
          <table:table-cell/>
        </table:table-row>
        <table:table-row table:style-name="ro2">
          <table:table-cell office:value-type="string" calcext:value-type="string">
            <text:p>Quake_2012_25_2</text:p>
          </table:table-cell>
          <table:table-cell office:value-type="float" office:value="200.17" calcext:value-type="float">
            <text:p>200,17</text:p>
          </table:table-cell>
          <table:table-cell office:value-type="float" office:value="167.83" calcext:value-type="float">
            <text:p>167,83</text:p>
          </table:table-cell>
          <table:table-cell office:value-type="float" office:value="168.81" calcext:value-type="float">
            <text:p>168,81</text:p>
          </table:table-cell>
          <table:table-cell office:value-type="float" office:value="198.66" calcext:value-type="float">
            <text:p>198,66</text:p>
          </table:table-cell>
          <table:table-cell/>
        </table:table-row>
        <table:table-row table:style-name="ro2">
          <table:table-cell office:value-type="string" calcext:value-type="string">
            <text:p>Quake_2012_25_3</text:p>
          </table:table-cell>
          <table:table-cell office:value-type="float" office:value="210.56" calcext:value-type="float">
            <text:p>210,56</text:p>
          </table:table-cell>
          <table:table-cell office:value-type="float" office:value="213.534" calcext:value-type="float">
            <text:p>213,534</text:p>
          </table:table-cell>
          <table:table-cell office:value-type="float" office:value="183.47" calcext:value-type="float">
            <text:p>183,47</text:p>
          </table:table-cell>
          <table:table-cell office:value-type="float" office:value="186.43" calcext:value-type="float">
            <text:p>186,43</text:p>
          </table:table-cell>
          <table:table-cell/>
        </table:table-row>
        <table:table-row table:style-name="ro2">
          <table:table-cell office:value-type="string" calcext:value-type="string">
            <text:p>Quake_2012_25_4</text:p>
          </table:table-cell>
          <table:table-cell office:value-type="float" office:value="203.18" calcext:value-type="float">
            <text:p>203,18</text:p>
          </table:table-cell>
          <table:table-cell office:value-type="float" office:value="234.407" calcext:value-type="float">
            <text:p>234,407</text:p>
          </table:table-cell>
          <table:table-cell office:value-type="float" office:value="181.76" calcext:value-type="float">
            <text:p>181,76</text:p>
          </table:table-cell>
          <table:table-cell office:value-type="float" office:value="224.02" calcext:value-type="float">
            <text:p>224,02</text:p>
          </table:table-cell>
          <table:table-cell/>
        </table:table-row>
        <table:table-row table:style-name="ro2">
          <table:table-cell office:value-type="string" calcext:value-type="string">
            <text:p>Quake_2012_25_5</text:p>
          </table:table-cell>
          <table:table-cell office:value-type="float" office:value="211.37" calcext:value-type="float">
            <text:p>211,37</text:p>
          </table:table-cell>
          <table:table-cell office:value-type="float" office:value="207.646" calcext:value-type="float">
            <text:p>207,646</text:p>
          </table:table-cell>
          <table:table-cell office:value-type="float" office:value="176.33" calcext:value-type="float">
            <text:p>176,33</text:p>
          </table:table-cell>
          <table:table-cell office:value-type="float" office:value="172.68" calcext:value-type="float">
            <text:p>172,68</text:p>
          </table:table-cell>
          <table:table-cell/>
        </table:table-row>
        <table:table-row table:style-name="ro2">
          <table:table-cell office:value-type="string" calcext:value-type="string">
            <text:p>Quake_2012_25_6</text:p>
          </table:table-cell>
          <table:table-cell office:value-type="float" office:value="178.74" calcext:value-type="float">
            <text:p>178,74</text:p>
          </table:table-cell>
          <table:table-cell office:value-type="float" office:value="199.06" calcext:value-type="float">
            <text:p>199,06</text:p>
          </table:table-cell>
          <table:table-cell office:value-type="float" office:value="169.73" calcext:value-type="float">
            <text:p>169,73</text:p>
          </table:table-cell>
          <table:table-cell office:value-type="float" office:value="164.004" calcext:value-type="float">
            <text:p>164,004</text:p>
          </table:table-cell>
          <table:table-cell/>
        </table:table-row>
        <table:table-row table:style-name="ro2">
          <table:table-cell office:value-type="string" calcext:value-type="string">
            <text:p>Quake_2012_25_7</text:p>
          </table:table-cell>
          <table:table-cell office:value-type="float" office:value="206.56" calcext:value-type="float">
            <text:p>206,56</text:p>
          </table:table-cell>
          <table:table-cell office:value-type="float" office:value="3238.207" calcext:value-type="float">
            <text:p>3238,207</text:p>
          </table:table-cell>
          <table:table-cell office:value-type="float" office:value="179.29" calcext:value-type="float">
            <text:p>179,29</text:p>
          </table:table-cell>
          <table:table-cell office:value-type="float" office:value="175.5" calcext:value-type="float">
            <text:p>175,5</text:p>
          </table:table-cell>
          <table:table-cell/>
        </table:table-row>
        <table:table-row table:style-name="ro2">
          <table:table-cell office:value-type="string" calcext:value-type="string">
            <text:p>Quake_2012_25_8</text:p>
          </table:table-cell>
          <table:table-cell office:value-type="float" office:value="189.13" calcext:value-type="float">
            <text:p>189,13</text:p>
          </table:table-cell>
          <table:table-cell office:value-type="float" office:value="2020.512" calcext:value-type="float">
            <text:p>2020,512</text:p>
          </table:table-cell>
          <table:table-cell office:value-type="float" office:value="167.22" calcext:value-type="float">
            <text:p>167,22</text:p>
          </table:table-cell>
          <table:table-cell office:value-type="float" office:value="168.72" calcext:value-type="float">
            <text:p>168,72</text:p>
          </table:table-cell>
          <table:table-cell/>
        </table:table-row>
        <table:table-row table:style-name="ro2">
          <table:table-cell office:value-type="string" calcext:value-type="string">
            <text:p>Quake_2012_25_9</text:p>
          </table:table-cell>
          <table:table-cell office:value-type="float" office:value="199.41" calcext:value-type="float">
            <text:p>199,41</text:p>
          </table:table-cell>
          <table:table-cell office:value-type="float" office:value="359.472" calcext:value-type="float">
            <text:p>359,472</text:p>
          </table:table-cell>
          <table:table-cell office:value-type="float" office:value="178.96" calcext:value-type="float">
            <text:p>178,96</text:p>
          </table:table-cell>
          <table:table-cell office:value-type="float" office:value="197.63" calcext:value-type="float">
            <text:p>197,63</text:p>
          </table:table-cell>
          <table:table-cell/>
        </table:table-row>
        <table:table-row table:style-name="ro2">
          <table:table-cell office:value-type="string" calcext:value-type="string">
            <text:p>Quake_2012_25_10</text:p>
          </table:table-cell>
          <table:table-cell office:value-type="float" office:value="205.31" calcext:value-type="float">
            <text:p>205,31</text:p>
          </table:table-cell>
          <table:table-cell office:value-type="float" office:value="1172.921" calcext:value-type="float">
            <text:p>1172,921</text:p>
          </table:table-cell>
          <table:table-cell office:value-type="float" office:value="177.97" calcext:value-type="float">
            <text:p>177,97</text:p>
          </table:table-cell>
          <table:table-cell office:value-type="float" office:value="174.75" calcext:value-type="float">
            <text:p>174,75</text:p>
          </table:table-cell>
          <table:table-cell/>
        </table:table-row>
        <table:table-row table:style-name="ro2">
          <table:table-cell office:value-type="string" calcext:value-type="string">
            <text:p>DIVIDE(1076)</text:p>
          </table:table-cell>
          <table:table-cell table:style-name="ce17" table:formula="of:=AVERAGE([.B16:.B25])" office:value-type="float" office:value="203.896" calcext:value-type="float">
            <text:p>203,896</text:p>
          </table:table-cell>
          <table:table-cell table:style-name="ce17" table:formula="of:=AVERAGE([.C16:.C25])" office:value-type="float" office:value="803.8687" calcext:value-type="float">
            <text:p>803,8687</text:p>
          </table:table-cell>
          <table:table-cell table:style-name="ce17" table:formula="of:=AVERAGE([.D16:.D25])" office:value-type="float" office:value="179.53" calcext:value-type="float">
            <text:p>179,53</text:p>
          </table:table-cell>
          <table:table-cell table:style-name="ce17" table:formula="of:=AVERAGE([.E16:.E25])" office:value-type="float" office:value="187.0614" calcext:value-type="float">
            <text:p>187,0614</text:p>
          </table:table-cell>
          <table:table-cell table:style-name="ce17" table:formula="of:=AVERAGE([.F16:.F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26]/1076" office:value-type="float" office:value="0.189494423791822" calcext:value-type="float">
            <text:p>0,189494423791822</text:p>
          </table:table-cell>
          <table:table-cell table:formula="of:=[.C26]/1076" office:value-type="float" office:value="0.747089869888476" calcext:value-type="float">
            <text:p>0,747089869888476</text:p>
          </table:table-cell>
          <table:table-cell table:formula="of:=[.D26]/1076" office:value-type="float" office:value="0.166849442379182" calcext:value-type="float">
            <text:p>0,166849442379182</text:p>
          </table:table-cell>
          <table:table-cell table:formula="of:=[.E26]/1076" office:value-type="float" office:value="0.173848884758364" calcext:value-type="float">
            <text:p>0,173848884758364</text:p>
          </table:table-cell>
          <table:table-cell table:formula="of:=[.F26]/1076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50_1</text:p>
          </table:table-cell>
          <table:table-cell office:value-type="float" office:value="214.87" calcext:value-type="float">
            <text:p>214,87</text:p>
          </table:table-cell>
          <table:table-cell office:value-type="float" office:value="206.764" calcext:value-type="float">
            <text:p>206,764</text:p>
          </table:table-cell>
          <table:table-cell office:value-type="float" office:value="203.701" calcext:value-type="float">
            <text:p>203,701</text:p>
          </table:table-cell>
          <table:table-cell office:value-type="float" office:value="201.75" calcext:value-type="float">
            <text:p>201,75</text:p>
          </table:table-cell>
          <table:table-cell/>
        </table:table-row>
        <table:table-row table:style-name="ro2">
          <table:table-cell office:value-type="string" calcext:value-type="string">
            <text:p>Quake_2012_50_2</text:p>
          </table:table-cell>
          <table:table-cell office:value-type="float" office:value="204.76" calcext:value-type="float">
            <text:p>204,76</text:p>
          </table:table-cell>
          <table:table-cell office:value-type="float" office:value="186.183" calcext:value-type="float">
            <text:p>186,183</text:p>
          </table:table-cell>
          <table:table-cell office:value-type="float" office:value="187.34" calcext:value-type="float">
            <text:p>187,34</text:p>
          </table:table-cell>
          <table:table-cell office:value-type="float" office:value="188.44" calcext:value-type="float">
            <text:p>188,44</text:p>
          </table:table-cell>
          <table:table-cell/>
        </table:table-row>
        <table:table-row table:style-name="ro2">
          <table:table-cell office:value-type="string" calcext:value-type="string">
            <text:p>Quake_2012_50_3</text:p>
          </table:table-cell>
          <table:table-cell office:value-type="float" office:value="208.02" calcext:value-type="float">
            <text:p>208,02</text:p>
          </table:table-cell>
          <table:table-cell office:value-type="float" office:value="193.359" calcext:value-type="float">
            <text:p>193,359</text:p>
          </table:table-cell>
          <table:table-cell office:value-type="float" office:value="197.44" calcext:value-type="float">
            <text:p>197,44</text:p>
          </table:table-cell>
          <table:table-cell office:value-type="float" office:value="203.68" calcext:value-type="float">
            <text:p>203,68</text:p>
          </table:table-cell>
          <table:table-cell/>
        </table:table-row>
        <table:table-row table:style-name="ro2">
          <table:table-cell office:value-type="string" calcext:value-type="string">
            <text:p>Quake_2012_50_4</text:p>
          </table:table-cell>
          <table:table-cell office:value-type="float" office:value="186.99" calcext:value-type="float">
            <text:p>186,99</text:p>
          </table:table-cell>
          <table:table-cell office:value-type="float" office:value="261.479" calcext:value-type="float">
            <text:p>261,479</text:p>
          </table:table-cell>
          <table:table-cell office:value-type="float" office:value="176.289" calcext:value-type="float">
            <text:p>176,289</text:p>
          </table:table-cell>
          <table:table-cell office:value-type="float" office:value="190.08" calcext:value-type="float">
            <text:p>190,08</text:p>
          </table:table-cell>
          <table:table-cell/>
        </table:table-row>
        <table:table-row table:style-name="ro2">
          <table:table-cell office:value-type="string" calcext:value-type="string">
            <text:p>Quake_2012_50_5</text:p>
          </table:table-cell>
          <table:table-cell office:value-type="float" office:value="239.405" calcext:value-type="float">
            <text:p>239,405</text:p>
          </table:table-cell>
          <table:table-cell office:value-type="float" office:value="456.881" calcext:value-type="float">
            <text:p>456,881</text:p>
          </table:table-cell>
          <table:table-cell office:value-type="float" office:value="218.603" calcext:value-type="float">
            <text:p>218,603</text:p>
          </table:table-cell>
          <table:table-cell office:value-type="float" office:value="215.59" calcext:value-type="float">
            <text:p>215,59</text:p>
          </table:table-cell>
          <table:table-cell/>
        </table:table-row>
        <table:table-row table:style-name="ro2">
          <table:table-cell office:value-type="string" calcext:value-type="string">
            <text:p>Quake_2012_50_6</text:p>
          </table:table-cell>
          <table:table-cell office:value-type="float" office:value="211.596" calcext:value-type="float">
            <text:p>211,596</text:p>
          </table:table-cell>
          <table:table-cell office:value-type="float" office:value="181.224" calcext:value-type="float">
            <text:p>181,224</text:p>
          </table:table-cell>
          <table:table-cell office:value-type="float" office:value="186.37" calcext:value-type="float">
            <text:p>186,37</text:p>
          </table:table-cell>
          <table:table-cell office:value-type="float" office:value="187.07" calcext:value-type="float">
            <text:p>187,07</text:p>
          </table:table-cell>
          <table:table-cell/>
        </table:table-row>
        <table:table-row table:style-name="ro2">
          <table:table-cell office:value-type="string" calcext:value-type="string">
            <text:p>Quake_2012_50_7</text:p>
          </table:table-cell>
          <table:table-cell office:value-type="float" office:value="207.26" calcext:value-type="float">
            <text:p>207,26</text:p>
          </table:table-cell>
          <table:table-cell office:value-type="float" office:value="223.327" calcext:value-type="float">
            <text:p>223,327</text:p>
          </table:table-cell>
          <table:table-cell office:value-type="float" office:value="192.14" calcext:value-type="float">
            <text:p>192,14</text:p>
          </table:table-cell>
          <table:table-cell office:value-type="float" office:value="379.11" calcext:value-type="float">
            <text:p>379,11</text:p>
          </table:table-cell>
          <table:table-cell/>
        </table:table-row>
        <table:table-row table:style-name="ro2">
          <table:table-cell office:value-type="string" calcext:value-type="string">
            <text:p>Quake_2012_50_8</text:p>
          </table:table-cell>
          <table:table-cell office:value-type="float" office:value="221.54" calcext:value-type="float">
            <text:p>221,54</text:p>
          </table:table-cell>
          <table:table-cell office:value-type="float" office:value="214.613" calcext:value-type="float">
            <text:p>214,613</text:p>
          </table:table-cell>
          <table:table-cell office:value-type="float" office:value="216.09" calcext:value-type="float">
            <text:p>216,09</text:p>
          </table:table-cell>
          <table:table-cell office:value-type="float" office:value="213.08" calcext:value-type="float">
            <text:p>213,08</text:p>
          </table:table-cell>
          <table:table-cell/>
        </table:table-row>
        <table:table-row table:style-name="ro2">
          <table:table-cell office:value-type="string" calcext:value-type="string">
            <text:p>Quake_2012_50_9</text:p>
          </table:table-cell>
          <table:table-cell office:value-type="float" office:value="221.47" calcext:value-type="float">
            <text:p>221,47</text:p>
          </table:table-cell>
          <table:table-cell office:value-type="float" office:value="219.846" calcext:value-type="float">
            <text:p>219,846</text:p>
          </table:table-cell>
          <table:table-cell office:value-type="float" office:value="208.079" calcext:value-type="float">
            <text:p>208,079</text:p>
          </table:table-cell>
          <table:table-cell office:value-type="float" office:value="211.12" calcext:value-type="float">
            <text:p>211,12</text:p>
          </table:table-cell>
          <table:table-cell/>
        </table:table-row>
        <table:table-row table:style-name="ro2">
          <table:table-cell office:value-type="string" calcext:value-type="string">
            <text:p>Quake_2012_50_10</text:p>
          </table:table-cell>
          <table:table-cell office:value-type="float" office:value="202.16" calcext:value-type="float">
            <text:p>202,16</text:p>
          </table:table-cell>
          <table:table-cell office:value-type="float" office:value="307.657" calcext:value-type="float">
            <text:p>307,657</text:p>
          </table:table-cell>
          <table:table-cell office:value-type="float" office:value="179.2" calcext:value-type="float">
            <text:p>179,2</text:p>
          </table:table-cell>
          <table:table-cell office:value-type="float" office:value="200.17" calcext:value-type="float">
            <text:p>200,17</text:p>
          </table:table-cell>
          <table:table-cell/>
        </table:table-row>
        <table:table-row table:style-name="ro2">
          <table:table-cell office:value-type="string" calcext:value-type="string">
            <text:p>DIVIDE(1191)</text:p>
          </table:table-cell>
          <table:table-cell table:style-name="ce17" table:formula="of:=AVERAGE([.B30:.B39])" office:value-type="float" office:value="211.8071" calcext:value-type="float">
            <text:p>211,8071</text:p>
          </table:table-cell>
          <table:table-cell table:style-name="ce17" table:formula="of:=AVERAGE([.C30:.C39])" office:value-type="float" office:value="245.1333" calcext:value-type="float">
            <text:p>245,1333</text:p>
          </table:table-cell>
          <table:table-cell table:style-name="ce17" table:formula="of:=AVERAGE([.D30:.D39])" office:value-type="float" office:value="196.5252" calcext:value-type="float">
            <text:p>196,5252</text:p>
          </table:table-cell>
          <table:table-cell table:style-name="ce17" table:formula="of:=AVERAGE([.E30:.E39])" office:value-type="float" office:value="219.009" calcext:value-type="float">
            <text:p>219,009</text:p>
          </table:table-cell>
          <table:table-cell table:style-name="ce17" table:formula="of:=AVERAGE([.F30:.F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40]/1191" office:value-type="float" office:value="0.177839714525609" calcext:value-type="float">
            <text:p>0,177839714525609</text:p>
          </table:table-cell>
          <table:table-cell table:formula="of:=[.C40]/1191" office:value-type="float" office:value="0.205821410579345" calcext:value-type="float">
            <text:p>0,205821410579345</text:p>
          </table:table-cell>
          <table:table-cell table:formula="of:=[.D40]/1191" office:value-type="float" office:value="0.165008564231738" calcext:value-type="float">
            <text:p>0,165008564231738</text:p>
          </table:table-cell>
          <table:table-cell table:formula="of:=[.E40]/1191" office:value-type="float" office:value="0.183886649874055" calcext:value-type="float">
            <text:p>0,183886649874055</text:p>
          </table:table-cell>
          <table:table-cell table:formula="of:=[.F40]/1191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100_1</text:p>
          </table:table-cell>
          <table:table-cell office:value-type="float" office:value="210.18" calcext:value-type="float">
            <text:p>210,18</text:p>
          </table:table-cell>
          <table:table-cell office:value-type="float" office:value="207.197" calcext:value-type="float">
            <text:p>207,197</text:p>
          </table:table-cell>
          <table:table-cell office:value-type="float" office:value="205.63" calcext:value-type="float">
            <text:p>205,63</text:p>
          </table:table-cell>
          <table:table-cell office:value-type="float" office:value="207.33" calcext:value-type="float">
            <text:p>207,33</text:p>
          </table:table-cell>
          <table:table-cell/>
        </table:table-row>
        <table:table-row table:style-name="ro2">
          <table:table-cell office:value-type="string" calcext:value-type="string">
            <text:p>Quake_2012_100_2</text:p>
          </table:table-cell>
          <table:table-cell office:value-type="float" office:value="254.36" calcext:value-type="float">
            <text:p>254,36</text:p>
          </table:table-cell>
          <table:table-cell office:value-type="float" office:value="2048.074" calcext:value-type="float">
            <text:p>2048,074</text:p>
          </table:table-cell>
          <table:table-cell office:value-type="float" office:value="249.67" calcext:value-type="float">
            <text:p>249,67</text:p>
          </table:table-cell>
          <table:table-cell office:value-type="float" office:value="247.68" calcext:value-type="float">
            <text:p>247,68</text:p>
          </table:table-cell>
          <table:table-cell/>
        </table:table-row>
        <table:table-row table:style-name="ro2">
          <table:table-cell office:value-type="string" calcext:value-type="string">
            <text:p>Quake_2012_100_3</text:p>
          </table:table-cell>
          <table:table-cell office:value-type="float" office:value="251.39" calcext:value-type="float">
            <text:p>251,39</text:p>
          </table:table-cell>
          <table:table-cell office:value-type="float" office:value="476.576" calcext:value-type="float">
            <text:p>476,576</text:p>
          </table:table-cell>
          <table:table-cell office:value-type="float" office:value="230.22" calcext:value-type="float">
            <text:p>230,22</text:p>
          </table:table-cell>
          <table:table-cell office:value-type="float" office:value="231.96" calcext:value-type="float">
            <text:p>231,96</text:p>
          </table:table-cell>
          <table:table-cell/>
        </table:table-row>
        <table:table-row table:style-name="ro2">
          <table:table-cell office:value-type="string" calcext:value-type="string">
            <text:p>Quake_2012_100_4</text:p>
          </table:table-cell>
          <table:table-cell office:value-type="float" office:value="234.89" calcext:value-type="float">
            <text:p>234,89</text:p>
          </table:table-cell>
          <table:table-cell office:value-type="float" office:value="853.373" calcext:value-type="float">
            <text:p>853,373</text:p>
          </table:table-cell>
          <table:table-cell office:value-type="float" office:value="230.91" calcext:value-type="float">
            <text:p>230,91</text:p>
          </table:table-cell>
          <table:table-cell office:value-type="float" office:value="231.93" calcext:value-type="float">
            <text:p>231,93</text:p>
          </table:table-cell>
          <table:table-cell/>
        </table:table-row>
        <table:table-row table:style-name="ro2">
          <table:table-cell office:value-type="string" calcext:value-type="string">
            <text:p>Quake_2012_100_5</text:p>
          </table:table-cell>
          <table:table-cell office:value-type="float" office:value="280.18" calcext:value-type="float">
            <text:p>280,18</text:p>
          </table:table-cell>
          <table:table-cell office:value-type="float" office:value="404.205" calcext:value-type="float">
            <text:p>404,205</text:p>
          </table:table-cell>
          <table:table-cell office:value-type="float" office:value="240.42" calcext:value-type="float">
            <text:p>240,42</text:p>
          </table:table-cell>
          <table:table-cell office:value-type="float" office:value="240.85" calcext:value-type="float">
            <text:p>240,85</text:p>
          </table:table-cell>
          <table:table-cell/>
        </table:table-row>
        <table:table-row table:style-name="ro2">
          <table:table-cell office:value-type="string" calcext:value-type="string">
            <text:p>Quake_2012_100_6</text:p>
          </table:table-cell>
          <table:table-cell office:value-type="float" office:value="238.16" calcext:value-type="float">
            <text:p>238,16</text:p>
          </table:table-cell>
          <table:table-cell office:value-type="float" office:value="568.045" calcext:value-type="float">
            <text:p>568,045</text:p>
          </table:table-cell>
          <table:table-cell office:value-type="float" office:value="232.21" calcext:value-type="float">
            <text:p>232,21</text:p>
          </table:table-cell>
          <table:table-cell office:value-type="float" office:value="231.21" calcext:value-type="float">
            <text:p>231,21</text:p>
          </table:table-cell>
          <table:table-cell/>
        </table:table-row>
        <table:table-row table:style-name="ro2">
          <table:table-cell office:value-type="string" calcext:value-type="string">
            <text:p>Quake_2012_100_7</text:p>
          </table:table-cell>
          <table:table-cell office:value-type="float" office:value="239.03" calcext:value-type="float">
            <text:p>239,03</text:p>
          </table:table-cell>
          <table:table-cell office:value-type="float" office:value="2113.41" calcext:value-type="float">
            <text:p>2113,41</text:p>
          </table:table-cell>
          <table:table-cell office:value-type="float" office:value="233.21" calcext:value-type="float">
            <text:p>233,21</text:p>
          </table:table-cell>
          <table:table-cell office:value-type="float" office:value="232.88" calcext:value-type="float">
            <text:p>232,88</text:p>
          </table:table-cell>
          <table:table-cell/>
        </table:table-row>
        <table:table-row table:style-name="ro2">
          <table:table-cell office:value-type="string" calcext:value-type="string">
            <text:p>Quake_2012_100_8</text:p>
          </table:table-cell>
          <table:table-cell office:value-type="float" office:value="242.84" calcext:value-type="float">
            <text:p>242,84</text:p>
          </table:table-cell>
          <table:table-cell office:value-type="float" office:value="303.72" calcext:value-type="float">
            <text:p>303,72</text:p>
          </table:table-cell>
          <table:table-cell office:value-type="float" office:value="235.17" calcext:value-type="float">
            <text:p>235,17</text:p>
          </table:table-cell>
          <table:table-cell office:value-type="float" office:value="370.56" calcext:value-type="float">
            <text:p>370,56</text:p>
          </table:table-cell>
          <table:table-cell/>
        </table:table-row>
        <table:table-row table:style-name="ro2">
          <table:table-cell office:value-type="string" calcext:value-type="string">
            <text:p>Quake_2012_100_9</text:p>
          </table:table-cell>
          <table:table-cell office:value-type="float" office:value="248.92" calcext:value-type="float">
            <text:p>248,92</text:p>
          </table:table-cell>
          <table:table-cell office:value-type="float" office:value="362.24" calcext:value-type="float">
            <text:p>362,24</text:p>
          </table:table-cell>
          <table:table-cell office:value-type="float" office:value="232.77" calcext:value-type="float">
            <text:p>232,77</text:p>
          </table:table-cell>
          <table:table-cell office:value-type="float" office:value="236.07" calcext:value-type="float">
            <text:p>236,07</text:p>
          </table:table-cell>
          <table:table-cell/>
        </table:table-row>
        <table:table-row table:style-name="ro2">
          <table:table-cell office:value-type="string" calcext:value-type="string">
            <text:p>Quake_2012_100_10</text:p>
          </table:table-cell>
          <table:table-cell office:value-type="float" office:value="235.96" calcext:value-type="float">
            <text:p>235,96</text:p>
          </table:table-cell>
          <table:table-cell office:value-type="float" office:value="579.132" calcext:value-type="float">
            <text:p>579,132</text:p>
          </table:table-cell>
          <table:table-cell office:value-type="float" office:value="224.45" calcext:value-type="float">
            <text:p>224,45</text:p>
          </table:table-cell>
          <table:table-cell office:value-type="float" office:value="223.81" calcext:value-type="float">
            <text:p>223,81</text:p>
          </table:table-cell>
          <table:table-cell/>
        </table:table-row>
        <table:table-row table:style-name="ro2">
          <table:table-cell office:value-type="string" calcext:value-type="string">
            <text:p>DIVIDE(1392)</text:p>
          </table:table-cell>
          <table:table-cell table:style-name="ce17" table:formula="of:=AVERAGE([.B44:.B53])" office:value-type="float" office:value="243.591" calcext:value-type="float">
            <text:p>243,591</text:p>
          </table:table-cell>
          <table:table-cell table:style-name="ce17" table:formula="of:=AVERAGE([.C44:.C53])" office:value-type="float" office:value="791.5972" calcext:value-type="float">
            <text:p>791,5972</text:p>
          </table:table-cell>
          <table:table-cell table:style-name="ce17" table:formula="of:=AVERAGE([.D44:.D53])" office:value-type="float" office:value="231.466" calcext:value-type="float">
            <text:p>231,466</text:p>
          </table:table-cell>
          <table:table-cell table:style-name="ce17" table:formula="of:=AVERAGE([.E44:.E53])" office:value-type="float" office:value="245.428" calcext:value-type="float">
            <text:p>245,428</text:p>
          </table:table-cell>
          <table:table-cell table:style-name="ce17" table:formula="of:=AVERAGE([.F44:.F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54]/1392" office:value-type="float" office:value="0.174993534482759" calcext:value-type="float">
            <text:p>0,174993534482759</text:p>
          </table:table-cell>
          <table:table-cell table:formula="of:=[.C54]/1392" office:value-type="float" office:value="0.568676149425287" calcext:value-type="float">
            <text:p>0,568676149425287</text:p>
          </table:table-cell>
          <table:table-cell table:formula="of:=[.D54]/1392" office:value-type="float" office:value="0.166283045977012" calcext:value-type="float">
            <text:p>0,166283045977012</text:p>
          </table:table-cell>
          <table:table-cell table:formula="of:=[.E54]/1392" office:value-type="float" office:value="0.176313218390805" calcext:value-type="float">
            <text:p>0,176313218390805</text:p>
          </table:table-cell>
          <table:table-cell table:formula="of:=[.F54]/1392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500_1</text:p>
          </table:table-cell>
          <table:table-cell office:value-type="float" office:value="264.24" calcext:value-type="float">
            <text:p>264,24</text:p>
          </table:table-cell>
          <table:table-cell office:value-type="float" office:value="2042.51" calcext:value-type="float">
            <text:p>2042,51</text:p>
          </table:table-cell>
          <table:table-cell office:value-type="float" office:value="250.46" calcext:value-type="float">
            <text:p>250,46</text:p>
          </table:table-cell>
          <table:table-cell office:value-type="float" office:value="250.97" calcext:value-type="float">
            <text:p>250,97</text:p>
          </table:table-cell>
          <table:table-cell/>
        </table:table-row>
        <table:table-row table:style-name="ro2">
          <table:table-cell office:value-type="string" calcext:value-type="string">
            <text:p>Quake_2012_500_2</text:p>
          </table:table-cell>
          <table:table-cell office:value-type="float" office:value="273.91" calcext:value-type="float">
            <text:p>273,91</text:p>
          </table:table-cell>
          <table:table-cell office:value-type="float" office:value="803.639" calcext:value-type="float">
            <text:p>803,639</text:p>
          </table:table-cell>
          <table:table-cell office:value-type="float" office:value="256.08" calcext:value-type="float">
            <text:p>256,08</text:p>
          </table:table-cell>
          <table:table-cell office:value-type="float" office:value="496.951" calcext:value-type="float">
            <text:p>496,951</text:p>
          </table:table-cell>
          <table:table-cell/>
        </table:table-row>
        <table:table-row table:style-name="ro2">
          <table:table-cell office:value-type="string" calcext:value-type="string">
            <text:p>Quake_2012_500_3</text:p>
          </table:table-cell>
          <table:table-cell office:value-type="float" office:value="242.95" calcext:value-type="float">
            <text:p>242,95</text:p>
          </table:table-cell>
          <table:table-cell office:value-type="float" office:value="2101.88" calcext:value-type="float">
            <text:p>2101,88</text:p>
          </table:table-cell>
          <table:table-cell office:value-type="float" office:value="230.13" calcext:value-type="float">
            <text:p>230,13</text:p>
          </table:table-cell>
          <table:table-cell office:value-type="float" office:value="230.33" calcext:value-type="float">
            <text:p>230,33</text:p>
          </table:table-cell>
          <table:table-cell/>
        </table:table-row>
        <table:table-row table:style-name="ro2">
          <table:table-cell office:value-type="string" calcext:value-type="string">
            <text:p>Quake_2012_500_4</text:p>
          </table:table-cell>
          <table:table-cell office:value-type="float" office:value="263.03" calcext:value-type="float">
            <text:p>263,03</text:p>
          </table:table-cell>
          <table:table-cell office:value-type="float" office:value="1748.421" calcext:value-type="float">
            <text:p>1748,421</text:p>
          </table:table-cell>
          <table:table-cell office:value-type="float" office:value="248.59" calcext:value-type="float">
            <text:p>248,59</text:p>
          </table:table-cell>
          <table:table-cell office:value-type="float" office:value="272.3" calcext:value-type="float">
            <text:p>272,3</text:p>
          </table:table-cell>
          <table:table-cell/>
        </table:table-row>
        <table:table-row table:style-name="ro2">
          <table:table-cell office:value-type="string" calcext:value-type="string">
            <text:p>Quake_2012_500_5</text:p>
          </table:table-cell>
          <table:table-cell office:value-type="float" office:value="228.87" calcext:value-type="float">
            <text:p>228,87</text:p>
          </table:table-cell>
          <table:table-cell office:value-type="float" office:value="3990.77" calcext:value-type="float">
            <text:p>3990,77</text:p>
          </table:table-cell>
          <table:table-cell office:value-type="float" office:value="218.25" calcext:value-type="float">
            <text:p>218,25</text:p>
          </table:table-cell>
          <table:table-cell office:value-type="float" office:value="210.48" calcext:value-type="float">
            <text:p>210,48</text:p>
          </table:table-cell>
          <table:table-cell/>
        </table:table-row>
        <table:table-row table:style-name="ro2">
          <table:table-cell office:value-type="string" calcext:value-type="string">
            <text:p>Quake_2012_500_6</text:p>
          </table:table-cell>
          <table:table-cell office:value-type="float" office:value="264.32" calcext:value-type="float">
            <text:p>264,32</text:p>
          </table:table-cell>
          <table:table-cell office:value-type="float" office:value="1204.665" calcext:value-type="float">
            <text:p>1204,665</text:p>
          </table:table-cell>
          <table:table-cell office:value-type="float" office:value="244.695" calcext:value-type="float">
            <text:p>244,695</text:p>
          </table:table-cell>
          <table:table-cell office:value-type="float" office:value="243.44" calcext:value-type="float">
            <text:p>243,44</text:p>
          </table:table-cell>
          <table:table-cell/>
        </table:table-row>
        <table:table-row table:style-name="ro2">
          <table:table-cell office:value-type="string" calcext:value-type="string">
            <text:p>Quake_2012_500_7</text:p>
          </table:table-cell>
          <table:table-cell office:value-type="float" office:value="251.94" calcext:value-type="float">
            <text:p>251,94</text:p>
          </table:table-cell>
          <table:table-cell office:value-type="float" office:value="286.049" calcext:value-type="float">
            <text:p>286,049</text:p>
          </table:table-cell>
          <table:table-cell office:value-type="float" office:value="240.095" calcext:value-type="float">
            <text:p>240,095</text:p>
          </table:table-cell>
          <table:table-cell office:value-type="float" office:value="239.75" calcext:value-type="float">
            <text:p>239,75</text:p>
          </table:table-cell>
          <table:table-cell/>
        </table:table-row>
        <table:table-row table:style-name="ro2">
          <table:table-cell office:value-type="string" calcext:value-type="string">
            <text:p>Quake_2012_500_8</text:p>
          </table:table-cell>
          <table:table-cell office:value-type="float" office:value="269.86" calcext:value-type="float">
            <text:p>269,86</text:p>
          </table:table-cell>
          <table:table-cell office:value-type="float" office:value="265.469" calcext:value-type="float">
            <text:p>265,469</text:p>
          </table:table-cell>
          <table:table-cell office:value-type="float" office:value="254.91" calcext:value-type="float">
            <text:p>254,91</text:p>
          </table:table-cell>
          <table:table-cell office:value-type="float" office:value="262.15" calcext:value-type="float">
            <text:p>262,15</text:p>
          </table:table-cell>
          <table:table-cell/>
        </table:table-row>
        <table:table-row table:style-name="ro2">
          <table:table-cell office:value-type="string" calcext:value-type="string">
            <text:p>Quake_2012_500_9</text:p>
          </table:table-cell>
          <table:table-cell office:value-type="float" office:value="249.76" calcext:value-type="float">
            <text:p>249,76</text:p>
          </table:table-cell>
          <table:table-cell office:value-type="string" calcext:value-type="string">
            <text:p>x</text:p>
          </table:table-cell>
          <table:table-cell office:value-type="float" office:value="232.493" calcext:value-type="float">
            <text:p>232,493</text:p>
          </table:table-cell>
          <table:table-cell office:value-type="float" office:value="238.72" calcext:value-type="float">
            <text:p>238,72</text:p>
          </table:table-cell>
          <table:table-cell/>
        </table:table-row>
        <table:table-row table:style-name="ro2">
          <table:table-cell office:value-type="string" calcext:value-type="string">
            <text:p>Quake_2012_500_10</text:p>
          </table:table-cell>
          <table:table-cell office:value-type="float" office:value="247.38" calcext:value-type="float">
            <text:p>247,38</text:p>
          </table:table-cell>
          <table:table-cell office:value-type="float" office:value="421.76" calcext:value-type="float">
            <text:p>421,76</text:p>
          </table:table-cell>
          <table:table-cell office:value-type="float" office:value="198.658" calcext:value-type="float">
            <text:p>198,658</text:p>
          </table:table-cell>
          <table:table-cell office:value-type="float" office:value="195.96" calcext:value-type="float">
            <text:p>195,96</text:p>
          </table:table-cell>
          <table:table-cell/>
        </table:table-row>
        <table:table-row table:style-name="ro2">
          <table:table-cell office:value-type="string" calcext:value-type="string">
            <text:p>DIVIDE(1427)</text:p>
          </table:table-cell>
          <table:table-cell table:style-name="ce17" table:formula="of:=AVERAGE([.B58:.B67])" office:value-type="float" office:value="255.626" calcext:value-type="float">
            <text:p>255,626</text:p>
          </table:table-cell>
          <table:table-cell table:style-name="ce17" table:formula="of:=AVERAGE([.C58:.C67])" office:value-type="float" office:value="1429.46255555556" calcext:value-type="float">
            <text:p>1429,46255555556</text:p>
          </table:table-cell>
          <table:table-cell table:style-name="ce17" table:formula="of:=AVERAGE([.D58:.D67])" office:value-type="float" office:value="237.4361" calcext:value-type="float">
            <text:p>237,4361</text:p>
          </table:table-cell>
          <table:table-cell table:style-name="ce17" table:formula="of:=AVERAGE([.E58:.E67])" office:value-type="float" office:value="264.1051" calcext:value-type="float">
            <text:p>264,1051</text:p>
          </table:table-cell>
          <table:table-cell table:style-name="ce17" table:formula="of:=AVERAGE([.F58:.F6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68]/1427" office:value-type="float" office:value="0.179135248773651" calcext:value-type="float">
            <text:p>0,179135248773651</text:p>
          </table:table-cell>
          <table:table-cell table:formula="of:=[.C68]/1427" office:value-type="float" office:value="1.00172568714475" calcext:value-type="float">
            <text:p>1,00172568714475</text:p>
          </table:table-cell>
          <table:table-cell table:formula="of:=[.D68]/1427" office:value-type="float" office:value="0.16638829712684" calcext:value-type="float">
            <text:p>0,16638829712684</text:p>
          </table:table-cell>
          <table:table-cell table:formula="of:=[.E68]/1427" office:value-type="float" office:value="0.185077154870357" calcext:value-type="float">
            <text:p>0,185077154870357</text:p>
          </table:table-cell>
          <table:table-cell table:formula="of:=[.F68]/1427" office:value-type="string" office:string-value="" calcext:value-type="error">
            <text:p>#DIV/0!</text:p>
          </table:table-cell>
        </table:table-row>
        <table:table-row table:style-name="ro2" table:number-rows-repeated="104850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7">00/00/0000</text:date>, <text:time style:data-style-name="N2" text:time-value="17:37:11.234986509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10:22:01.143039943</meta:creation-date>
    <dc:date>2025-05-17T18:04:01.492154105</dc:date>
    <meta:editing-duration>P2DT7H29M37S</meta:editing-duration>
    <meta:editing-cycles>372</meta:editing-cycles>
    <meta:generator>LibreOffice/24.2.7.2$Linux_X86_64 LibreOffice_project/420$Build-2</meta:generator>
    <meta:document-statistic meta:table-count="5" meta:cell-count="187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24cm" svg:y="3.476cm" style:legend-expansion="high" chart:style-name="ch2"/>
        <chart:plot-area chart:style-name="ch3" table:cell-range-address="quake_2004.K71:quake_2004.O76" chart:data-source-has-labels="both" svg:x="0.32cm" svg:y="0.18cm" svg:width="13.284cm" svg:height="8.64cm">
          <chart:coordinate-region svg:x="1.038cm" svg:y="0.375cm" svg:width="12.28cm" svg:height="7.809cm"/>
          <chart:axis chart:dimension="x" chart:name="primary-x" chart:style-name="ch4" chartooo:axis-type="auto">
            <chartooo:date-scale/>
            <chart:categories table:cell-range-address="quake_2004.K72:quake_2004.K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uake_2004.L72:quake_2004.L76" chart:label-cell-address="quake_2004.L71:quake_2004.L71" chart:class="chart:line">
            <chart:data-point chart:repeated="5"/>
          </chart:series>
          <chart:series chart:style-name="ch7" chart:values-cell-range-address="quake_2004.M72:quake_2004.M76" chart:label-cell-address="quake_2004.M71:quake_2004.M71" chart:class="chart:line">
            <chart:data-point chart:repeated="5"/>
          </chart:series>
          <chart:series chart:style-name="ch8" chart:values-cell-range-address="quake_2004.N72:quake_2004.N76" chart:label-cell-address="quake_2004.N71:quake_2004.N71" chart:class="chart:line">
            <chart:data-point chart:repeated="5"/>
          </chart:series>
          <chart:series chart:style-name="ch9" chart:values-cell-range-address="quake_2004.O72:quake_2004.O76" chart:label-cell-address="quake_2004.O71:quake_2004.O7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F</text:p>
                <draw:g>
                  <svg:desc>quake_2004.L71:quake_2004.L71</svg:desc>
                </draw:g>
              </table:table-cell>
              <table:table-cell office:value-type="string">
                <text:p>MLP</text:p>
                <draw:g>
                  <svg:desc>quake_2004.M71:quake_2004.M71</svg:desc>
                </draw:g>
              </table:table-cell>
              <table:table-cell office:value-type="string">
                <text:p>FC2</text:p>
                <draw:g>
                  <svg:desc>quake_2004.N71:quake_2004.N71</svg:desc>
                </draw:g>
              </table:table-cell>
              <table:table-cell office:value-type="string">
                <text:p>NNC</text:p>
                <draw:g>
                  <svg:desc>quake_2004.O71:quake_2004.O7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quake_2004.K72:quake_2004.K76</svg:desc>
                </draw:g>
              </table:table-cell>
              <table:table-cell office:value-type="float" office:value="0.1671875">
                <text:p>0.1671875</text:p>
                <draw:g>
                  <svg:desc>quake_2004.L72:quake_2004.L76</svg:desc>
                </draw:g>
              </table:table-cell>
              <table:table-cell office:value-type="float" office:value="0.258000765306122">
                <text:p>0.258000765306122</text:p>
                <draw:g>
                  <svg:desc>quake_2004.M72:quake_2004.M76</svg:desc>
                </draw:g>
              </table:table-cell>
              <table:table-cell office:value-type="float" office:value="0.169240051020408">
                <text:p>0.169240051020408</text:p>
                <draw:g>
                  <svg:desc>quake_2004.N72:quake_2004.N76</svg:desc>
                </draw:g>
              </table:table-cell>
              <table:table-cell office:value-type="float" office:value="0.161391739795918">
                <text:p>0.161391739795918</text:p>
                <draw:g>
                  <svg:desc>quake_2004.O72:quake_2004.O76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26976617954071">
                <text:p>0.626976617954071</text:p>
              </table:table-cell>
              <table:table-cell office:value-type="float" office:value="0.264117536534447">
                <text:p>0.264117536534447</text:p>
              </table:table-cell>
              <table:table-cell office:value-type="float" office:value="0.193192275574113">
                <text:p>0.193192275574113</text:p>
              </table:table-cell>
              <table:table-cell office:value-type="float" office:value="0.166891482254697">
                <text:p>0.1668914822546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18525161290323">
                <text:p>0.218525161290323</text:p>
              </table:table-cell>
              <table:table-cell office:value-type="float" office:value="0.286842419354839">
                <text:p>0.286842419354839</text:p>
              </table:table-cell>
              <table:table-cell office:value-type="float" office:value="0.163477096774194">
                <text:p>0.163477096774194</text:p>
              </table:table-cell>
              <table:table-cell office:value-type="float" office:value="0.165133353225806">
                <text:p>0.1651333532258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76081304347826">
                <text:p>0.476081304347826</text:p>
              </table:table-cell>
              <table:table-cell office:value-type="float" office:value="1.20826206521739">
                <text:p>1.20826206521739</text:p>
              </table:table-cell>
              <table:table-cell office:value-type="float" office:value="0.161224130434783">
                <text:p>0.161224130434783</text:p>
              </table:table-cell>
              <table:table-cell office:value-type="float" office:value="0.160146214975845">
                <text:p>0.1601462149758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9068390243902">
                <text:p>0.179068390243902</text:p>
              </table:table-cell>
              <table:table-cell office:value-type="float" office:value="0.27827756097561">
                <text:p>0.27827756097561</text:p>
              </table:table-cell>
              <table:table-cell office:value-type="float" office:value="0.15835512195122">
                <text:p>0.15835512195122</text:p>
              </table:table-cell>
              <table:table-cell office:value-type="float" office:value="0.160513042926829">
                <text:p>0.160513042926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